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5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5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5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5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background-color="#ffffff" fo:font-size="10pt" style:font-size-asian="10pt" style:font-size-complex="10pt"/>
    </style:style>
    <style:style style:name="T6_2" style:family="text">
      <style:text-properties fo:background-color="#ffffff" fo:font-size="10pt" style:font-size-asian="10pt" style:font-size-complex="10pt"/>
    </style:style>
    <style:style style:name="T6_3" style:family="text">
      <style:text-properties fo:background-color="#ffffff" fo:font-size="10pt" style:font-size-asian="10pt" style:font-size-complex="10pt"/>
    </style:style>
    <style:style style:name="T6_4" style:family="text">
      <style:text-properties fo:background-color="#ffffff" fo:font-size="10pt" style:font-size-asian="10pt" style:font-size-complex="10pt"/>
    </style:style>
    <style:style style:name="T6_5" style:family="text">
      <style:text-properties fo:background-color="#ffffff" fo:font-size="10pt" style:font-size-asian="10pt" style:font-size-complex="10pt"/>
    </style:style>
    <style:style style:name="T6_6" style:family="text">
      <style:text-properties fo:background-color="#ffffff" fo:font-size="10pt" style:font-size-asian="10pt" style:font-size-complex="10pt"/>
    </style:style>
    <style:style style:name="T6_7" style:family="text">
      <style:text-properties fo:background-color="#ffffff" fo:font-size="10pt" style:font-size-asian="10pt" style:font-size-complex="10pt"/>
    </style:style>
    <style:style style:name="T6_8" style:family="text">
      <style:text-properties fo:background-color="#ffffff" fo:font-size="10pt" style:font-size-asian="10pt" style:font-size-complex="10pt"/>
    </style:style>
    <style:style style:name="T6_9" style:family="text">
      <style:text-properties fo:background-color="#ffffff" fo:font-size="10pt" style:font-size-asian="10pt" style:font-size-complex="10pt"/>
    </style:style>
    <style:style style:name="T6_10" style:family="text">
      <style:text-properties fo:background-color="#ffffff" fo:font-size="10pt" style:font-size-asian="10pt" style:font-size-complex="10pt"/>
    </style:style>
    <style:style style:name="T6_11" style:family="text">
      <style:text-properties fo:background-color="#ffffff" fo:font-size="10pt" style:font-size-asian="10pt" style:font-size-complex="10pt"/>
    </style:style>
    <style:style style:name="T6_12" style:family="text">
      <style:text-properties fo:background-color="#ffffff" fo:font-size="10pt" style:font-size-asian="10pt" style:font-size-complex="10pt"/>
    </style:style>
    <style:style style:name="T6_13" style:family="text">
      <style:text-properties fo:background-color="#ffffff" fo:font-size="10pt" style:font-size-asian="10pt" style:font-size-complex="10pt"/>
    </style:style>
    <style:style style:name="T6_14" style:family="text">
      <style:text-properties fo:background-color="#ffffff" fo:font-size="10pt" style:font-size-asian="10pt" style:font-size-complex="10pt"/>
    </style:style>
    <style:style style:name="T6_15" style:family="text">
      <style:text-properties fo:background-color="#ffffff" fo:font-size="10pt" style:font-size-asian="10pt" style:font-size-complex="10pt"/>
    </style:style>
    <style:style style:name="T6_16" style:family="text">
      <style:text-properties fo:background-color="#ffffff" fo:font-size="10pt" style:font-size-asian="10pt" style:font-size-complex="10pt"/>
    </style:style>
    <style:style style:name="T6_17" style:family="text">
      <style:text-properties fo:background-color="#ffffff" fo:font-size="10pt" style:font-size-asian="10pt" style:font-size-complex="10pt"/>
    </style:style>
    <style:style style:name="T6_18" style:family="text">
      <style:text-properties fo:background-color="#ffffff" fo:font-size="10pt" style:font-size-asian="10pt" style:font-size-complex="10pt"/>
    </style:style>
    <style:style style:name="T6_19" style:family="text">
      <style:text-properties fo:background-color="#ffffff" fo:font-size="10pt" style:font-size-asian="10pt" style:font-size-complex="10pt"/>
    </style:style>
    <style:style style:name="T6_20" style:family="text">
      <style:text-properties fo:background-color="#ffffff" fo:font-size="10pt" style:font-size-asian="10pt" style:font-size-complex="10pt"/>
    </style:style>
    <style:style style:name="T6_21" style:family="text">
      <style:text-properties fo:background-color="#ffffff" fo:font-size="10pt" style:font-size-asian="10pt" style:font-size-complex="10pt"/>
    </style:style>
    <style:style style:name="T6_22" style:family="text">
      <style:text-properties fo:background-color="#ffffff" fo:font-size="10pt" style:font-size-asian="10pt" style:font-size-complex="10pt"/>
    </style:style>
    <style:style style:name="T6_23" style:family="text">
      <style:text-properties fo:background-color="#ffffff" fo:font-size="10pt" style:font-size-asian="10pt" style:font-size-complex="10pt"/>
    </style:style>
    <style:style style:name="T6_24" style:family="text">
      <style:text-properties fo:background-color="#ffffff" fo:font-size="10pt" style:font-size-asian="10pt" style:font-size-complex="10pt"/>
    </style:style>
    <style:style style:name="T6_25" style:family="text">
      <style:text-properties fo:background-color="#ffffff" fo:font-size="10pt" style:font-size-asian="10pt" style:font-size-complex="10pt"/>
    </style:style>
    <style:style style:name="T6_26" style:family="text">
      <style:text-properties fo:background-color="#ffffff" fo:font-size="10pt" style:font-size-asian="10pt" style:font-size-complex="10pt"/>
    </style:style>
    <style:style style:name="T6_27" style:family="text">
      <style:text-properties fo:background-color="#ffffff" fo:font-size="10pt" style:font-size-asian="10pt" style:font-size-complex="10pt"/>
    </style:style>
    <style:style style:name="T6_28" style:family="text">
      <style:text-properties fo:background-color="#ffffff" fo:font-size="10pt" style:font-size-asian="10pt" style:font-size-complex="10pt"/>
    </style:style>
    <style:style style:name="T6_29" style:family="text">
      <style:text-properties fo:background-color="#ffffff" fo:font-size="10pt" style:font-size-asian="10pt" style:font-size-complex="10pt"/>
    </style:style>
    <style:style style:name="T6_30" style:family="text">
      <style:text-properties fo:background-color="#ffffff" fo:font-size="10pt" style:font-size-asian="10pt" style:font-size-complex="10pt"/>
    </style:style>
    <style:style style:name="T6_31" style:family="text">
      <style:text-properties fo:background-color="#ffffff" fo:font-size="10pt" style:font-size-asian="10pt" style:font-size-complex="10pt"/>
    </style:style>
    <style:style style:name="T6_32" style:family="text">
      <style:text-properties fo:background-color="#ffffff" fo:font-size="10pt" style:font-size-asian="10pt" style:font-size-complex="10pt"/>
    </style:style>
    <style:style style:name="T6_33" style:family="text">
      <style:text-properties fo:background-color="#ffffff" fo:font-size="10pt" style:font-size-asian="10pt" style:font-size-complex="10pt"/>
    </style:style>
    <style:style style:name="T6_34" style:family="text">
      <style:text-properties fo:background-color="#ffffff" fo:font-size="10pt" style:font-size-asian="10pt" style:font-size-complex="10pt"/>
    </style:style>
    <style:style style:name="T6_35" style:family="text">
      <style:text-properties fo:background-color="#ffffff" fo:font-size="10pt" style:font-size-asian="10pt" style:font-size-complex="10pt"/>
    </style:style>
    <style:style style:name="T6_36" style:family="text">
      <style:text-properties fo:background-color="#ffffff" fo:font-size="10pt" style:font-size-asian="10pt" style:font-size-complex="10pt"/>
    </style:style>
    <style:style style:name="T6_37" style:family="text">
      <style:text-properties fo:background-color="#ffffff" fo:font-size="10pt" style:font-size-asian="10pt" style:font-size-complex="10pt"/>
    </style:style>
    <style:style style:name="T6_38" style:family="text">
      <style:text-properties fo:background-color="#ffffff" fo:font-size="10pt" style:font-size-asian="10pt" style:font-size-complex="10pt"/>
    </style:style>
    <style:style style:name="T6_39" style:family="text">
      <style:text-properties fo:background-color="#ffffff" fo:font-size="10pt" style:font-size-asian="10pt" style:font-size-complex="10pt"/>
    </style:style>
    <style:style style:name="T6_40" style:family="text">
      <style:text-properties fo:background-color="#ffffff" fo:font-size="10pt" style:font-size-asian="10pt" style:font-size-complex="10pt"/>
    </style:style>
    <style:style style:name="T6_41" style:family="text">
      <style:text-properties fo:background-color="#ffffff" fo:font-size="10pt" style:font-size-asian="10pt" style:font-size-complex="10pt"/>
    </style:style>
    <style:style style:name="T6_42" style:family="text">
      <style:text-properties fo:background-color="#ffffff" fo:font-size="10pt" style:font-size-asian="10pt" style:font-size-complex="10pt"/>
    </style:style>
    <style:style style:name="T6_43" style:family="text">
      <style:text-properties fo:background-color="#ffffff" fo:color="#333333" fo:font-size="10pt" style:font-size-asian="10pt" style:font-size-complex="10pt"/>
    </style:style>
    <style:style style:name="T6_44" style:family="text">
      <style:text-properties fo:background-color="#ffffff" fo:color="#333333" fo:font-size="10pt" style:font-size-asian="10pt" style:font-size-complex="10pt"/>
    </style:style>
    <style:style style:name="T6_45" style:family="text">
      <style:text-properties fo:background-color="#ffffff" fo:color="#333333" fo:font-size="10pt" style:font-size-asian="10pt" style:font-size-complex="10pt"/>
    </style:style>
    <style:style style:name="T6_46" style:family="text">
      <style:text-properties fo:background-color="#ffffff" fo:color="#333333" fo:font-size="10pt" style:font-size-asian="10pt" style:font-size-complex="10pt"/>
    </style:style>
    <style:style style:name="T6_47" style:family="text">
      <style:text-properties fo:background-color="#ffffff" fo:color="#333333" fo:font-size="10pt" style:font-size-asian="10pt" style:font-size-complex="10pt"/>
    </style:style>
    <style:style style:name="T6_48" style:family="text">
      <style:text-properties fo:background-color="#ffffff" fo:color="#333333" fo:font-size="10pt" style:font-size-asian="10pt" style:font-size-complex="10pt"/>
    </style:style>
    <style:style style:name="T6_49" style:family="text">
      <style:text-properties fo:background-color="#ffffff" fo:color="#333333" fo:font-size="10pt" style:font-size-asian="10pt" style:font-size-complex="10pt"/>
    </style:style>
    <style:style style:name="T6_50" style:family="text">
      <style:text-properties fo:background-color="#ffffff" fo:color="#333333" fo:font-size="10pt" style:font-size-asian="10pt" style:font-size-complex="10pt"/>
    </style:style>
    <style:style style:name="T6_51" style:family="text">
      <style:text-properties fo:background-color="#ffffff" fo:color="#333333" fo:font-size="10pt" style:font-size-asian="10pt" style:font-size-complex="10pt"/>
    </style:style>
    <style:style style:name="T6_52" style:family="text">
      <style:text-properties fo:background-color="#ffffff" fo:color="#333333" fo:font-size="10pt" style:font-size-asian="10pt" style:font-size-complex="10pt"/>
    </style:style>
    <style:style style:name="T6_53" style:family="text">
      <style:text-properties fo:background-color="#ffffff" fo:color="#333333" fo:font-size="10pt" style:font-size-asian="10pt" style:font-size-complex="10pt"/>
    </style:style>
    <style:style style:name="T6_54" style:family="text">
      <style:text-properties fo:background-color="#ffffff" fo:color="#333333" fo:font-size="10pt" style:font-size-asian="10pt" style:font-size-complex="10pt"/>
    </style:style>
    <style:style style:name="T6_55" style:family="text">
      <style:text-properties fo:background-color="#ffffff" fo:color="#333333" fo:font-size="10pt" style:font-size-asian="10pt" style:font-size-complex="10pt"/>
    </style:style>
    <style:style style:name="T6_56" style:family="text">
      <style:text-properties fo:background-color="#ffffff" fo:color="#333333" fo:font-size="10pt" style:font-size-asian="10pt" style:font-size-complex="10pt"/>
    </style:style>
    <style:style style:name="T6_57" style:family="text">
      <style:text-properties fo:background-color="#ffffff" fo:color="#333333" fo:font-size="10pt" style:font-size-asian="10pt" style:font-size-complex="10pt"/>
    </style:style>
    <style:style style:name="T6_58" style:family="text">
      <style:text-properties fo:background-color="#ffffff" fo:color="#333333" fo:font-size="10pt" style:font-size-asian="10pt" style:font-size-complex="10pt"/>
    </style:style>
    <style:style style:name="T6_59" style:family="text">
      <style:text-properties fo:background-color="#ffffff" fo:color="#333333" fo:font-size="10pt" style:font-size-asian="10pt" style:font-size-complex="10pt"/>
    </style:style>
    <style:style style:name="T6_60" style:family="text">
      <style:text-properties fo:background-color="#ffffff" fo:color="#333333" fo:font-size="10pt" style:font-size-asian="10pt" style:font-size-complex="10pt"/>
    </style:style>
    <style:style style:name="T6_61" style:family="text">
      <style:text-properties fo:background-color="#ffffff" fo:color="#333333" fo:font-size="10pt" style:font-size-asian="10pt" style:font-size-complex="10pt"/>
    </style:style>
    <style:style style:name="T6_62" style:family="text">
      <style:text-properties fo:background-color="#ffffff" fo:color="#333333" fo:font-size="10pt" style:font-size-asian="10pt" style:font-size-complex="10pt"/>
    </style:style>
    <style:style style:name="T6_63" style:family="text">
      <style:text-properties fo:background-color="#ffffff" fo:color="#333333" fo:font-size="10pt" style:font-size-asian="10pt" style:font-size-complex="10pt"/>
    </style:style>
    <style:style style:name="T6_64" style:family="text">
      <style:text-properties fo:background-color="#ffffff" fo:color="#333333" fo:font-size="10pt" style:font-size-asian="10pt" style:font-size-complex="10pt"/>
    </style:style>
    <style:style style:name="T6_65" style:family="text">
      <style:text-properties fo:background-color="#ffffff" fo:color="#333333" fo:font-size="10pt" style:font-size-asian="10pt" style:font-size-complex="10pt"/>
    </style:style>
    <style:style style:name="T6_66" style:family="text">
      <style:text-properties fo:background-color="#ffffff" fo:color="#333333" fo:font-size="10pt" style:font-size-asian="10pt" style:font-size-complex="10pt"/>
    </style:style>
    <style:style style:name="T6_67" style:family="text">
      <style:text-properties fo:background-color="#ffffff" fo:color="#333333" fo:font-size="10pt" style:font-size-asian="10pt" style:font-size-complex="10pt"/>
    </style:style>
    <style:style style:name="T6_68" style:family="text">
      <style:text-properties fo:background-color="#ffffff" fo:color="#333333" fo:font-size="10pt" style:font-size-asian="10pt" style:font-size-complex="10pt"/>
    </style:style>
    <style:style style:name="T6_69" style:family="text">
      <style:text-properties fo:background-color="#ffffff" fo:color="#333333" fo:font-size="10pt" style:font-size-asian="10pt" style:font-size-complex="10pt"/>
    </style:style>
    <style:style style:name="T6_70" style:family="text">
      <style:text-properties fo:background-color="#ffffff" fo:color="#333333" fo:font-size="10pt" style:font-size-asian="10pt" style:font-size-complex="10pt"/>
    </style:style>
    <style:style style:name="T6_71" style:family="text">
      <style:text-properties fo:background-color="#ffffff" fo:color="#333333"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T8_2" style:family="text">
      <style:text-properties fo:font-size="12pt" style:font-size-asian="12pt" style:font-size-complex="12pt" fo:font-weight="bold" style:font-weight-asian="bold" style:font-weight-complex="bold"/>
    </style:style>
    <style:style style:name="T8_3" style:family="text">
      <style:text-properties fo:font-size="12pt" style:font-size-asian="12pt" style:font-size-complex="12pt" fo:font-weight="bold" style:font-weight-asian="bold" style:font-weight-complex="bold"/>
    </style:style>
    <style:style style:name="T8_4" style:family="text">
      <style:text-properties fo:font-size="12pt" style:font-size-asian="12pt" style:font-size-complex="12pt" fo:font-weight="bold" style:font-weight-asian="bold" style:font-weight-complex="bold"/>
    </style:style>
    <style:style style:name="T8_5" style:family="text">
      <style:text-properties fo:font-size="12pt" style:font-size-asian="12pt" style:font-size-complex="12pt" fo:font-weight="bold" style:font-weight-asian="bold" style:font-weight-complex="bold"/>
    </style:style>
    <style:style style:name="T8_6" style:family="text">
      <style:text-properties fo:font-size="12pt" style:font-size-asian="12pt" style:font-size-complex="12pt" fo:font-weight="bold" style:font-weight-asian="bold" style:font-weight-complex="bold"/>
    </style:style>
    <style:style style:name="T8_7" style:family="text">
      <style:text-properties fo:font-size="12pt" style:font-size-asian="12pt" style:font-size-complex="12pt" fo:font-weight="bold" style:font-weight-asian="bold" style:font-weight-complex="bold"/>
    </style:style>
    <style:style style:name="T8_8" style:family="text">
      <style:text-properties fo:font-size="12pt" style:font-size-asian="12pt" style:font-size-complex="12pt" fo:font-weight="bold" style:font-weight-asian="bold" style:font-weight-complex="bold"/>
    </style:style>
    <style:style style:name="T8_9" style:family="text">
      <style:text-properties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background-color="#ffffff" fo:font-size="9pt" style:font-size-asian="9pt" style:font-size-complex="9pt"/>
    </style:style>
    <style:style style:name="T10_2" style:family="text">
      <style:text-properties fo:background-color="#ffffff" fo:font-size="9pt" style:font-size-asian="9pt" style:font-size-complex="9pt"/>
    </style:style>
    <style:style style:name="T10_3" style:family="text">
      <style:text-properties fo:background-color="#ffffff" fo:font-size="9pt" style:font-size-asian="9pt" style:font-size-complex="9pt"/>
    </style:style>
    <style:style style:name="T10_4" style:family="text">
      <style:text-properties fo:background-color="#ffffff" fo:font-size="9pt" style:font-size-asian="9pt" style:font-size-complex="9pt"/>
    </style:style>
    <style:style style:name="T10_5" style:family="text">
      <style:text-properties fo:background-color="#ffffff" fo:font-size="9pt" style:font-size-asian="9pt" style:font-size-complex="9pt"/>
    </style:style>
    <style:style style:name="T10_6" style:family="text">
      <style:text-properties fo:background-color="#ffffff" fo:font-size="9pt" style:font-size-asian="9pt" style:font-size-complex="9pt"/>
    </style:style>
    <style:style style:name="T10_7" style:family="text">
      <style:text-properties fo:background-color="#ffffff" fo:font-size="9pt" style:font-size-asian="9pt" style:font-size-complex="9pt"/>
    </style:style>
    <style:style style:name="T10_8" style:family="text">
      <style:text-properties fo:background-color="#ffffff" fo:font-size="9pt" style:font-size-asian="9pt" style:font-size-complex="9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1_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1_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1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1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1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1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1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1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1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1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1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1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2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2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2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2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2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2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2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2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2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2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3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3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3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3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3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3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3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3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3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3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4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4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4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4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4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4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4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4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4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4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5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5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5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5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5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5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5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5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5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5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6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6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6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6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6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6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6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6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6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6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7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7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7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7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7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7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7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7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7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7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8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8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8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8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8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8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8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8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8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8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9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9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9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9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3_9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5_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5_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2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2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2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2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2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2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2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2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2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2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3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3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3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3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3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3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3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3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3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3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4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4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4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4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4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4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4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4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4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4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5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5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5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5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5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5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5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5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5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5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6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6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6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6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6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6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6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6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6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6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7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7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7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7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7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7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7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7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7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7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8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8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8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8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8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8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8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8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8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8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9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9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9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9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9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9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9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9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9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9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0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0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0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0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0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0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0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0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0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0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1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1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1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1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1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1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1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1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1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1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2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2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2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2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2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2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2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2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2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2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3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3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3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3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3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3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3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3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3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3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4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4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4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4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4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4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4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4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4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4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5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5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5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5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5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5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5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7_15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9_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9_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9_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9_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9_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9_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9_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19_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1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1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1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1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1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1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1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1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1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1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2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2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2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2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2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2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2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2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2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2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3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3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3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3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3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3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3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3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3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3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4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4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4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4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4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4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4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4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4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4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5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5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5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5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5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5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5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5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5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5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6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6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6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6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6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6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6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6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6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6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7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7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7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7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7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7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7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7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7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7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8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8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8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8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8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8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8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8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8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8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9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9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9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9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1_9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2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2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2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2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2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2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2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2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2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2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3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3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3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3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3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3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3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3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3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3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4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4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4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4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4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4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4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4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4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4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5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5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5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5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5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5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5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5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5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5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6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6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6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6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6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6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6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6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6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6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7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7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7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7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7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7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7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7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7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7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8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8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8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8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8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8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8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8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8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8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9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9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9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9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9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9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9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9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9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9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0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0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0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3_10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2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2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2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2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2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2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2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2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2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2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3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3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3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3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3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3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3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3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3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3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4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4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4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4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4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4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4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4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4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4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5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5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5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5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5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5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5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5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5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5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6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6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6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6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6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6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6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6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6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6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7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7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7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7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7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7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7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7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7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7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8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8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8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8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8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8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8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8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8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8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9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9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9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9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9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9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9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9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9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9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0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0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0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0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0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0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0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0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0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0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1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1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1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1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1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1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1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1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1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1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2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2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2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2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2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2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2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2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2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2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3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3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3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3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3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3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3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3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3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3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4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4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4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4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4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4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4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4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4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4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5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5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5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5_15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3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3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3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3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3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3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3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3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3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3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4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4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4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4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4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4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4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4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4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4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5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5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5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5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5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5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5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5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5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5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6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6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6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6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6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6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6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6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6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6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7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7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7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7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7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7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7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7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7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7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8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8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8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8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8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8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8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8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8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8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9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9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9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9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9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9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9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9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9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9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0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0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0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0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0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0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0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0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0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0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1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1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1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1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1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1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1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1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1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1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2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2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2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2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2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2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2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2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2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2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3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3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3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3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3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3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3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3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3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3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4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4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4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4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4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4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4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4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4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4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5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5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5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5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5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5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5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5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5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5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6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6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6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6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6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6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6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6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6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6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7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7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7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7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7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7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7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7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7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7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8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8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8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8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8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8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8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8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8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8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9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9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9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9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9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9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9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9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98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199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00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01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02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03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04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05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06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T27_207" style:family="text">
      <style:text-properties fo:background-color="#ffffff" fo:font-style="italic" style:font-style-asian="italic" style:font-style-complex="italic" fo:font-size="10pt" style:font-size-asian="10pt" style:font-size-complex="10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28_2" style:family="text">
      <style:text-properties fo:background-color="#ffffff"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 fo:font-weight="bold" style:font-weight-asian="bold" style:font-weight-complex="bold"/>
    </style:style>
    <style:style style:name="T29_2" style:family="text">
      <style:text-properties fo:font-size="12pt" style:font-size-asian="12pt" style:font-size-complex="12pt" fo:font-weight="bold" style:font-weight-asian="bold" style:font-weight-complex="bold"/>
    </style:style>
    <style:style style:name="T29_3" style:family="text">
      <style:text-properties fo:font-size="12pt" style:font-size-asian="12pt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 fo:font-weight="bold" style:font-weight-asian="bold" style:font-weight-complex="bold"/>
    </style:style>
    <style:style style:name="T31_2" style:family="text">
      <style:text-properties fo:font-size="12pt" style:font-size-asian="12pt" style:font-size-complex="12pt" fo:font-weight="bold" style:font-weight-asian="bold" style:font-weight-complex="bold"/>
    </style:style>
    <style:style style:name="T31_3" style:family="text">
      <style:text-properties fo:font-size="12pt" style:font-size-asian="12pt" style:font-size-complex="12pt" fo:font-weight="bold" style:font-weight-asian="bold" style:font-weight-complex="bold"/>
    </style:style>
    <style:style style:name="T31_4" style:family="text">
      <style:text-properties fo:font-size="12pt" style:font-size-asian="12pt" style:font-size-complex="12pt" fo:font-weight="bold" style:font-weight-asian="bold" style:font-weight-complex="bold"/>
    </style:style>
    <style:style style:name="T31_5" style:family="text">
      <style:text-properties fo:font-size="12pt" style:font-size-asian="12pt" style:font-size-complex="12pt" fo:font-weight="bold" style:font-weight-asian="bold" style:font-weight-complex="bold"/>
    </style:style>
    <style:style style:name="T31_6" style:family="text">
      <style:text-properties fo:font-size="12pt" style:font-size-asian="12pt" style:font-size-complex="12pt" fo:font-weight="bold" style:font-weight-asian="bold" style:font-weight-complex="bold"/>
    </style:style>
    <style:style style:name="T31_7" style:family="text">
      <style:text-properties fo:font-size="12pt" style:font-size-asian="12pt" style:font-size-complex="12pt" fo:font-weight="bold" style:font-weight-asian="bold" style:font-weight-complex="bold"/>
    </style:style>
    <style:style style:name="T31_8" style:family="text">
      <style:text-properties fo:font-size="12pt" style:font-size-asian="12pt" style:font-size-complex="12pt" fo:font-weight="bold" style:font-weight-asian="bold" style:font-weight-complex="bold"/>
    </style:style>
    <style:style style:name="T31_9" style:family="text">
      <style:text-properties fo:font-size="12pt" style:font-size-asian="12pt" style:font-size-complex="12pt" fo:font-weight="bold" style:font-weight-asian="bold" style:font-weight-complex="bold"/>
    </style:style>
    <style:style style:name="T31_10" style:family="text">
      <style:text-properties fo:font-size="12pt" style:font-size-asian="12pt" style:font-size-complex="12pt" fo:font-weight="bold" style:font-weight-asian="bold" style:font-weight-complex="bold"/>
    </style:style>
    <style:style style:name="T31_11" style:family="text">
      <style:text-properties fo:font-size="12pt" style:font-size-asian="12pt" style:font-size-complex="12pt" fo:font-weight="bold" style:font-weight-asian="bold" style:font-weight-complex="bold"/>
    </style:style>
    <style:style style:name="T31_12" style:family="text">
      <style:text-properties fo:font-size="12pt" style:font-size-asian="12pt" style:font-size-complex="12pt" fo:font-weight="bold" style:font-weight-asian="bold" style:font-weight-complex="bold"/>
    </style:style>
    <style:style style:name="T31_13" style:family="text">
      <style:text-properties fo:font-size="12pt" style:font-size-asian="12pt" style:font-size-complex="12pt" fo:font-weight="bold" style:font-weight-asian="bold" style:font-weight-complex="bold"/>
    </style:style>
    <style:style style:name="T31_14" style:family="text">
      <style:text-properties fo:font-size="12pt" style:font-size-asian="12pt" style:font-size-complex="12pt" fo:font-weight="bold" style:font-weight-asian="bold" style:font-weight-complex="bold"/>
    </style:style>
    <style:style style:name="T31_15" style:family="text">
      <style:text-properties fo:font-size="12pt" style:font-size-asian="12pt" style:font-size-complex="12pt" fo:font-weight="bold" style:font-weight-asian="bold" style:font-weight-complex="bold"/>
    </style:style>
    <style:style style:name="T31_16" style:family="text">
      <style:text-properties fo:font-size="12pt" style:font-size-asian="12pt" style:font-size-complex="12pt" fo:font-weight="bold" style:font-weight-asian="bold" style:font-weight-complex="bold"/>
    </style:style>
    <style:style style:name="T31_17" style:family="text">
      <style:text-properties fo:font-size="12pt" style:font-size-asian="12pt" style:font-size-complex="12pt" fo:font-weight="bold" style:font-weight-asian="bold" style:font-weight-complex="bold"/>
    </style:style>
    <style:style style:name="T31_18" style:family="text">
      <style:text-properties fo:font-size="12pt" style:font-size-asian="12pt" style:font-size-complex="12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font-size="10pt" style:font-size-asian="10pt" style:font-size-complex="10pt"/>
    </style:style>
    <style:style style:name="T32_15" style:family="text">
      <style:text-properties fo:font-size="10pt" style:font-size-asian="10pt" style:font-size-complex="10pt"/>
    </style:style>
    <style:style style:name="T32_16" style:family="text">
      <style:text-properties fo:font-size="10pt" style:font-size-asian="10pt" style:font-size-complex="10pt"/>
    </style:style>
    <style:style style:name="T32_17" style:family="text">
      <style:text-properties fo:font-size="10pt" style:font-size-asian="10pt" style:font-size-complex="10pt"/>
    </style:style>
    <style:style style:name="T32_18" style:family="text">
      <style:text-properties fo:font-size="10pt" style:font-size-asian="10pt" style:font-size-complex="10pt"/>
    </style:style>
    <style:style style:name="T32_19" style:family="text">
      <style:text-properties fo:font-size="10pt" style:font-size-asian="10pt" style:font-size-complex="10pt"/>
    </style:style>
    <style:style style:name="T32_20" style:family="text">
      <style:text-properties fo:font-size="10pt" style:font-size-asian="10pt" style:font-size-complex="10pt"/>
    </style:style>
    <style:style style:name="T32_21" style:family="text">
      <style:text-properties fo:font-size="10pt" style:font-size-asian="10pt" style:font-size-complex="10pt"/>
    </style:style>
    <style:style style:name="T32_22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0pt" style:font-size-asian="10pt" style:font-size-complex="10pt"/>
    </style:style>
    <style:style style:name="T33_2" style:family="text">
      <style:text-properties fo:font-size="10pt" style:font-size-asian="10pt" style:font-size-complex="10pt"/>
    </style:style>
    <style:style style:name="T33_3" style:family="text">
      <style:text-properties fo:font-size="10pt" style:font-size-asian="10pt" style:font-size-complex="10pt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T33_7" style:family="text">
      <style:text-properties fo:font-size="10pt" style:font-size-asian="10pt" style:font-size-complex="10pt"/>
    </style:style>
    <style:style style:name="T33_8" style:family="text">
      <style:text-properties fo:font-size="10pt" style:font-size-asian="10pt" style:font-size-complex="10pt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T33_17" style:family="text">
      <style:text-properties fo:font-size="10pt" style:font-size-asian="10pt" style:font-size-complex="10pt"/>
    </style:style>
    <style:style style:name="T33_18" style:family="text">
      <style:text-properties fo:font-size="10pt" style:font-size-asian="10pt" style:font-size-complex="10pt"/>
    </style:style>
    <style:style style:name="T33_19" style:family="text">
      <style:text-properties fo:font-size="10pt" style:font-size-asian="10pt" style:font-size-complex="10pt"/>
    </style:style>
    <style:style style:name="T33_20" style:family="text">
      <style:text-properties fo:font-size="10pt" style:font-size-asian="10pt" style:font-size-complex="10pt"/>
    </style:style>
    <style:style style:name="T33_21" style:family="text">
      <style:text-properties fo:font-size="10pt" style:font-size-asian="10pt" style:font-size-complex="10pt"/>
    </style:style>
    <style:style style:name="T33_22" style:family="text">
      <style:text-properties fo:font-size="10pt" style:font-size-asian="10pt" style:font-size-complex="10pt"/>
    </style:style>
    <style:style style:name="T33_23" style:family="text">
      <style:text-properties fo:font-size="10pt" style:font-size-asian="10pt" style:font-size-complex="10pt"/>
    </style:style>
    <style:style style:name="T33_24" style:family="text">
      <style:text-properties fo:font-size="10pt" style:font-size-asian="10pt" style:font-size-complex="10pt"/>
    </style:style>
    <style:style style:name="T33_25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0pt" style:font-size-asian="10pt" style:font-size-complex="10pt"/>
    </style:style>
    <style:style style:name="T34_2" style:family="text">
      <style:text-properties fo:font-size="10pt" style:font-size-asian="10pt" style:font-size-complex="10pt"/>
    </style:style>
    <style:style style:name="T34_3" style:family="text">
      <style:text-properties fo:font-size="10pt" style:font-size-asian="10pt" style:font-size-complex="10pt" fo:font-weight="bold" style:font-weight-asian="bold" style:font-weight-complex="bold"/>
    </style:style>
    <style:style style:name="T34_4" style:family="text">
      <style:text-properties fo:font-size="10pt" style:font-size-asian="10pt" style:font-size-complex="10pt"/>
    </style:style>
    <style:style style:name="T34_5" style:family="text">
      <style:text-properties fo:font-size="10pt" style:font-size-asian="10pt" style:font-size-complex="10pt"/>
    </style:style>
    <style:style style:name="T34_6" style:family="text">
      <style:text-properties fo:font-size="10pt" style:font-size-asian="10pt" style:font-size-complex="10pt"/>
    </style:style>
    <style:style style:name="T34_7" style:family="text">
      <style:text-properties fo:font-size="10pt" style:font-size-asian="10pt" style:font-size-complex="10pt"/>
    </style:style>
    <style:style style:name="T34_8" style:family="text">
      <style:text-properties fo:font-size="10pt" style:font-size-asian="10pt" style:font-size-complex="10pt"/>
    </style:style>
    <style:style style:name="T34_9" style:family="text">
      <style:text-properties fo:font-size="10pt" style:font-size-asian="10pt" style:font-size-complex="10pt"/>
    </style:style>
    <style:style style:name="T34_10" style:family="text">
      <style:text-properties fo:font-size="10pt" style:font-size-asian="10pt" style:font-size-complex="10pt"/>
    </style:style>
    <style:style style:name="T34_11" style:family="text">
      <style:text-properties fo:font-size="10pt" style:font-size-asian="10pt" style:font-size-complex="10pt"/>
    </style:style>
    <style:style style:name="T34_12" style:family="text">
      <style:text-properties fo:font-size="10pt" style:font-size-asian="10pt" style:font-size-complex="10pt"/>
    </style:style>
    <style:style style:name="T34_13" style:family="text">
      <style:text-properties fo:font-size="10pt" style:font-size-asian="10pt" style:font-size-complex="10pt"/>
    </style:style>
    <style:style style:name="T34_14" style:family="text">
      <style:text-properties fo:font-size="10pt" style:font-size-asian="10pt" style:font-size-complex="10pt"/>
    </style:style>
    <style:style style:name="T34_15" style:family="text">
      <style:text-properties fo:font-size="10pt" style:font-size-asian="10pt" style:font-size-complex="10pt"/>
    </style:style>
    <style:style style:name="T34_16" style:family="text">
      <style:text-properties fo:font-size="10pt" style:font-size-asian="10pt" style:font-size-complex="10pt"/>
    </style:style>
    <style:style style:name="T34_17" style:family="text">
      <style:text-properties fo:font-size="10pt" style:font-size-asian="10pt" style:font-size-complex="10pt"/>
    </style:style>
    <style:style style:name="T34_18" style:family="text">
      <style:text-properties fo:font-size="10pt" style:font-size-asian="10pt" style:font-size-complex="10pt"/>
    </style:style>
    <style:style style:name="T34_19" style:family="text">
      <style:text-properties fo:font-size="10pt" style:font-size-asian="10pt" style:font-size-complex="10pt"/>
    </style:style>
    <style:style style:name="T34_20" style:family="text">
      <style:text-properties fo:font-size="10pt" style:font-size-asian="10pt" style:font-size-complex="10pt"/>
    </style:style>
    <style:style style:name="T34_21" style:family="text">
      <style:text-properties fo:font-size="10pt" style:font-size-asian="10pt" style:font-size-complex="10pt"/>
    </style:style>
    <style:style style:name="T34_22" style:family="text">
      <style:text-properties fo:font-size="10pt" style:font-size-asian="10pt" style:font-size-complex="10pt"/>
    </style:style>
    <style:style style:name="T34_23" style:family="text">
      <style:text-properties fo:font-size="10pt" style:font-size-asian="10pt" style:font-size-complex="10pt"/>
    </style:style>
    <style:style style:name="T34_24" style:family="text">
      <style:text-properties fo:font-size="10pt" style:font-size-asian="10pt" style:font-size-complex="10pt"/>
    </style:style>
    <style:style style:name="T34_25" style:family="text">
      <style:text-properties fo:font-size="10pt" style:font-size-asian="10pt" style:font-size-complex="10pt"/>
    </style:style>
    <style:style style:name="T34_26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T35_5" style:family="text">
      <style:text-properties fo:font-size="10pt" style:font-size-asian="10pt" style:font-size-complex="10pt"/>
    </style:style>
    <style:style style:name="T35_6" style:family="text">
      <style:text-properties fo:font-size="10pt" style:font-size-asian="10pt" style:font-size-complex="10pt"/>
    </style:style>
    <style:style style:name="T35_7" style:family="text">
      <style:text-properties fo:font-size="10pt" style:font-size-asian="10pt" style:font-size-complex="10pt"/>
    </style:style>
    <style:style style:name="T35_8" style:family="text">
      <style:text-properties fo:font-size="10pt" style:font-size-asian="10pt" style:font-size-complex="10pt"/>
    </style:style>
    <style:style style:name="T35_9" style:family="text">
      <style:text-properties fo:font-size="10pt" style:font-size-asian="10pt" style:font-size-complex="10pt"/>
    </style:style>
    <style:style style:name="T35_10" style:family="text">
      <style:text-properties fo:font-size="10pt" style:font-size-asian="10pt" style:font-size-complex="10pt"/>
    </style:style>
    <style:style style:name="T35_11" style:family="text">
      <style:text-properties fo:font-size="10pt" style:font-size-asian="10pt" style:font-size-complex="10pt"/>
    </style:style>
    <style:style style:name="T35_12" style:family="text">
      <style:text-properties fo:font-size="10pt" style:font-size-asian="10pt" style:font-size-complex="10pt"/>
    </style:style>
    <style:style style:name="T35_13" style:family="text">
      <style:text-properties fo:font-size="10pt" style:font-size-asian="10pt" style:font-size-complex="10pt"/>
    </style:style>
    <style:style style:name="T35_14" style:family="text">
      <style:text-properties fo:font-size="10pt" style:font-size-asian="10pt" style:font-size-complex="10pt"/>
    </style:style>
    <style:style style:name="T35_15" style:family="text">
      <style:text-properties fo:font-size="10pt" style:font-size-asian="10pt" style:font-size-complex="10pt"/>
    </style:style>
    <style:style style:name="T35_16" style:family="text">
      <style:text-properties fo:font-size="10pt" style:font-size-asian="10pt" style:font-size-complex="10pt"/>
    </style:style>
    <style:style style:name="T35_17" style:family="text">
      <style:text-properties fo:font-size="10pt" style:font-size-asian="10pt" style:font-size-complex="10pt"/>
    </style:style>
    <style:style style:name="T35_18" style:family="text">
      <style:text-properties fo:font-size="10pt" style:font-size-asian="10pt" style:font-size-complex="10pt"/>
    </style:style>
    <style:style style:name="T35_19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T37_9" style:family="text">
      <style:text-properties fo:font-weight="bold" style:font-weight-asian="bold" style:font-weight-complex="bold"/>
    </style:style>
    <style:style style:name="T37_10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P53" style:family="paragraph" style:parent-style-name="Standard">
      <style:paragraph-properties fo:break-before="auto" fo:text-indent="0cm" fo:line-height="115%" fo:margin-left="0cm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T55_5" style:family="text">
      <style:text-properties fo:font-weight="bold" style:font-weight-asian="bold" style:font-weight-complex="bold"/>
    </style:style>
    <style:style style:name="T55_6" style:family="text">
      <style:text-properties fo:font-weight="bold" style:font-weight-asian="bold" style:font-weight-complex="bold"/>
    </style:style>
    <style:style style:name="T55_7" style:family="text">
      <style:text-properties fo:font-weight="bold" style:font-weight-asian="bold" style:font-weight-complex="bold"/>
    </style:style>
    <style:style style:name="T55_8" style:family="text">
      <style:text-properties fo:font-weight="bold" style:font-weight-asian="bold" style:font-weight-complex="bold"/>
    </style:style>
    <style:style style:name="T55_9" style:family="text">
      <style:text-properties fo:font-weight="bold" style:font-weight-asian="bold" style:font-weight-complex="bold"/>
    </style:style>
    <style:style style:name="T55_10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 style:parent-style-name="Standard"/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5" style:family="text">
      <style:text-properties fo:font-weight="bold" style:font-weight-asian="bold" style:font-weight-complex="bold"/>
    </style:style>
    <style:style style:name="T64_46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>
      <style:text-properties fo:font-weight="bold" style:font-weight-asian="bold" style:font-weight-complex="bold"/>
    </style:style>
    <style:style style:name="T72_4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12pt" style:font-size-asian="12pt" style:font-size-complex="12pt"/>
    </style:style>
    <style:style style:name="T75_2" style:family="text">
      <style:text-properties fo:font-size="12pt" style:font-size-asian="12pt" style:font-size-complex="12pt"/>
    </style:style>
    <style:style style:name="T75_3" style:family="text">
      <style:text-properties fo:font-size="12pt" style:font-size-asian="12pt" style:font-size-complex="12pt"/>
    </style:style>
    <style:style style:name="T75_4" style:family="text">
      <style:text-properties fo:font-size="12pt" style:font-size-asian="12pt" style:font-size-complex="12pt"/>
    </style:style>
    <style:style style:name="T75_5" style:family="text">
      <style:text-properties fo:font-size="12pt" style:font-size-asian="12pt" style:font-size-complex="12pt"/>
    </style:style>
    <style:style style:name="T75_6" style:family="text">
      <style:text-properties fo:font-size="12pt" style:font-size-asian="12pt" style:font-size-complex="12pt"/>
    </style:style>
    <style:style style:name="T75_7" style:family="text">
      <style:text-properties fo:font-size="12pt" style:font-size-asian="12pt" style:font-size-complex="12pt"/>
    </style:style>
    <style:style style:name="T75_8" style:family="text">
      <style:text-properties fo:font-size="12pt" style:font-size-asian="12pt" style:font-size-complex="12pt"/>
    </style:style>
    <style:style style:name="T75_9" style:family="text">
      <style:text-properties fo:font-size="12pt" style:font-size-asian="12pt" style:font-size-complex="12pt"/>
    </style:style>
    <style:style style:name="T75_10" style:family="text">
      <style:text-properties fo:font-size="12pt" style:font-size-asian="12pt" style:font-size-complex="12pt"/>
    </style:style>
    <style:style style:name="T75_11" style:family="text">
      <style:text-properties fo:font-size="12pt" style:font-size-asian="12pt" style:font-size-complex="12pt"/>
    </style:style>
    <style:style style:name="T75_12" style:family="text">
      <style:text-properties fo:font-size="12pt" style:font-size-asian="12pt" style:font-size-complex="12pt"/>
    </style:style>
    <style:style style:name="T75_13" style:family="text" style:parent-style-name="Standard"/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0" style:family="text">
      <style:text-properties fo:font-size="12pt" style:font-size-asian="12pt" style:font-size-complex="12pt"/>
    </style:style>
    <style:style style:name="T81_91" style:family="text">
      <style:text-properties fo:font-size="12pt" style:font-size-asian="12pt" style:font-size-complex="12pt"/>
    </style:style>
    <style:style style:name="T81_92" style:family="text">
      <style:text-properties fo:font-size="12pt" style:font-size-asian="12pt" style:font-size-complex="12pt"/>
    </style:style>
    <style:style style:name="T81_93" style:family="text">
      <style:text-properties fo:font-size="12pt" style:font-size-asian="12pt" style:font-size-complex="12pt"/>
    </style:style>
    <style:style style:name="T81_94" style:family="text">
      <style:text-properties fo:font-size="12pt" style:font-size-asian="12pt" style:font-size-complex="12pt"/>
    </style:style>
    <style:style style:name="T81_95" style:family="text">
      <style:text-properties fo:font-size="12pt" style:font-size-asian="12pt" style:font-size-complex="12pt"/>
    </style:style>
    <style:style style:name="T81_96" style:family="text">
      <style:text-properties fo:font-size="12pt" style:font-size-asian="12pt" style:font-size-complex="12pt"/>
    </style:style>
    <style:style style:name="T81_97" style:family="text">
      <style:text-properties fo:font-size="12pt" style:font-size-asian="12pt" style:font-size-complex="12pt"/>
    </style:style>
    <style:style style:name="T81_98" style:family="text">
      <style:text-properties fo:font-size="12pt" style:font-size-asian="12pt" style:font-size-complex="12pt"/>
    </style:style>
    <style:style style:name="T81_99" style:family="text">
      <style:text-properties fo:font-size="12pt" style:font-size-asian="12pt" style:font-size-complex="12pt"/>
    </style:style>
    <style:style style:name="T81_100" style:family="text">
      <style:text-properties fo:font-size="12pt" style:font-size-asian="12pt" style:font-size-complex="12pt"/>
    </style:style>
    <style:style style:name="T81_101" style:family="text"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2pt" style:font-size-asian="12pt" style:font-size-complex="12pt"/>
    </style:style>
    <style:style style:name="T84_2" style:family="text">
      <style:text-properties fo:font-size="12pt" style:font-size-asian="12pt" style:font-size-complex="12pt"/>
    </style:style>
    <style:style style:name="T84_3" style:family="text">
      <style:text-properties fo:font-size="12pt" style:font-size-asian="12pt" style:font-size-complex="12pt"/>
    </style:style>
    <style:style style:name="T84_4" style:family="text">
      <style:text-properties fo:font-size="12pt" style:font-size-asian="12pt" style:font-size-complex="12pt"/>
    </style:style>
    <style:style style:name="T84_5" style:family="text">
      <style:text-properties fo:font-size="12pt" style:font-size-asian="12pt" style:font-size-complex="12pt"/>
    </style:style>
    <style:style style:name="T84_6" style:family="text">
      <style:text-properties fo:font-size="12pt" style:font-size-asian="12pt" style:font-size-complex="12pt"/>
    </style:style>
    <style:style style:name="T84_7" style:family="text">
      <style:text-properties fo:font-size="12pt" style:font-size-asian="12pt" style:font-size-complex="12pt"/>
    </style:style>
    <style:style style:name="T84_8" style:family="text">
      <style:text-properties fo:font-size="12pt" style:font-size-asian="12pt" style:font-size-complex="12pt"/>
    </style:style>
    <style:style style:name="T84_9" style:family="text">
      <style:text-properties fo:font-size="12pt" style:font-size-asian="12pt" style:font-size-complex="12pt"/>
    </style:style>
    <style:style style:name="T84_10" style:family="text">
      <style:text-properties fo:font-size="12pt" style:font-size-asian="12pt" style:font-size-complex="12pt"/>
    </style:style>
    <style:style style:name="T84_11" style:family="text">
      <style:text-properties fo:font-size="12pt" style:font-size-asian="12pt" style:font-size-complex="12pt"/>
    </style:style>
    <style:style style:name="T84_12" style:family="text">
      <style:text-properties fo:font-size="12pt" style:font-size-asian="12pt" style:font-size-complex="12pt"/>
    </style:style>
    <style:style style:name="T84_13" style:family="text">
      <style:text-properties fo:font-size="12pt" style:font-size-asian="12pt" style:font-size-complex="12pt"/>
    </style:style>
    <style:style style:name="T84_14" style:family="text">
      <style:text-properties fo:font-size="12pt" style:font-size-asian="12pt" style:font-size-complex="12pt"/>
    </style:style>
    <style:style style:name="T84_15" style:family="text">
      <style:text-properties fo:font-size="12pt" style:font-size-asian="12pt" style:font-size-complex="12pt"/>
    </style:style>
    <style:style style:name="T84_16" style:family="text">
      <style:text-properties fo:font-size="12pt" style:font-size-asian="12pt" style:font-size-complex="12pt"/>
    </style:style>
    <style:style style:name="T84_17" style:family="text">
      <style:text-properties fo:font-size="12pt" style:font-size-asian="12pt" style:font-size-complex="12pt"/>
    </style:style>
    <style:style style:name="T84_18" style:family="text">
      <style:text-properties fo:font-size="12pt" style:font-size-asian="12pt" style:font-size-complex="12pt"/>
    </style:style>
    <style:style style:name="T84_19" style:family="text">
      <style:text-properties fo:font-size="12pt" style:font-size-asian="12pt" style:font-size-complex="12pt"/>
    </style:style>
    <style:style style:name="T84_20" style:family="text">
      <style:text-properties fo:font-size="12pt" style:font-size-asian="12pt" style:font-size-complex="12pt"/>
    </style:style>
    <style:style style:name="T84_21" style:family="text">
      <style:text-properties fo:font-size="12pt" style:font-size-asian="12pt" style:font-size-complex="12pt"/>
    </style:style>
    <style:style style:name="T84_22" style:family="text">
      <style:text-properties fo:font-size="12pt" style:font-size-asian="12pt" style:font-size-complex="12pt"/>
    </style:style>
    <style:style style:name="T84_23" style:family="text">
      <style:text-properties fo:font-size="12pt" style:font-size-asian="12pt" style:font-size-complex="12pt"/>
    </style:style>
    <style:style style:name="T84_24" style:family="text">
      <style:text-properties fo:font-size="12pt" style:font-size-asian="12pt" style:font-size-complex="12pt"/>
    </style:style>
    <style:style style:name="T84_25" style:family="text">
      <style:text-properties fo:font-size="12pt" style:font-size-asian="12pt" style:font-size-complex="12pt"/>
    </style:style>
    <style:style style:name="T84_26" style:family="text">
      <style:text-properties fo:font-size="12pt" style:font-size-asian="12pt" style:font-size-complex="12pt"/>
    </style:style>
    <style:style style:name="T84_27" style:family="text">
      <style:text-properties fo:font-size="12pt" style:font-size-asian="12pt" style:font-size-complex="12pt"/>
    </style:style>
    <style:style style:name="T84_28" style:family="text">
      <style:text-properties fo:font-size="12pt" style:font-size-asian="12pt" style:font-size-complex="12pt"/>
    </style:style>
    <style:style style:name="T84_29" style:family="text">
      <style:text-properties fo:font-size="12pt" style:font-size-asian="12pt" style:font-size-complex="12pt"/>
    </style:style>
    <style:style style:name="T84_30" style:family="text"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12pt" style:font-size-asian="12pt" style:font-size-complex="12pt"/>
    </style:style>
    <style:style style:name="T85_2" style:family="text">
      <style:text-properties fo:font-size="12pt" style:font-size-asian="12pt" style:font-size-complex="12pt"/>
    </style:style>
    <style:style style:name="T85_3" style:family="text">
      <style:text-properties fo:font-size="12pt" style:font-size-asian="12pt" style:font-size-complex="12pt"/>
    </style:style>
    <style:style style:name="T85_4" style:family="text">
      <style:text-properties fo:font-size="12pt" style:font-size-asian="12pt" style:font-size-complex="12pt"/>
    </style:style>
    <style:style style:name="T85_5" style:family="text">
      <style:text-properties fo:font-size="12pt" style:font-size-asian="12pt" style:font-size-complex="12pt"/>
    </style:style>
    <style:style style:name="T85_6" style:family="text">
      <style:text-properties fo:font-size="12pt" style:font-size-asian="12pt" style:font-size-complex="12pt"/>
    </style:style>
    <style:style style:name="T85_7" style:family="text">
      <style:text-properties fo:font-size="12pt" style:font-size-asian="12pt" style:font-size-complex="12pt"/>
    </style:style>
    <style:style style:name="T85_8" style:family="text">
      <style:text-properties fo:font-size="12pt" style:font-size-asian="12pt" style:font-size-complex="12pt"/>
    </style:style>
    <style:style style:name="T85_9" style:family="text">
      <style:text-properties fo:font-size="12pt" style:font-size-asian="12pt" style:font-size-complex="12pt"/>
    </style:style>
    <style:style style:name="T85_10" style:family="text">
      <style:text-properties fo:font-size="12pt" style:font-size-asian="12pt" style:font-size-complex="12pt"/>
    </style:style>
    <style:style style:name="T85_11" style:family="text">
      <style:text-properties fo:font-size="12pt" style:font-size-asian="12pt" style:font-size-complex="12pt"/>
    </style:style>
    <style:style style:name="T85_12" style:family="text">
      <style:text-properties fo:font-size="12pt" style:font-size-asian="12pt" style:font-size-complex="12pt"/>
    </style:style>
    <style:style style:name="T85_13" style:family="text">
      <style:text-properties fo:font-size="12pt" style:font-size-asian="12pt" style:font-size-complex="12pt"/>
    </style:style>
    <style:style style:name="P8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2pt" style:font-size-asian="12pt" style:font-size-complex="12pt"/>
    </style:style>
    <style:style style:name="T87_2" style:family="text">
      <style:text-properties fo:font-size="12pt" style:font-size-asian="12pt" style:font-size-complex="12pt"/>
    </style:style>
    <style:style style:name="T87_3" style:family="text">
      <style:text-properties fo:font-size="12pt" style:font-size-asian="12pt" style:font-size-complex="12pt"/>
    </style:style>
    <style:style style:name="T87_4" style:family="text">
      <style:text-properties fo:font-size="12pt" style:font-size-asian="12pt" style:font-size-complex="12pt"/>
    </style:style>
    <style:style style:name="T87_5" style:family="text">
      <style:text-properties fo:font-size="12pt" style:font-size-asian="12pt" style:font-size-complex="12pt"/>
    </style:style>
    <style:style style:name="T87_6" style:family="text">
      <style:text-properties fo:font-size="12pt" style:font-size-asian="12pt" style:font-size-complex="12pt"/>
    </style:style>
    <style:style style:name="T87_7" style:family="text">
      <style:text-properties fo:font-size="12pt" style:font-size-asian="12pt" style:font-size-complex="12pt"/>
    </style:style>
    <style:style style:name="T87_8" style:family="text">
      <style:text-properties fo:font-size="12pt" style:font-size-asian="12pt" style:font-size-complex="12pt"/>
    </style:style>
    <style:style style:name="T87_9" style:family="text">
      <style:text-properties fo:font-size="12pt" style:font-size-asian="12pt" style:font-size-complex="12pt"/>
    </style:style>
    <style:style style:name="T87_10" style:family="text">
      <style:text-properties fo:font-size="12pt" style:font-size-asian="12pt" style:font-size-complex="12pt"/>
    </style:style>
    <style:style style:name="T87_11" style:family="text">
      <style:text-properties fo:font-size="12pt" style:font-size-asian="12pt" style:font-size-complex="12pt"/>
    </style:style>
    <style:style style:name="T87_12" style:family="text">
      <style:text-properties fo:font-size="12pt" style:font-size-asian="12pt" style:font-size-complex="12pt"/>
    </style:style>
    <style:style style:name="T87_13" style:family="text">
      <style:text-properties fo:font-size="12pt" style:font-size-asian="12pt" style:font-size-complex="12pt"/>
    </style:style>
    <style:style style:name="T87_14" style:family="text">
      <style:text-properties fo:font-size="12pt" style:font-size-asian="12pt" style:font-size-complex="12pt"/>
    </style:style>
    <style:style style:name="T87_15" style:family="text">
      <style:text-properties fo:font-size="12pt" style:font-size-asian="12pt" style:font-size-complex="12pt"/>
    </style:style>
    <style:style style:name="T87_16" style:family="text">
      <style:text-properties fo:font-size="12pt" style:font-size-asian="12pt" style:font-size-complex="12pt"/>
    </style:style>
    <style:style style:name="T87_17" style:family="text">
      <style:text-properties fo:font-size="12pt" style:font-size-asian="12pt" style:font-size-complex="12pt"/>
    </style:style>
    <style:style style:name="T87_18" style:family="text">
      <style:text-properties fo:font-size="12pt" style:font-size-asian="12pt" style:font-size-complex="12pt"/>
    </style:style>
    <style:style style:name="T87_19" style:family="text">
      <style:text-properties fo:font-size="12pt" style:font-size-asian="12pt" style:font-size-complex="12pt"/>
    </style:style>
    <style:style style:name="T87_20" style:family="text">
      <style:text-properties fo:font-size="12pt" style:font-size-asian="12pt" style:font-size-complex="12pt"/>
    </style:style>
    <style:style style:name="T87_21" style:family="text">
      <style:text-properties fo:font-size="12pt" style:font-size-asian="12pt" style:font-size-complex="12pt"/>
    </style:style>
    <style:style style:name="T87_22" style:family="text">
      <style:text-properties fo:font-size="12pt" style:font-size-asian="12pt" style:font-size-complex="12pt"/>
    </style:style>
    <style:style style:name="T87_23" style:family="text">
      <style:text-properties fo:font-size="12pt" style:font-size-asian="12pt" style:font-size-complex="12pt"/>
    </style:style>
    <style:style style:name="T87_24" style:family="text">
      <style:text-properties fo:font-size="12pt" style:font-size-asian="12pt" style:font-size-complex="12pt"/>
    </style:style>
    <style:style style:name="T87_25" style:family="text">
      <style:text-properties fo:font-size="12pt" style:font-size-asian="12pt" style:font-size-complex="12pt"/>
    </style:style>
    <style:style style:name="T87_26" style:family="text">
      <style:text-properties fo:font-size="12pt" style:font-size-asian="12pt" style:font-size-complex="12pt"/>
    </style:style>
    <style:style style:name="T87_27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2pt" style:font-size-asian="12pt" style:font-size-complex="12pt" fo:font-weight="bold" style:font-weight-asian="bold" style:font-weight-complex="bold"/>
    </style:style>
    <style:style style:name="T89_2" style:family="text">
      <style:text-properties fo:font-size="12pt" style:font-size-asian="12pt" style:font-size-complex="12pt"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2pt" style:font-size-asian="12pt" style:font-size-complex="12pt" fo:font-weight="bold" style:font-weight-asian="bold" style:font-weight-complex="bold"/>
    </style:style>
    <style:style style:name="T91_2" style:family="text">
      <style:text-properties fo:font-size="12pt" style:font-size-asian="12pt" style:font-size-complex="12pt" fo:font-weight="bold" style:font-weight-asian="bold" style:font-weight-complex="bold"/>
    </style:style>
    <style:style style:name="T91_3" style:family="text">
      <style:text-properties fo:font-size="12pt" style:font-size-asian="12pt" style:font-size-complex="12pt" fo:font-weight="bold" style:font-weight-asian="bold" style:font-weight-complex="bold"/>
    </style:style>
    <style:style style:name="T91_4" style:family="text">
      <style:text-properties fo:font-size="12pt" style:font-size-asian="12pt" style:font-size-complex="12pt" fo:font-weight="bold" style:font-weight-asian="bold" style:font-weight-complex="bold"/>
    </style:style>
    <style:style style:name="T91_5" style:family="text">
      <style:text-properties fo:font-size="12pt" style:font-size-asian="12pt" style:font-size-complex="12pt" fo:font-weight="bold" style:font-weight-asian="bold" style:font-weight-complex="bold"/>
    </style:style>
    <style:style style:name="T91_6" style:family="text">
      <style:text-properties fo:font-size="12pt" style:font-size-asian="12pt" style:font-size-complex="12pt" fo:font-weight="bold" style:font-weight-asian="bold" style:font-weight-complex="bold"/>
    </style:style>
    <style:style style:name="T91_7" style:family="text">
      <style:text-properties fo:font-size="12pt" style:font-size-asian="12pt" style:font-size-complex="12pt" fo:font-weight="bold" style:font-weight-asian="bold" style:font-weight-complex="bold"/>
    </style:style>
    <style:style style:name="T91_8" style:family="text">
      <style:text-properties fo:font-size="12pt" style:font-size-asian="12pt" style:font-size-complex="12pt" fo:font-weight="bold" style:font-weight-asian="bold" style:font-weight-complex="bold"/>
    </style:style>
    <style:style style:name="T91_9" style:family="text">
      <style:text-properties fo:font-size="12pt" style:font-size-asian="12pt" style:font-size-complex="12pt" fo:font-weight="bold" style:font-weight-asian="bold" style:font-weight-complex="bold"/>
    </style:style>
    <style:style style:name="T91_10" style:family="text">
      <style:text-properties fo:font-size="12pt" style:font-size-asian="12pt" style:font-size-complex="12pt" fo:font-weight="bold" style:font-weight-asian="bold" style:font-weight-complex="bold"/>
    </style:style>
    <style:style style:name="T91_11" style:family="text">
      <style:text-properties fo:font-size="12pt" style:font-size-asian="12pt" style:font-size-complex="12pt" fo:font-weight="bold" style:font-weight-asian="bold" style:font-weight-complex="bold"/>
    </style:style>
    <style:style style:name="T91_12" style:family="text">
      <style:text-properties fo:font-size="12pt" style:font-size-asian="12pt" style:font-size-complex="12pt" fo:font-weight="bold" style:font-weight-asian="bold" style:font-weight-complex="bold"/>
    </style:style>
    <style:style style:name="T91_13" style:family="text">
      <style:text-properties fo:font-size="12pt" style:font-size-asian="12pt" style:font-size-complex="12pt" fo:font-weight="bold" style:font-weight-asian="bold" style:font-weight-complex="bold"/>
    </style:style>
    <style:style style:name="T91_14" style:family="text">
      <style:text-properties fo:font-size="12pt" style:font-size-asian="12pt" style:font-size-complex="12pt" fo:font-weight="bold" style:font-weight-asian="bold" style:font-weight-complex="bold"/>
    </style:style>
    <style:style style:name="T91_15" style:family="text">
      <style:text-properties fo:font-size="12pt" style:font-size-asian="12pt" style:font-size-complex="12pt" fo:font-weight="bold" style:font-weight-asian="bold" style:font-weight-complex="bold"/>
    </style:style>
    <style:style style:name="T91_16" style:family="text">
      <style:text-properties fo:font-size="12pt" style:font-size-asian="12pt" style:font-size-complex="12pt" fo:font-weight="bold" style:font-weight-asian="bold" style:font-weight-complex="bold"/>
    </style:style>
    <style:style style:name="T91_17" style:family="text">
      <style:text-properties fo:font-size="12pt" style:font-size-asian="12pt" style:font-size-complex="12pt" fo:font-weight="bold" style:font-weight-asian="bold" style:font-weight-complex="bold"/>
    </style:style>
    <style:style style:name="T91_18" style:family="text">
      <style:text-properties fo:font-size="12pt" style:font-size-asian="12pt" style:font-size-complex="12pt" fo:font-weight="bold" style:font-weight-asian="bold" style:font-weight-complex="bold"/>
    </style:style>
    <style:style style:name="T91_19" style:family="text">
      <style:text-properties fo:font-size="12pt" style:font-size-asian="12pt" style:font-size-complex="12pt" fo:font-weight="bold" style:font-weight-asian="bold" style:font-weight-complex="bold"/>
    </style:style>
    <style:style style:name="T91_20" style:family="text">
      <style:text-properties fo:font-size="12pt" style:font-size-asian="12pt" style:font-size-complex="12pt" fo:font-weight="bold" style:font-weight-asian="bold" style:font-weight-complex="bold"/>
    </style:style>
    <style:style style:name="T91_21" style:family="text">
      <style:text-properties fo:font-size="12pt" style:font-size-asian="12pt" style:font-size-complex="12pt" fo:font-weight="bold" style:font-weight-asian="bold" style:font-weight-complex="bold"/>
    </style:style>
    <style:style style:name="T91_22" style:family="text">
      <style:text-properties fo:font-size="12pt" style:font-size-asian="12pt" style:font-size-complex="12pt" fo:font-weight="bold" style:font-weight-asian="bold" style:font-weight-complex="bold"/>
    </style:style>
    <style:style style:name="T91_23" style:family="text">
      <style:text-properties fo:font-size="12pt" style:font-size-asian="12pt" style:font-size-complex="12pt" fo:font-weight="bold" style:font-weight-asian="bold" style:font-weight-complex="bold"/>
    </style:style>
    <style:style style:name="T91_24" style:family="text">
      <style:text-properties fo:font-size="12pt" style:font-size-asian="12pt" style:font-size-complex="12pt" fo:font-weight="bold" style:font-weight-asian="bold" style:font-weight-complex="bold"/>
    </style:style>
    <style:style style:name="T91_25" style:family="text">
      <style:text-properties fo:font-size="12pt" style:font-size-asian="12pt" style:font-size-complex="12pt" fo:font-weight="bold" style:font-weight-asian="bold" style:font-weight-complex="bold"/>
    </style:style>
    <style:style style:name="T91_26" style:family="text">
      <style:text-properties fo:font-size="12pt" style:font-size-asian="12pt" style:font-size-complex="12pt" fo:font-weight="bold" style:font-weight-asian="bold" style:font-weight-complex="bold"/>
    </style:style>
    <style:style style:name="T91_27" style:family="text">
      <style:text-properties fo:font-size="12pt" style:font-size-asian="12pt" style:font-size-complex="12pt" fo:font-weight="bold" style:font-weight-asian="bold" style:font-weight-complex="bold"/>
    </style:style>
    <style:style style:name="T91_28" style:family="text">
      <style:text-properties fo:font-size="12pt" style:font-size-asian="12pt" style:font-size-complex="12pt" fo:font-weight="bold" style:font-weight-asian="bold" style:font-weight-complex="bold"/>
    </style:style>
    <style:style style:name="T91_29" style:family="text">
      <style:text-properties fo:font-size="12pt" style:font-size-asian="12pt" style:font-size-complex="12pt" fo:font-weight="bold" style:font-weight-asian="bold" style:font-weight-complex="bold"/>
    </style:style>
    <style:style style:name="T91_30" style:family="text">
      <style:text-properties fo:font-size="12pt" style:font-size-asian="12pt" style:font-size-complex="12pt" fo:font-weight="bold" style:font-weight-asian="bold" style:font-weight-complex="bold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T93_117" style:family="text"/>
    <style:style style:name="T93_118" style:family="text"/>
    <style:style style:name="T93_119" style:family="text"/>
    <style:style style:name="T93_120" style:family="text"/>
    <style:style style:name="T93_121" style:family="text"/>
    <style:style style:name="T93_122" style:family="text"/>
    <style:style style:name="T93_123" style:family="text"/>
    <style:style style:name="T93_124" style:family="text"/>
    <style:style style:name="T93_125" style:family="text"/>
    <style:style style:name="T93_126" style:family="text"/>
    <style:style style:name="T93_127" style:family="text"/>
    <style:style style:name="T93_128" style:family="text"/>
    <style:style style:name="T93_129" style:family="text"/>
    <style:style style:name="T93_130" style:family="text"/>
    <style:style style:name="T93_131" style:family="text"/>
    <style:style style:name="T93_132" style:family="text"/>
    <style:style style:name="T93_133" style:family="text"/>
    <style:style style:name="T93_134" style:family="text"/>
    <style:style style:name="T93_135" style:family="text"/>
    <style:style style:name="T93_136" style:family="text"/>
    <style:style style:name="T93_137" style:family="text"/>
    <style:style style:name="T93_138" style:family="text"/>
    <style:style style:name="T93_139" style:family="text"/>
    <style:style style:name="T93_140" style:family="text"/>
    <style:style style:name="T93_141" style:family="text"/>
    <style:style style:name="T93_142" style:family="text"/>
    <style:style style:name="T93_143" style:family="text"/>
    <style:style style:name="T93_144" style:family="text"/>
    <style:style style:name="T93_145" style:family="text"/>
    <style:style style:name="T93_146" style:family="text"/>
    <style:style style:name="T93_147" style:family="text"/>
    <style:style style:name="T93_148" style:family="text"/>
    <style:style style:name="T93_149" style:family="text"/>
    <style:style style:name="T93_150" style:family="text"/>
    <style:style style:name="T93_151" style:family="text"/>
    <style:style style:name="T93_152" style:family="text"/>
    <style:style style:name="T93_153" style:family="text"/>
    <style:style style:name="T93_154" style:family="text"/>
    <style:style style:name="T93_155" style:family="text"/>
    <style:style style:name="T93_156" style:family="text"/>
    <style:style style:name="T93_157" style:family="text"/>
    <style:style style:name="T93_158" style:family="text"/>
    <style:style style:name="T93_159" style:family="text"/>
    <style:style style:name="T93_160" style:family="text"/>
    <style:style style:name="T93_161" style:family="text"/>
    <style:style style:name="T93_162" style:family="text"/>
    <style:style style:name="T93_163" style:family="text"/>
    <style:style style:name="T93_164" style:family="text"/>
    <style:style style:name="T93_165" style:family="text"/>
    <style:style style:name="T93_166" style:family="text"/>
    <style:style style:name="T93_167" style:family="text"/>
    <style:style style:name="T93_168" style:family="text"/>
    <style:style style:name="T93_169" style:family="text"/>
    <style:style style:name="T93_170" style:family="text"/>
    <style:style style:name="T93_171" style:family="text"/>
    <style:style style:name="T93_172" style:family="text"/>
    <style:style style:name="T93_173" style:family="text"/>
    <style:style style:name="T93_174" style:family="text"/>
    <style:style style:name="T93_175" style:family="text"/>
    <style:style style:name="T93_176" style:family="text"/>
    <style:style style:name="T93_177" style:family="text"/>
    <style:style style:name="T93_178" style:family="text"/>
    <style:style style:name="T93_179" style:family="text"/>
    <style:style style:name="T93_180" style:family="text"/>
    <style:style style:name="T93_181" style:family="text"/>
    <style:style style:name="T93_182" style:family="text"/>
    <style:style style:name="T93_183" style:family="text"/>
    <style:style style:name="T93_184" style:family="text"/>
    <style:style style:name="T93_185" style:family="text"/>
    <style:style style:name="T93_186" style:family="text"/>
    <style:style style:name="T93_187" style:family="text"/>
    <style:style style:name="T93_188" style:family="text"/>
    <style:style style:name="T93_189" style:family="text"/>
    <style:style style:name="T93_190" style:family="text"/>
    <style:style style:name="T93_191" style:family="text"/>
    <style:style style:name="T93_192" style:family="text"/>
    <style:style style:name="T93_193" style:family="text"/>
    <style:style style:name="T93_194" style:family="text"/>
    <style:style style:name="T93_195" style:family="text"/>
    <style:style style:name="T93_196" style:family="text"/>
    <style:style style:name="T93_197" style:family="text"/>
    <style:style style:name="T93_198" style:family="text"/>
    <style:style style:name="T93_199" style:family="text"/>
    <style:style style:name="T93_200" style:family="text"/>
    <style:style style:name="T93_201" style:family="text"/>
    <style:style style:name="T93_202" style:family="text"/>
    <style:style style:name="T93_203" style:family="text"/>
    <style:style style:name="T93_204" style:family="text"/>
    <style:style style:name="T93_205" style:family="text"/>
    <style:style style:name="T93_206" style:family="text"/>
    <style:style style:name="T93_207" style:family="text"/>
    <style:style style:name="T93_208" style:family="text"/>
    <style:style style:name="T93_209" style:family="text"/>
    <style:style style:name="T93_210" style:family="text"/>
    <style:style style:name="T93_211" style:family="text"/>
    <style:style style:name="T93_212" style:family="text"/>
    <style:style style:name="T93_213" style:family="text"/>
    <style:style style:name="T93_214" style:family="text"/>
    <style:style style:name="T93_215" style:family="text"/>
    <style:style style:name="T93_216" style:family="text"/>
    <style:style style:name="T93_217" style:family="text"/>
    <style:style style:name="T93_218" style:family="text"/>
    <style:style style:name="T93_219" style:family="text"/>
    <style:style style:name="T93_220" style:family="text"/>
    <style:style style:name="T93_221" style:family="text"/>
    <style:style style:name="T93_222" style:family="text"/>
    <style:style style:name="T93_223" style:family="text"/>
    <style:style style:name="T93_224" style:family="text"/>
    <style:style style:name="T93_225" style:family="text"/>
    <style:style style:name="T93_226" style:family="text"/>
    <style:style style:name="T93_227" style:family="text"/>
    <style:style style:name="T93_228" style:family="text"/>
    <style:style style:name="T93_229" style:family="text"/>
    <style:style style:name="T93_230" style:family="text"/>
    <style:style style:name="T93_231" style:family="text"/>
    <style:style style:name="T93_232" style:family="text"/>
    <style:style style:name="T93_233" style:family="text"/>
    <style:style style:name="T93_234" style:family="text"/>
    <style:style style:name="T93_235" style:family="text"/>
    <style:style style:name="T93_236" style:family="text"/>
    <style:style style:name="T93_237" style:family="text"/>
    <style:style style:name="T93_238" style:family="text"/>
    <style:style style:name="T93_239" style:family="text"/>
    <style:style style:name="T93_240" style:family="text"/>
    <style:style style:name="T93_241" style:family="text"/>
    <style:style style:name="T93_242" style:family="text"/>
    <style:style style:name="T93_243" style:family="text"/>
    <style:style style:name="T93_244" style:family="text"/>
    <style:style style:name="T93_245" style:family="text"/>
    <style:style style:name="T93_246" style:family="text"/>
    <style:style style:name="T93_247" style:family="text"/>
    <style:style style:name="T93_248" style:family="text"/>
    <style:style style:name="T93_249" style:family="text"/>
    <style:style style:name="T93_250" style:family="text"/>
    <style:style style:name="T93_251" style:family="text"/>
    <style:style style:name="T93_252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P103" style:family="paragraph" style:parent-style-name="Standard">
      <style:paragraph-properties fo:break-before="auto" fo:line-height="115%" fo:margin-top="0cm" fo:margin-bottom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fo:margin-top="0cm" fo:margin-bottom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P117" style:family="paragraph" style:parent-style-name="Standard">
      <style:paragraph-properties fo:break-before="auto" fo:line-height="115%" fo:margin-top="0cm" fo:margin-bottom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P118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P1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8" style:family="paragraph" style:parent-style-name="Standard">
      <style:paragraph-properties fo:break-before="auto" fo:text-indent="0cm" fo:line-height="115%" fo:margin-top="0.494cm" fo:margin-bottom="0.776cm" fo:margin-left="1.27cm" style:writing-mode="lr-tb"/>
      <style:text-properties fo:background-color="#ffffff" fo:color="#333333" fo:font-size="12pt" style:font-size-asian="12pt" style:font-size-complex="12pt"/>
    </style:style>
    <style:style style:name="P13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LinkedIN</text:span></text:p>
      <text:p text:style-name="P2"/>
      <text:p text:style-name="P3"><text:span text:style-name="T3_1">Company</text:span><text:span text:style-name="T3_2">:</text:span></text:p>
      <text:p text:style-name="P4"/>
      <text:p text:style-name="P5"><text:span text:style-name="T5_1">About</text:span><text:span text:style-name="T5_2"><text:s/></text:span><text:span text:style-name="T5_3">the</text:span><text:span text:style-name="T5_4"><text:s/></text:span><text:span text:style-name="T5_5">company</text:span></text:p>
      <text:p text:style-name="P6"><text:span text:style-name="T6_1">LinkedIn</text:span><text:span text:style-name="T6_2"><text:s/></text:span><text:span text:style-name="T6_3">is</text:span><text:span text:style-name="T6_4"><text:s/></text:span><text:span text:style-name="T6_5">a</text:span><text:span text:style-name="T6_6"><text:s/></text:span><text:span text:style-name="T6_7">professional</text:span><text:span text:style-name="T6_8"><text:s/></text:span><text:span text:style-name="T6_9">networking</text:span><text:span text:style-name="T6_10"><text:s/></text:span><text:span text:style-name="T6_11">site</text:span><text:span text:style-name="T6_12"><text:s/></text:span><text:span text:style-name="T6_13">that</text:span><text:span text:style-name="T6_14"><text:s/></text:span><text:span text:style-name="T6_15">allows</text:span><text:span text:style-name="T6_16"><text:s/></text:span><text:span text:style-name="T6_17">its</text:span><text:span text:style-name="T6_18"><text:s/></text:span><text:span text:style-name="T6_19">members</text:span><text:span text:style-name="T6_20"><text:s/></text:span><text:span text:style-name="T6_21">to</text:span><text:span text:style-name="T6_22"><text:s/></text:span><text:span text:style-name="T6_23">create</text:span><text:span text:style-name="T6_24"><text:s/></text:span><text:span text:style-name="T6_25">business</text:span><text:span text:style-name="T6_26"><text:s/></text:span><text:span text:style-name="T6_27">connections</text:span><text:span text:style-name="T6_28">,<text:s/></text:span><text:span text:style-name="T6_29">search</text:span><text:span text:style-name="T6_30"><text:s/></text:span><text:span text:style-name="T6_31">for</text:span><text:span text:style-name="T6_32"><text:s/></text:span><text:span text:style-name="T6_33">jobs</text:span><text:span text:style-name="T6_34">,<text:s/></text:span><text:span text:style-name="T6_35">and</text:span><text:span text:style-name="T6_36"><text:s/></text:span><text:span text:style-name="T6_37">find</text:span><text:span text:style-name="T6_38"><text:s/></text:span><text:span text:style-name="T6_39">potential</text:span><text:span text:style-name="T6_40"><text:s/></text:span><text:span text:style-name="T6_41">clients</text:span><text:span text:style-name="T6_42">.</text:span><text:span text:style-name="T6_43">LinkedIn</text:span><text:span text:style-name="T6_44"><text:s/></text:span><text:span text:style-name="T6_45">is</text:span><text:span text:style-name="T6_46"><text:s/></text:span><text:span text:style-name="T6_47">the</text:span><text:span text:style-name="T6_48"><text:s/></text:span><text:span text:style-name="T6_49">world</text:span><text:span text:style-name="T6_50">'</text:span><text:span text:style-name="T6_51">s</text:span><text:span text:style-name="T6_52"><text:s/></text:span><text:span text:style-name="T6_53">largest</text:span><text:span text:style-name="T6_54"><text:s/></text:span><text:span text:style-name="T6_55">professional</text:span><text:span text:style-name="T6_56"><text:s/></text:span><text:span text:style-name="T6_57">network</text:span><text:span text:style-name="T6_58"><text:s/></text:span><text:span text:style-name="T6_59">on</text:span><text:span text:style-name="T6_60"><text:s/></text:span><text:span text:style-name="T6_61">the</text:span><text:span text:style-name="T6_62"><text:s/></text:span><text:span text:style-name="T6_63">Internet</text:span><text:span text:style-name="T6_64"><text:s/></text:span><text:span text:style-name="T6_65">with</text:span><text:span text:style-name="T6_66"><text:s/></text:span><text:span text:style-name="T6_67">over</text:span><text:span text:style-name="T6_68"><text:s/>430<text:s/></text:span><text:span text:style-name="T6_69">Million</text:span><text:span text:style-name="T6_70"><text:s/></text:span><text:span text:style-name="T6_71">members</text:span></text:p>
      <text:p text:style-name="P7"/>
      <text:p text:style-name="P8"><text:span text:style-name="T8_1">Mission</text:span><text:span text:style-name="T8_2">,</text:span><text:span text:style-name="T8_3">Vision</text:span><text:span text:style-name="T8_4"><text:s/></text:span><text:span text:style-name="T8_5">and</text:span><text:span text:style-name="T8_6"><text:s/></text:span><text:span text:style-name="T8_7">Value</text:span><text:span text:style-name="T8_8"><text:s/></text:span><text:span text:style-name="T8_9">Prop</text:span></text:p>
      <text:p text:style-name="P9"/>
      <text:p text:style-name="P10"><text:span text:style-name="T10_1">******<text:s/></text:span><text:span text:style-name="T10_2">From</text:span><text:span text:style-name="T10_3"><text:s/></text:span><text:span text:style-name="T10_4">the</text:span><text:span text:style-name="T10_5"><text:s/></text:span><text:span text:style-name="T10_6">Annual</text:span><text:span text:style-name="T10_7"><text:s/></text:span><text:span text:style-name="T10_8">statements</text:span></text:p>
      <text:p text:style-name="P11"><text:span text:style-name="T11_1">Our</text:span><text:span text:style-name="T11_2"><text:s/></text:span><text:span text:style-name="T11_3">Mission</text:span></text:p>
      <text:p text:style-name="P12"><text:span text:style-name="T12_1"><text:tab/><text:tab/><text:tab/><text:tab/><text:tab/></text:span></text:p>
      <text:p text:style-name="P13"><text:span text:style-name="T13_1">Our</text:span><text:span text:style-name="T13_2"><text:s/></text:span><text:span text:style-name="T13_3">mission</text:span><text:span text:style-name="T13_4"><text:s/></text:span><text:span text:style-name="T13_5">is</text:span><text:span text:style-name="T13_6"><text:s/></text:span><text:span text:style-name="T13_7">to</text:span><text:span text:style-name="T13_8"><text:s/></text:span><text:span text:style-name="T13_9">connect</text:span><text:span text:style-name="T13_10"><text:s/></text:span><text:span text:style-name="T13_11">the</text:span><text:span text:style-name="T13_12"><text:s/></text:span><text:span text:style-name="T13_13">world</text:span><text:span text:style-name="T13_14">’</text:span><text:span text:style-name="T13_15">s</text:span><text:span text:style-name="T13_16"><text:s/></text:span><text:span text:style-name="T13_17">professionals</text:span><text:span text:style-name="T13_18"><text:s/></text:span><text:span text:style-name="T13_19">to</text:span><text:span text:style-name="T13_20"><text:s/></text:span><text:span text:style-name="T13_21">make</text:span><text:span text:style-name="T13_22"><text:s/></text:span><text:span text:style-name="T13_23">them</text:span><text:span text:style-name="T13_24"><text:s/></text:span><text:span text:style-name="T13_25">more</text:span><text:span text:style-name="T13_26"><text:s/></text:span><text:span text:style-name="T13_27">productive</text:span><text:span text:style-name="T13_28"><text:s/></text:span><text:span text:style-name="T13_29">and</text:span><text:span text:style-name="T13_30"><text:s/></text:span><text:span text:style-name="T13_31">successful</text:span><text:span text:style-name="T13_32">.<text:s/></text:span><text:span text:style-name="T13_33">We</text:span><text:span text:style-name="T13_34"><text:s/></text:span><text:span text:style-name="T13_35">believe</text:span><text:span text:style-name="T13_36"><text:s/></text:span><text:span text:style-name="T13_37">that</text:span><text:span text:style-name="T13_38"><text:s/></text:span><text:span text:style-name="T13_39">prioritizing</text:span><text:span text:style-name="T13_40"><text:s/></text:span><text:span text:style-name="T13_41">the</text:span><text:span text:style-name="T13_42"><text:s/></text:span><text:span text:style-name="T13_43">needs</text:span><text:span text:style-name="T13_44"><text:s/></text:span><text:span text:style-name="T13_45">of</text:span><text:span text:style-name="T13_46"><text:s/></text:span><text:span text:style-name="T13_47">our</text:span><text:span text:style-name="T13_48"><text:s/></text:span><text:span text:style-name="T13_49">members</text:span><text:span text:style-name="T13_50"><text:s/></text:span><text:span text:style-name="T13_51">is</text:span><text:span text:style-name="T13_52"><text:s/></text:span><text:span text:style-name="T13_53">the</text:span><text:span text:style-name="T13_54"><text:s/></text:span><text:span text:style-name="T13_55">most</text:span><text:span text:style-name="T13_56"><text:s/></text:span><text:span text:style-name="T13_57">effective</text:span><text:span text:style-name="T13_58"><text:s/></text:span><text:span text:style-name="T13_59">and</text:span><text:span text:style-name="T13_60">,<text:s/></text:span><text:span text:style-name="T13_61">ultimately</text:span><text:span text:style-name="T13_62">,<text:s/></text:span><text:span text:style-name="T13_63">the</text:span><text:span text:style-name="T13_64"><text:s/></text:span><text:span text:style-name="T13_65">most</text:span><text:span text:style-name="T13_66"><text:s/></text:span><text:span text:style-name="T13_67">profitable</text:span><text:span text:style-name="T13_68"><text:s/></text:span><text:span text:style-name="T13_69">means</text:span><text:span text:style-name="T13_70"><text:s/></text:span><text:span text:style-name="T13_71">to</text:span><text:span text:style-name="T13_72"><text:s/></text:span><text:span text:style-name="T13_73">accomplish</text:span><text:span text:style-name="T13_74"><text:s/></text:span><text:span text:style-name="T13_75">our</text:span><text:span text:style-name="T13_76"><text:s/></text:span><text:span text:style-name="T13_77">mission</text:span><text:span text:style-name="T13_78"><text:s/></text:span><text:span text:style-name="T13_79">and</text:span><text:span text:style-name="T13_80"><text:s/></text:span><text:span text:style-name="T13_81">create</text:span><text:span text:style-name="T13_82"><text:s/></text:span><text:span text:style-name="T13_83">long</text:span><text:span text:style-name="T13_84">-</text:span><text:span text:style-name="T13_85">term</text:span><text:span text:style-name="T13_86"><text:s/></text:span><text:span text:style-name="T13_87">value</text:span><text:span text:style-name="T13_88"><text:s/></text:span><text:span text:style-name="T13_89">for</text:span><text:span text:style-name="T13_90"><text:s/></text:span><text:span text:style-name="T13_91">all</text:span><text:span text:style-name="T13_92"><text:s/></text:span><text:span text:style-name="T13_93">stakeholders</text:span><text:span text:style-name="T13_94">.</text:span></text:p>
      <text:p text:style-name="P14"><text:span text:style-name="T14_1"><text:tab/><text:tab/><text:tab/><text:tab/><text:tab/></text:span></text:p>
      <text:p text:style-name="P15"><text:span text:style-name="T15_1">Our</text:span><text:span text:style-name="T15_2"><text:s/></text:span><text:span text:style-name="T15_3">Vision</text:span></text:p>
      <text:p text:style-name="P16"><text:span text:style-name="T16_1"><text:tab/><text:tab/><text:tab/><text:tab/><text:tab/></text:span></text:p>
      <text:p text:style-name="P17"><text:span text:style-name="T17_1">Our</text:span><text:span text:style-name="T17_2"><text:s/></text:span><text:span text:style-name="T17_3">vision</text:span><text:span text:style-name="T17_4"><text:s/></text:span><text:span text:style-name="T17_5">is</text:span><text:span text:style-name="T17_6"><text:s/></text:span><text:span text:style-name="T17_7">to</text:span><text:span text:style-name="T17_8"><text:s/></text:span><text:span text:style-name="T17_9">create</text:span><text:span text:style-name="T17_10"><text:s/></text:span><text:span text:style-name="T17_11">economic</text:span><text:span text:style-name="T17_12"><text:s/></text:span><text:span text:style-name="T17_13">opportunity</text:span><text:span text:style-name="T17_14"><text:s/></text:span><text:span text:style-name="T17_15">for</text:span><text:span text:style-name="T17_16"><text:s/></text:span><text:span text:style-name="T17_17">every</text:span><text:span text:style-name="T17_18"><text:s/></text:span><text:span text:style-name="T17_19">member</text:span><text:span text:style-name="T17_20"><text:s/></text:span><text:span text:style-name="T17_21">of</text:span><text:span text:style-name="T17_22"><text:s/></text:span><text:span text:style-name="T17_23">the</text:span><text:span text:style-name="T17_24"><text:s/></text:span><text:span text:style-name="T17_25">global</text:span><text:span text:style-name="T17_26"><text:s/></text:span><text:span text:style-name="T17_27">workforce</text:span><text:span text:style-name="T17_28">.<text:s/></text:span><text:span text:style-name="T17_29">We</text:span><text:span text:style-name="T17_30"><text:s/></text:span><text:span text:style-name="T17_31">believe</text:span><text:span text:style-name="T17_32"><text:s/></text:span><text:span text:style-name="T17_33">our</text:span><text:span text:style-name="T17_34"><text:s/></text:span><text:span text:style-name="T17_35">network</text:span><text:span text:style-name="T17_36">’</text:span><text:span text:style-name="T17_37">s</text:span><text:span text:style-name="T17_38"><text:s/></text:span><text:span text:style-name="T17_39">ultimate</text:span><text:span text:style-name="T17_40"><text:s/></text:span><text:span text:style-name="T17_41">potential</text:span><text:span text:style-name="T17_42"><text:s/></text:span><text:span text:style-name="T17_43">is</text:span><text:span text:style-name="T17_44"><text:s/></text:span><text:span text:style-name="T17_45">to</text:span><text:span text:style-name="T17_46"><text:s/></text:span><text:span text:style-name="T17_47">develop</text:span><text:span text:style-name="T17_48"><text:s/></text:span><text:span text:style-name="T17_49">the</text:span><text:span text:style-name="T17_50"><text:s/></text:span><text:span text:style-name="T17_51">world</text:span><text:span text:style-name="T17_52">’</text:span><text:span text:style-name="T17_53">s</text:span><text:span text:style-name="T17_54"><text:s/></text:span><text:span text:style-name="T17_55">first</text:span><text:span text:style-name="T17_56"><text:s/></text:span><text:span text:style-name="T17_57">economic</text:span><text:span text:style-name="T17_58"><text:s/></text:span><text:span text:style-name="T17_59">graph</text:span><text:span text:style-name="T17_60">,<text:s/></text:span><text:span text:style-name="T17_61">a</text:span><text:span text:style-name="T17_62"><text:s/></text:span><text:span text:style-name="T17_63">digital</text:span><text:span text:style-name="T17_64"><text:s/></text:span><text:span text:style-name="T17_65">representation</text:span><text:span text:style-name="T17_66"><text:s/></text:span><text:span text:style-name="T17_67">of</text:span><text:span text:style-name="T17_68"><text:s/></text:span><text:span text:style-name="T17_69">the</text:span><text:span text:style-name="T17_70"><text:s/></text:span><text:span text:style-name="T17_71">global</text:span><text:span text:style-name="T17_72"><text:s/></text:span><text:span text:style-name="T17_73">economy</text:span><text:span text:style-name="T17_74">.<text:s/></text:span><text:span text:style-name="T17_75">Manifesting</text:span><text:span text:style-name="T17_76"><text:s/></text:span><text:span text:style-name="T17_77">this</text:span><text:span text:style-name="T17_78"><text:s/></text:span><text:span text:style-name="T17_79">vision</text:span><text:span text:style-name="T17_80"><text:s/></text:span><text:span text:style-name="T17_81">requires</text:span><text:span text:style-name="T17_82"><text:s/></text:span><text:span text:style-name="T17_83">scaling</text:span><text:span text:style-name="T17_84"><text:s/></text:span><text:span text:style-name="T17_85">across</text:span><text:span text:style-name="T17_86"><text:s/></text:span><text:span text:style-name="T17_87">six</text:span><text:span text:style-name="T17_88"><text:s/></text:span><text:span text:style-name="T17_89">key</text:span><text:span text:style-name="T17_90"><text:s/></text:span><text:span text:style-name="T17_91">pillars</text:span><text:span text:style-name="T17_92">:<text:s/></text:span><text:span text:style-name="T17_93">i</text:span><text:span text:style-name="T17_94">ndividuals</text:span><text:span text:style-name="T17_95"><text:s/></text:span><text:span text:style-name="T17_96">in</text:span><text:span text:style-name="T17_97"><text:s/></text:span><text:span text:style-name="T17_98">the</text:span><text:span text:style-name="T17_99"><text:s/></text:span><text:span text:style-name="T17_100">workforce</text:span><text:span text:style-name="T17_101">,<text:s/></text:span><text:span text:style-name="T17_102">companies</text:span><text:span text:style-name="T17_103">,<text:s/></text:span><text:span text:style-name="T17_104">job</text:span><text:span text:style-name="T17_105"><text:s/></text:span><text:span text:style-name="T17_106">opportunities</text:span><text:span text:style-name="T17_107">,<text:s/></text:span><text:span text:style-name="T17_108">professional</text:span><text:span text:style-name="T17_109"><text:s/></text:span><text:span text:style-name="T17_110">skills</text:span><text:span text:style-name="T17_111">,<text:s/></text:span><text:span text:style-name="T17_112">higher</text:span><text:span text:style-name="T17_113"><text:s/></text:span><text:span text:style-name="T17_114">education</text:span><text:span text:style-name="T17_115"><text:s/></text:span><text:span text:style-name="T17_116">institutions</text:span><text:span text:style-name="T17_117">,<text:s/></text:span><text:span text:style-name="T17_118">and</text:span><text:span text:style-name="T17_119"><text:s/></text:span><text:span text:style-name="T17_120">professional</text:span><text:span text:style-name="T17_121"><text:s/></text:span><text:span text:style-name="T17_122">knowledge</text:span><text:span text:style-name="T17_123">.<text:s/></text:span><text:span text:style-name="T17_124">By</text:span><text:span text:style-name="T17_125"><text:s/></text:span><text:span text:style-name="T17_126">operationalizing</text:span><text:span text:style-name="T17_127"><text:s/></text:span><text:span text:style-name="T17_128">this</text:span><text:span text:style-name="T17_129"><text:s/></text:span><text:span text:style-name="T17_130">vision</text:span><text:span text:style-name="T17_131">,<text:s/></text:span><text:span text:style-name="T17_132">we</text:span><text:span text:style-name="T17_133"><text:s/></text:span><text:span text:style-name="T17_134">believe</text:span><text:span text:style-name="T17_135"><text:s/></text:span><text:span text:style-name="T17_136">LinkedIn</text:span><text:span text:style-name="T17_137"><text:s/></text:span><text:span text:style-name="T17_138">can</text:span><text:span text:style-name="T17_139"><text:s/></text:span><text:span text:style-name="T17_140">enable</text:span><text:span text:style-name="T17_141"><text:s/></text:span><text:span text:style-name="T17_142">members</text:span><text:span text:style-name="T17_143"><text:s/></text:span><text:span text:style-name="T17_144">to</text:span><text:span text:style-name="T17_145"><text:s/></text:span><text:span text:style-name="T17_146">connect</text:span><text:span text:style-name="T17_147"><text:s/></text:span><text:span text:style-name="T17_148">to</text:span><text:span text:style-name="T17_149"><text:s/></text:span><text:span text:style-name="T17_150">opportunity</text:span><text:span text:style-name="T17_151"><text:s/></text:span><text:span text:style-name="T17_152">at</text:span><text:span text:style-name="T17_153"><text:s/></text:span><text:span text:style-name="T17_154">global</text:span><text:span text:style-name="T17_155"><text:s/></text:span><text:span text:style-name="T17_156">scale</text:span><text:span text:style-name="T17_157">.</text:span></text:p>
      <text:p text:style-name="P18"><text:span text:style-name="T18_1"><text:tab/><text:tab/><text:tab/><text:tab/><text:tab/></text:span></text:p>
      <text:p text:style-name="P19"><text:span text:style-name="T19_1">Our</text:span><text:span text:style-name="T19_2"><text:s/></text:span><text:span text:style-name="T19_3">Strategy</text:span><text:span text:style-name="T19_4"><text:s/></text:span><text:span text:style-name="T19_5">and</text:span><text:span text:style-name="T19_6"><text:s/></text:span><text:span text:style-name="T19_7">Value</text:span><text:span text:style-name="T19_8"><text:s/></text:span><text:span text:style-name="T19_9">Propositions</text:span></text:p>
      <text:p text:style-name="P20"><text:span text:style-name="T20_1"><text:tab/><text:tab/><text:tab/><text:tab/><text:tab/></text:span></text:p>
      <text:p text:style-name="P21"><text:span text:style-name="T21_1">Our</text:span><text:span text:style-name="T21_2"><text:s/></text:span><text:span text:style-name="T21_3">strategy</text:span><text:span text:style-name="T21_4"><text:s/></text:span><text:span text:style-name="T21_5">is</text:span><text:span text:style-name="T21_6"><text:s/></text:span><text:span text:style-name="T21_7">focused</text:span><text:span text:style-name="T21_8"><text:s/></text:span><text:span text:style-name="T21_9">on</text:span><text:span text:style-name="T21_10"><text:s/></text:span><text:span text:style-name="T21_11">three</text:span><text:span text:style-name="T21_12"><text:s/></text:span><text:span text:style-name="T21_13">key</text:span><text:span text:style-name="T21_14"><text:s/></text:span><text:span text:style-name="T21_15">value</text:span><text:span text:style-name="T21_16"><text:s/></text:span><text:span text:style-name="T21_17">propositions</text:span><text:span text:style-name="T21_18"><text:s/></text:span><text:span text:style-name="T21_19">for</text:span><text:span text:style-name="T21_20"><text:s/></text:span><text:span text:style-name="T21_21">both</text:span><text:span text:style-name="T21_22"><text:s/></text:span><text:span text:style-name="T21_23">members</text:span><text:span text:style-name="T21_24"><text:s/></text:span><text:span text:style-name="T21_25">and</text:span><text:span text:style-name="T21_26"><text:s/></text:span><text:span text:style-name="T21_27">customers</text:span><text:span text:style-name="T21_28">.<text:s/></text:span><text:span text:style-name="T21_29">These</text:span><text:span text:style-name="T21_30"><text:s/></text:span><text:span text:style-name="T21_31">value</text:span><text:span text:style-name="T21_32"><text:s/></text:span><text:span text:style-name="T21_33">propositions</text:span><text:span text:style-name="T21_34"><text:s/></text:span><text:span text:style-name="T21_35">allow</text:span><text:span text:style-name="T21_36"><text:s/></text:span><text:span text:style-name="T21_37">us</text:span><text:span text:style-name="T21_38"><text:s/></text:span><text:span text:style-name="T21_39">to</text:span><text:span text:style-name="T21_40"><text:s/></text:span><text:span text:style-name="T21_41">fully</text:span><text:span text:style-name="T21_42"><text:s/></text:span><text:span text:style-name="T21_43">embrace</text:span><text:span text:style-name="T21_44"><text:s/></text:span><text:span text:style-name="T21_45">our</text:span><text:span text:style-name="T21_46"><text:s/></text:span><text:span text:style-name="T21_47">hybrid</text:span><text:span text:style-name="T21_48"><text:s/></text:span><text:span text:style-name="T21_49">model</text:span><text:span text:style-name="T21_50"><text:s/></text:span><text:span text:style-name="T21_51">as</text:span><text:span text:style-name="T21_52"><text:s/></text:span><text:span text:style-name="T21_53">an</text:span><text:span text:style-name="T21_54"><text:s/></text:span><text:span text:style-name="T21_55">enterprise</text:span><text:span text:style-name="T21_56"><text:s/></text:span><text:span text:style-name="T21_57">services</text:span><text:span text:style-name="T21_58"><text:s/></text:span><text:span text:style-name="T21_59">business</text:span><text:span text:style-name="T21_60"><text:s/></text:span><text:span text:style-name="T21_61">built</text:span><text:span text:style-name="T21_62"><text:s/></text:span><text:span text:style-name="T21_63">on</text:span><text:span text:style-name="T21_64"><text:s/></text:span><text:span text:style-name="T21_65">a</text:span><text:span text:style-name="T21_66"><text:s/></text:span><text:span text:style-name="T21_67">consumer</text:span><text:span text:style-name="T21_68"><text:s/></text:span><text:span text:style-name="T21_69">web</text:span><text:span text:style-name="T21_70"><text:s/></text:span><text:span text:style-name="T21_71">platform</text:span><text:span text:style-name="T21_72"><text:s/></text:span><text:span text:style-name="T21_73">and</text:span><text:span text:style-name="T21_74"><text:s/></text:span><text:span text:style-name="T21_75">continue</text:span><text:span text:style-name="T21_76"><text:s/></text:span><text:span text:style-name="T21_77">to</text:span><text:span text:style-name="T21_78"><text:s/></text:span><text:span text:style-name="T21_79">build</text:span><text:span text:style-name="T21_80"><text:s/></text:span><text:span text:style-name="T21_81">on</text:span><text:span text:style-name="T21_82"><text:s/></text:span><text:span text:style-name="T21_83">critical</text:span><text:span text:style-name="T21_84"><text:s/></text:span><text:span text:style-name="T21_85">platform</text:span><text:span text:style-name="T21_86"><text:s/></text:span><text:span text:style-name="T21_87">capabilities</text:span><text:span text:style-name="T21_88"><text:s/></text:span><text:span text:style-name="T21_89">necessary</text:span><text:span text:style-name="T21_90"><text:s/></text:span><text:span text:style-name="T21_91">for</text:span><text:span text:style-name="T21_92"><text:s/></text:span><text:span text:style-name="T21_93">professionals</text:span><text:span text:style-name="T21_94">:</text:span></text:p>
      <text:p text:style-name="P22"><text:span text:style-name="T22_1"><text:tab/><text:tab/><text:tab/><text:tab/><text:tab/></text:span></text:p>
      <text:p text:style-name="P23"><text:span text:style-name="T23_1">•<text:s/></text:span><text:span text:style-name="T23_2">Stay</text:span><text:span text:style-name="T23_3"><text:s/></text:span><text:span text:style-name="T23_4">connected</text:span><text:span text:style-name="T23_5"><text:s/>&amp;<text:s/></text:span><text:span text:style-name="T23_6">informed</text:span><text:span text:style-name="T23_7">:<text:s/></text:span><text:span text:style-name="T23_8">Our</text:span><text:span text:style-name="T23_9"><text:s/></text:span><text:span text:style-name="T23_10">flagship</text:span><text:span text:style-name="T23_11"><text:s/></text:span><text:span text:style-name="T23_12">LinkedIn</text:span><text:span text:style-name="T23_13"><text:s/></text:span><text:span text:style-name="T23_14">application</text:span><text:span text:style-name="T23_15"><text:s/></text:span><text:span text:style-name="T23_16">and</text:span><text:span text:style-name="T23_17"><text:s/></text:span><text:span text:style-name="T23_18">our</text:span><text:span text:style-name="T23_19"><text:s/></text:span><text:span text:style-name="T23_20">professional</text:span><text:span text:style-name="T23_21"><text:s/></text:span><text:span text:style-name="T23_22">publishing</text:span><text:span text:style-name="T23_23"><text:s/></text:span><text:span text:style-name="T23_24">platform</text:span><text:span text:style-name="T23_25"><text:s/></text:span><text:span text:style-name="T23_26">focus</text:span><text:span text:style-name="T23_27"><text:s/></text:span><text:span text:style-name="T23_28">on</text:span><text:span text:style-name="T23_29"><text:s/></text:span><text:span text:style-name="T23_30">helping</text:span><text:span text:style-name="T23_31"><text:s/></text:span><text:span text:style-name="T23_32">members</text:span><text:span text:style-name="T23_33"><text:s/></text:span><text:span text:style-name="T23_34">keep</text:span><text:span text:style-name="T23_35"><text:s/></text:span><text:span text:style-name="T23_36">up</text:span><text:span text:style-name="T23_37"><text:s/></text:span><text:span text:style-name="T23_38">with</text:span><text:span text:style-name="T23_39"><text:s/></text:span><text:span text:style-name="T23_40">their</text:span><text:span text:style-name="T23_41"><text:s/></text:span><text:span text:style-name="T23_42">connections</text:span><text:span text:style-name="T23_43">,<text:s/></text:span><text:span text:style-name="T23_44">stay</text:span><text:span text:style-name="T23_45"><text:s/></text:span><text:span text:style-name="T23_46">up</text:span><text:span text:style-name="T23_47"><text:s/></text:span><text:span text:style-name="T23_48">to</text:span><text:span text:style-name="T23_49"><text:s/></text:span><text:span text:style-name="T23_50">date</text:span><text:span text:style-name="T23_51"><text:s/></text:span><text:span text:style-name="T23_52">with</text:span><text:span text:style-name="T23_53"><text:s/></text:span><text:span text:style-name="T23_54">relevant</text:span><text:span text:style-name="T23_55"><text:s/></text:span><text:span text:style-name="T23_56">news</text:span><text:span text:style-name="T23_57"><text:s/></text:span><text:span text:style-name="T23_58">and</text:span><text:span text:style-name="T23_59"><text:s/></text:span><text:span text:style-name="T23_60">ideas</text:span><text:span text:style-name="T23_61">,<text:s/></text:span><text:span text:style-name="T23_62">and</text:span><text:span text:style-name="T23_63"><text:s/></text:span><text:span text:style-name="T23_64">share</text:span><text:span text:style-name="T23_65"><text:s/></text:span><text:span text:style-name="T23_66">views</text:span><text:span text:style-name="T23_67"><text:s/></text:span><text:span text:style-name="T23_68">and</text:span><text:span text:style-name="T23_69"><text:s/></text:span><text:span text:style-name="T23_70">knowledge</text:span><text:span text:style-name="T23_71">.<text:s/></text:span><text:span text:style-name="T23_72">We</text:span><text:span text:style-name="T23_73"><text:s/></text:span><text:span text:style-name="T23_74">believe</text:span><text:span text:style-name="T23_75"><text:s/></text:span><text:span text:style-name="T23_76">delivering</text:span><text:span text:style-name="T23_77"><text:s/></text:span><text:span text:style-name="T23_78">members</text:span><text:span text:style-name="T23_79"><text:s/></text:span><text:span text:style-name="T23_80">a</text:span><text:span text:style-name="T23_81"><text:s/></text:span><text:span text:style-name="T23_82">relevant</text:span><text:span text:style-name="T23_83"><text:s/></text:span><text:span text:style-name="T23_84">and</text:span><text:span text:style-name="T23_85"><text:s/></text:span><text:span text:style-name="T23_86">highly</text:span><text:span text:style-name="T23_87"><text:s/></text:span><text:span text:style-name="T23_88">engaging</text:span><text:span text:style-name="T23_89"><text:s/></text:span><text:span text:style-name="T23_90">feed</text:span><text:span text:style-name="T23_91"><text:s/></text:span><text:span text:style-name="T23_92">experience</text:span><text:span text:style-name="T23_93"><text:s/></text:span><text:span text:style-name="T23_94">is</text:span><text:span text:style-name="T23_95"><text:s/></text:span><text:span text:style-name="T23_96">critical</text:span><text:span text:style-name="T23_97"><text:s/></text:span><text:span text:style-name="T23_98">in</text:span><text:span text:style-name="T23_99"><text:s/></text:span><text:span text:style-name="T23_100">creating</text:span><text:span text:style-name="T23_101"><text:s/></text:span><text:span text:style-name="T23_102">value</text:span><text:span text:style-name="T23_103">.</text:span></text:p>
      <text:p text:style-name="P24"><text:span text:style-name="T24_1"><text:tab/><text:tab/><text:tab/><text:tab/><text:tab/></text:span></text:p>
      <text:p text:style-name="P25"><text:span text:style-name="T25_1">•<text:s/></text:span><text:span text:style-name="T25_2">Advance</text:span><text:span text:style-name="T25_3"><text:s/></text:span><text:span text:style-name="T25_4">my</text:span><text:span text:style-name="T25_5"><text:s/></text:span><text:span text:style-name="T25_6">career</text:span><text:span text:style-name="T25_7">:<text:s/></text:span><text:span text:style-name="T25_8">Helping</text:span><text:span text:style-name="T25_9"><text:s/></text:span><text:span text:style-name="T25_10">members</text:span><text:span text:style-name="T25_11"><text:s/></text:span><text:span text:style-name="T25_12">both</text:span><text:span text:style-name="T25_13"><text:s/></text:span><text:span text:style-name="T25_14">get</text:span><text:span text:style-name="T25_15"><text:s/></text:span><text:span text:style-name="T25_16">hired</text:span><text:span text:style-name="T25_17"><text:s/></text:span><text:span text:style-name="T25_18">and</text:span><text:span text:style-name="T25_19"><text:s/></text:span><text:span text:style-name="T25_20">learn</text:span><text:span text:style-name="T25_21"><text:s/></text:span><text:span text:style-name="T25_22">new</text:span><text:span text:style-name="T25_23"><text:s/></text:span><text:span text:style-name="T25_24">skills</text:span><text:span text:style-name="T25_25"><text:s/></text:span><text:span text:style-name="T25_26">has</text:span><text:span text:style-name="T25_27"><text:s/></text:span><text:span text:style-name="T25_28">emerged</text:span><text:span text:style-name="T25_29"><text:s/></text:span><text:span text:style-name="T25_30">as</text:span><text:span text:style-name="T25_31"><text:s/></text:span><text:span text:style-name="T25_32">an</text:span><text:span text:style-name="T25_33"><text:s/></text:span><text:span text:style-name="T25_34">essential</text:span><text:span text:style-name="T25_35"><text:s/></text:span><text:span text:style-name="T25_36">element</text:span><text:span text:style-name="T25_37"><text:s/></text:span><text:span text:style-name="T25_38">of</text:span><text:span text:style-name="T25_39"><text:s/></text:span><text:span text:style-name="T25_40">our</text:span><text:span text:style-name="T25_41"><text:s/></text:span><text:span text:style-name="T25_42">platform</text:span><text:span text:style-name="T25_43">.<text:s/></text:span><text:span text:style-name="T25_44">We</text:span><text:span text:style-name="T25_45"><text:s/></text:span><text:span text:style-name="T25_46">accelerated</text:span><text:span text:style-name="T25_47"><text:s/></text:span><text:span text:style-name="T25_48">this</text:span><text:span text:style-name="T25_49"><text:s/></text:span><text:span text:style-name="T25_50">focus</text:span><text:span text:style-name="T25_51"><text:s/></text:span><text:span text:style-name="T25_52">through</text:span><text:span text:style-name="T25_53"><text:s/></text:span><text:span text:style-name="T25_54">our</text:span><text:span text:style-name="T25_55"><text:s/>2014<text:s/></text:span><text:span text:style-name="T25_56">acquisition</text:span><text:span text:style-name="T25_57"><text:s/></text:span><text:span text:style-name="T25_58">of</text:span><text:span text:style-name="T25_59"><text:s/></text:span><text:span text:style-name="T25_60">Bright</text:span><text:span text:style-name="T25_61"><text:s/></text:span><text:span text:style-name="T25_62">Media</text:span><text:span text:style-name="T25_63"><text:s/></text:span><text:span text:style-name="T25_64">Corporation</text:span><text:span text:style-name="T25_65">,<text:s/></text:span><text:span text:style-name="T25_66">taking</text:span><text:span text:style-name="T25_67"><text:s/></text:span><text:span text:style-name="T25_68">the</text:span><text:span text:style-name="T25_69"><text:s/></text:span><text:span text:style-name="T25_70">number</text:span><text:span text:style-name="T25_71"><text:s/></text:span><text:span text:style-name="T25_72">of</text:span><text:span text:style-name="T25_73"><text:s/></text:span><text:span text:style-name="T25_74">jobs</text:span><text:span text:style-name="T25_75"><text:s/></text:span><text:span text:style-name="T25_76">available</text:span><text:span text:style-name="T25_77"><text:s/></text:span><text:span text:style-name="T25_78">on</text:span><text:span text:style-name="T25_79"><text:s/></text:span><text:span text:style-name="T25_80">LinkedIn</text:span><text:span text:style-name="T25_81"><text:s/></text:span><text:span text:style-name="T25_82">to</text:span><text:span text:style-name="T25_83"><text:s/></text:span><text:span text:style-name="T25_84">nearly</text:span><text:span text:style-name="T25_85"><text:s/>5<text:s/></text:span><text:span text:style-name="T25_86">million</text:span><text:span text:style-name="T25_87"><text:s/></text:span><text:span text:style-name="T25_88">from</text:span><text:span text:style-name="T25_89"><text:s/></text:span><text:span text:style-name="T25_90">approximately</text:span><text:span text:style-name="T25_91"><text:s/>300,000<text:s/></text:span><text:span text:style-name="T25_92">two</text:span><text:span text:style-name="T25_93"><text:s/></text:span><text:span text:style-name="T25_94">years</text:span><text:span text:style-name="T25_95"><text:s/></text:span><text:span text:style-name="T25_96">ago</text:span><text:span text:style-name="T25_97">.<text:s/></text:span><text:span text:style-name="T25_98">In</text:span><text:span text:style-name="T25_99"><text:s/></text:span><text:span text:style-name="T25_100">addition</text:span><text:span text:style-name="T25_101">,<text:s/></text:span><text:span text:style-name="T25_102">our</text:span><text:span text:style-name="T25_103"><text:s/>2015<text:s/></text:span><text:span text:style-name="T25_104">acquisition</text:span><text:span text:style-name="T25_105"><text:s/></text:span><text:span text:style-name="T25_106">of</text:span><text:span text:style-name="T25_107"><text:s/></text:span><text:span text:style-name="T25_108">lynda</text:span><text:span text:style-name="T25_109">.</text:span><text:span text:style-name="T25_110">com</text:span><text:span text:style-name="T25_111">,<text:s/></text:span><text:span text:style-name="T25_112">Inc</text:span><text:span text:style-name="T25_113">.<text:s/>(‘‘</text:span><text:span text:style-name="T25_114">Lynda</text:span><text:span text:style-name="T25_115">.</text:span><text:span text:style-name="T25_116">com</text:span><text:span text:style-name="T25_117">’’),<text:s/></text:span><text:span text:style-name="T25_118">Inc</text:span><text:span text:style-name="T25_119">.<text:s/></text:span><text:span text:style-name="T25_120">launched</text:span><text:span text:style-name="T25_121"><text:s/></text:span><text:span text:style-name="T25_122">our</text:span><text:span text:style-name="T25_123"><text:s/></text:span><text:span text:style-name="T25_124">entrance</text:span><text:span text:style-name="T25_125"><text:s/></text:span><text:span text:style-name="T25_126">into</text:span><text:span text:style-name="T25_127"><text:s/></text:span><text:span text:style-name="T25_128">the</text:span><text:span text:style-name="T25_129"><text:s/></text:span><text:span text:style-name="T25_130">learning</text:span><text:span text:style-name="T25_131"><text:s/></text:span><text:span text:style-name="T25_132">and</text:span><text:span text:style-name="T25_133"><text:s/></text:span><text:span text:style-name="T25_134">development</text:span><text:span text:style-name="T25_135"><text:s/></text:span><text:span text:style-name="T25_136">market</text:span><text:span text:style-name="T25_137"><text:s/></text:span><text:span text:style-name="T25_138">by</text:span><text:span text:style-name="T25_139"><text:s/></text:span><text:span text:style-name="T25_140">introducing</text:span><text:span text:style-name="T25_141"><text:s/></text:span><text:span text:style-name="T25_142">skills</text:span><text:span text:style-name="T25_143">-</text:span><text:span text:style-name="T25_144">based</text:span><text:span text:style-name="T25_145"><text:s/></text:span><text:span text:style-name="T25_146">learning</text:span><text:span text:style-name="T25_147"><text:s/></text:span><text:span text:style-name="T25_148">to</text:span><text:span text:style-name="T25_149"><text:s/></text:span><text:span text:style-name="T25_150">our</text:span><text:span text:style-name="T25_151"><text:s/></text:span><text:span text:style-name="T25_152">platform</text:span><text:span text:style-name="T25_153">.</text:span></text:p>
      <text:p text:style-name="P26"><text:span text:style-name="T26_1"><text:tab/><text:tab/><text:tab/><text:tab/><text:tab/></text:span></text:p>
      <text:p text:style-name="P27"><text:span text:style-name="T27_1">•<text:s/></text:span><text:span text:style-name="T27_2">Work</text:span><text:span text:style-name="T27_3"><text:s/></text:span><text:span text:style-name="T27_4">smarter</text:span><text:span text:style-name="T27_5">:<text:s/></text:span><text:span text:style-name="T27_6">Work</text:span><text:span text:style-name="T27_7"><text:s/></text:span><text:span text:style-name="T27_8">smarter</text:span><text:span text:style-name="T27_9"><text:s/></text:span><text:span text:style-name="T27_10">captures</text:span><text:span text:style-name="T27_11"><text:s/></text:span><text:span text:style-name="T27_12">the</text:span><text:span text:style-name="T27_13"><text:s/></text:span><text:span text:style-name="T27_14">value</text:span><text:span text:style-name="T27_15"><text:s/></text:span><text:span text:style-name="T27_16">we</text:span><text:span text:style-name="T27_17"><text:s/></text:span><text:span text:style-name="T27_18">create</text:span><text:span text:style-name="T27_19"><text:s/></text:span><text:span text:style-name="T27_20">for</text:span><text:span text:style-name="T27_21"><text:s/></text:span><text:span text:style-name="T27_22">members</text:span><text:span text:style-name="T27_23"><text:s/></text:span><text:span text:style-name="T27_24">and</text:span><text:span text:style-name="T27_25"><text:s/></text:span><text:span text:style-name="T27_26">customers</text:span><text:span text:style-name="T27_27"><text:s/></text:span><text:span text:style-name="T27_28">through</text:span><text:span text:style-name="T27_29"><text:s/></text:span><text:span text:style-name="T27_30">our</text:span><text:span text:style-name="T27_31"><text:s/></text:span><text:span text:style-name="T27_32">monetized</text:span><text:span text:style-name="T27_33"><text:s/></text:span><text:span text:style-name="T27_34">products</text:span><text:span text:style-name="T27_35">.<text:s/></text:span><text:span text:style-name="T27_36">For</text:span><text:span text:style-name="T27_37"><text:s/></text:span><text:span text:style-name="T27_38">recruiters</text:span><text:span text:style-name="T27_39">,<text:s/></text:span><text:span text:style-name="T27_40">LinkedIn</text:span><text:span text:style-name="T27_41"><text:s/></text:span><text:span text:style-name="T27_42">provides</text:span><text:span text:style-name="T27_43"><text:s/></text:span><text:span text:style-name="T27_44">a</text:span><text:span text:style-name="T27_45"><text:s/></text:span><text:span text:style-name="T27_46">destination</text:span><text:span text:style-name="T27_47"><text:s/></text:span><text:span text:style-name="T27_48">to</text:span><text:span text:style-name="T27_49"><text:s/></text:span><text:span text:style-name="T27_50">attract</text:span><text:span text:style-name="T27_51">,<text:s/></text:span><text:span text:style-name="T27_52">recruit</text:span><text:span text:style-name="T27_53">,<text:s/></text:span><text:span text:style-name="T27_54">and</text:span><text:span text:style-name="T27_55"><text:s/></text:span><text:span text:style-name="T27_56">hire</text:span><text:span text:style-name="T27_57"><text:s/></text:span><text:span text:style-name="T27_58">talent</text:span><text:span text:style-name="T27_59">.<text:s/></text:span><text:span text:style-name="T27_60">For</text:span><text:span text:style-name="T27_61"><text:s/></text:span><text:span text:style-name="T27_62">marketers</text:span><text:span text:style-name="T27_63">,<text:s/></text:span><text:span text:style-name="T27_64">LinkedIn</text:span><text:span text:style-name="T27_65"><text:s/></text:span><text:span text:style-name="T27_66">provides</text:span><text:span text:style-name="T27_67"><text:s/></text:span><text:span text:style-name="T27_68">a</text:span><text:span text:style-name="T27_69"><text:s/></text:span><text:span text:style-name="T27_70">platform</text:span><text:span text:style-name="T27_71"><text:s/></text:span><text:span text:style-name="T27_72">to</text:span><text:span text:style-name="T27_73"><text:s/></text:span><text:span text:style-name="T27_74">market</text:span><text:span text:style-name="T27_75"><text:s/></text:span><text:span text:style-name="T27_76">products</text:span><text:span text:style-name="T27_77"><text:s/></text:span><text:span text:style-name="T27_78">and</text:span><text:span text:style-name="T27_79"><text:s/></text:span><text:span text:style-name="T27_80">services</text:span><text:span text:style-name="T27_81">,<text:s/></text:span><text:span text:style-name="T27_82">especially</text:span><text:span text:style-name="T27_83"><text:s/></text:span><text:span text:style-name="T27_84">with</text:span><text:span text:style-name="T27_85"><text:s/></text:span><text:span text:style-name="T27_86">a</text:span><text:span text:style-name="T27_87"><text:s/></text:span><text:span text:style-name="T27_88">business</text:span><text:span text:style-name="T27_89">-</text:span><text:span text:style-name="T27_90">to</text:span><text:span text:style-name="T27_91">-</text:span><text:span text:style-name="T27_92">business</text:span><text:span text:style-name="T27_93"><text:s/></text:span><text:span text:style-name="T27_94">focus</text:span><text:span text:style-name="T27_95">.<text:s/></text:span><text:span text:style-name="T27_96">For</text:span><text:span text:style-name="T27_97"><text:s/></text:span><text:span text:style-name="T27_98">sales</text:span><text:span text:style-name="T27_99"><text:s/></text:span><text:span text:style-name="T27_100">professionals</text:span><text:span text:style-name="T27_101">,<text:s/></text:span><text:span text:style-name="T27_102">LinkedIn</text:span><text:span text:style-name="T27_103"><text:s/></text:span><text:span text:style-name="T27_104">provides</text:span><text:span text:style-name="T27_105"><text:s/></text:span><text:span text:style-name="T27_106">a</text:span><text:span text:style-name="T27_107"><text:s/></text:span><text:span text:style-name="T27_108">social</text:span><text:span text:style-name="T27_109"><text:s/></text:span><text:span text:style-name="T27_110">selling</text:span><text:span text:style-name="T27_111"><text:s/></text:span><text:span text:style-name="T27_112">tool</text:span><text:span text:style-name="T27_113"><text:s/></text:span><text:span text:style-name="T27_114">to</text:span><text:span text:style-name="T27_115"><text:s/></text:span><text:span text:style-name="T27_116">help</text:span><text:span text:style-name="T27_117"><text:s/></text:span><text:span text:style-name="T27_118">find</text:span><text:span text:style-name="T27_119"><text:s/></text:span><text:span text:style-name="T27_120">leads</text:span><text:span text:style-name="T27_121"><text:s/></text:span><text:span text:style-name="T27_122">and</text:span><text:span text:style-name="T27_123"><text:s/></text:span><text:span text:style-name="T27_124">generate</text:span><text:span text:style-name="T27_125"><text:s/></text:span><text:span text:style-name="T27_126">sales</text:span><text:span text:style-name="T27_127">.<text:s/></text:span><text:span text:style-name="T27_128">For</text:span><text:span text:style-name="T27_129"><text:s/></text:span><text:span text:style-name="T27_130">individuals</text:span><text:span text:style-name="T27_131">,<text:s/></text:span><text:span text:style-name="T27_132">LinkedIn</text:span><text:span text:style-name="T27_133"><text:s/></text:span><text:span text:style-name="T27_134">offers</text:span><text:span text:style-name="T27_135"><text:s/></text:span><text:span text:style-name="T27_136">premium</text:span><text:span text:style-name="T27_137"><text:s/></text:span><text:span text:style-name="T27_138">subscription</text:span><text:span text:style-name="T27_139"><text:s/></text:span><text:span text:style-name="T27_140">packages</text:span><text:span text:style-name="T27_141"><text:s/></text:span><text:span text:style-name="T27_142">that</text:span><text:span text:style-name="T27_143"><text:s/></text:span><text:span text:style-name="T27_144">are</text:span><text:span text:style-name="T27_145"><text:s/></text:span><text:span text:style-name="T27_146">designed</text:span><text:span text:style-name="T27_147"><text:s/></text:span><text:span text:style-name="T27_148">for</text:span><text:span text:style-name="T27_149"><text:s/></text:span><text:span text:style-name="T27_150">general</text:span><text:span text:style-name="T27_151"><text:s/></text:span><text:span text:style-name="T27_152">professionals</text:span><text:span text:style-name="T27_153"><text:s/></text:span><text:span text:style-name="T27_154">to</text:span><text:span text:style-name="T27_155"><text:s/></text:span><text:span text:style-name="T27_156">manage</text:span><text:span text:style-name="T27_157"><text:s/></text:span><text:span text:style-name="T27_158">their</text:span><text:span text:style-name="T27_159"><text:s/></text:span><text:span text:style-name="T27_160">professional</text:span><text:span text:style-name="T27_161"><text:s/></text:span><text:span text:style-name="T27_162">identity</text:span><text:span text:style-name="T27_163">,<text:s/></text:span><text:span text:style-name="T27_164">grow</text:span><text:span text:style-name="T27_165"><text:s/></text:span><text:span text:style-name="T27_166">their</text:span><text:span text:style-name="T27_167"><text:s/></text:span><text:span text:style-name="T27_168">networks</text:span><text:span text:style-name="T27_169">,<text:s/></text:span><text:span text:style-name="T27_170">and</text:span><text:span text:style-name="T27_171"><text:s/></text:span><text:span text:style-name="T27_172">connect</text:span><text:span text:style-name="T27_173"><text:s/></text:span><text:span text:style-name="T27_174">with</text:span><text:span text:style-name="T27_175"><text:s/></text:span><text:span text:style-name="T27_176">talent</text:span><text:span text:style-name="T27_177">.<text:s/></text:span><text:span text:style-name="T27_178">Finally</text:span><text:span text:style-name="T27_179">,<text:s/></text:span><text:span text:style-name="T27_180">we</text:span><text:span text:style-name="T27_181"><text:s/></text:span><text:span text:style-name="T27_182">recently</text:span><text:span text:style-name="T27_183"><text:s/></text:span><text:span text:style-name="T27_184">began</text:span><text:span text:style-name="T27_185"><text:s/></text:span><text:span text:style-name="T27_186">to</text:span><text:span text:style-name="T27_187"><text:s/></text:span><text:span text:style-name="T27_188">focus</text:span><text:span text:style-name="T27_189"><text:s/></text:span><text:span text:style-name="T27_190">on</text:span><text:span text:style-name="T27_191"><text:s/></text:span><text:span text:style-name="T27_192">helping</text:span><text:span text:style-name="T27_193"><text:s/></text:span><text:span text:style-name="T27_194">individuals</text:span><text:span text:style-name="T27_195"><text:s/></text:span><text:span text:style-name="T27_196">and</text:span><text:span text:style-name="T27_197"><text:s/></text:span><text:span text:style-name="T27_198">small</text:span><text:span text:style-name="T27_199"><text:s/></text:span><text:span text:style-name="T27_200">businesses</text:span><text:span text:style-name="T27_201"><text:s/></text:span><text:span text:style-name="T27_202">find</text:span><text:span text:style-name="T27_203"><text:s/></text:span><text:span text:style-name="T27_204">freelance</text:span><text:span text:style-name="T27_205"><text:s/></text:span><text:span text:style-name="T27_206">professionals</text:span><text:span text:style-name="T27_207">.</text:span></text:p>
      <text:p text:style-name="P28"><text:span text:style-name="T28_1"><text:tab/><text:tab/><text:tab/><text:tab/></text:span><text:span text:style-name="T28_2"><text:tab/><text:tab/><text:tab/></text:span></text:p>
      <text:p text:style-name="P29"><text:span text:style-name="T29_1">#<text:s/></text:span><text:span text:style-name="T29_2">Employees</text:span><text:span text:style-name="T29_3">:<text:s/>~10000</text:span></text:p>
      <text:p text:style-name="P30"/>
      <text:p text:style-name="P31"><text:span text:style-name="T31_1">Company</text:span><text:span text:style-name="T31_2"><text:s/></text:span><text:span text:style-name="T31_3">History</text:span><text:span text:style-name="T31_4"><text:s/>(</text:span><text:span text:style-name="T31_5">Industry</text:span><text:span text:style-name="T31_6">,<text:s/></text:span><text:span text:style-name="T31_7">B</text:span><text:span text:style-name="T31_8">2</text:span><text:span text:style-name="T31_9">B</text:span><text:span text:style-name="T31_10">/</text:span><text:span text:style-name="T31_11">B</text:span><text:span text:style-name="T31_12">2</text:span><text:span text:style-name="T31_13">C</text:span><text:span text:style-name="T31_14">,<text:s/></text:span><text:span text:style-name="T31_15">funding</text:span><text:span text:style-name="T31_16"><text:s/></text:span><text:span text:style-name="T31_17">history</text:span><text:span text:style-name="T31_18">):</text:span></text:p>
      <text:p text:style-name="P32"><text:span text:style-name="T32_1">LinkedIn</text:span><text:span text:style-name="T32_2"><text:s/></text:span><text:span text:style-name="T32_3">was</text:span><text:span text:style-name="T32_4"><text:s/></text:span><text:span text:style-name="T32_5">founded</text:span><text:span text:style-name="T32_6"><text:s/></text:span><text:span text:style-name="T32_7">in</text:span><text:span text:style-name="T32_8"><text:s/>2002<text:s/></text:span><text:span text:style-name="T32_9">and</text:span><text:span text:style-name="T32_10"><text:s/></text:span><text:span text:style-name="T32_11">is</text:span><text:span text:style-name="T32_12"><text:s/></text:span><text:span text:style-name="T32_13">headquartered</text:span><text:span text:style-name="T32_14"><text:s/></text:span><text:span text:style-name="T32_15">in</text:span><text:span text:style-name="T32_16"><text:s/></text:span><text:span text:style-name="T32_17">Mountain</text:span><text:span text:style-name="T32_18"><text:s/></text:span><text:span text:style-name="T32_19">View</text:span><text:span text:style-name="T32_20">,<text:s/></text:span><text:span text:style-name="T32_21">California</text:span><text:span text:style-name="T32_22">.</text:span></text:p>
      <text:p text:style-name="P33"><text:span text:style-name="T33_1">Industry</text:span><text:span text:style-name="T33_2"><text:s/>:<text:s/></text:span><text:span text:style-name="T33_3">Social</text:span><text:span text:style-name="T33_4"><text:s/></text:span><text:span text:style-name="T33_5">Media</text:span><text:span text:style-name="T33_6"><text:s/>-<text:s/></text:span><text:span text:style-name="T33_7">Networking</text:span><text:span text:style-name="T33_8"><text:s/></text:span><text:span text:style-name="T33_9">solutions</text:span><text:span text:style-name="T33_10">,<text:s/></text:span><text:span text:style-name="T33_11">Primarily</text:span><text:span text:style-name="T33_12"><text:s/></text:span><text:span text:style-name="T33_13">B</text:span><text:span text:style-name="T33_14">2</text:span><text:span text:style-name="T33_15">C</text:span><text:span text:style-name="T33_16"><text:s/></text:span><text:span text:style-name="T33_17">with</text:span><text:span text:style-name="T33_18"><text:s/></text:span><text:span text:style-name="T33_19">increasing</text:span><text:span text:style-name="T33_20"><text:s/></text:span><text:span text:style-name="T33_21">B</text:span><text:span text:style-name="T33_22">2</text:span><text:span text:style-name="T33_23">B</text:span><text:span text:style-name="T33_24"><text:s/></text:span><text:span text:style-name="T33_25">products</text:span></text:p>
      <text:p text:style-name="P34"><text:span text:style-name="T34_1">Founders</text:span><text:span text:style-name="T34_2"><text:s/>:</text:span><text:span text:style-name="T34_3"><text:s/></text:span><text:span text:style-name="T34_4">Reid</text:span><text:span text:style-name="T34_5"><text:s/></text:span><text:span text:style-name="T34_6">Hoffman</text:span><text:span text:style-name="T34_7">,</text:span><text:span text:style-name="T34_8">Allen</text:span><text:span text:style-name="T34_9"><text:s/></text:span><text:span text:style-name="T34_10">Blue</text:span><text:span text:style-name="T34_11">,</text:span><text:span text:style-name="T34_12">Konstantin</text:span><text:span text:style-name="T34_13"><text:s/></text:span><text:span text:style-name="T34_14">Guericke</text:span><text:span text:style-name="T34_15">,</text:span><text:span text:style-name="T34_16">Eric</text:span><text:span text:style-name="T34_17"><text:s/></text:span><text:span text:style-name="T34_18">Ly</text:span><text:span text:style-name="T34_19"><text:s/></text:span><text:span text:style-name="T34_20">and</text:span><text:span text:style-name="T34_21"><text:s/></text:span><text:span text:style-name="T34_22">Jean</text:span><text:span text:style-name="T34_23">-</text:span><text:span text:style-name="T34_24">Luc</text:span><text:span text:style-name="T34_25"><text:s/></text:span><text:span text:style-name="T34_26">Vaillant</text:span></text:p>
      <text:p text:style-name="P35"><text:span text:style-name="T35_1">Funding</text:span><text:span text:style-name="T35_2">:<text:s/>103<text:s/></text:span><text:span text:style-name="T35_3">Million</text:span><text:span text:style-name="T35_4"><text:s/></text:span><text:span text:style-name="T35_5">in</text:span><text:span text:style-name="T35_6"><text:s/></text:span><text:span text:style-name="T35_7">funding</text:span><text:span text:style-name="T35_8"><text:s/></text:span><text:span text:style-name="T35_9">with</text:span><text:span text:style-name="T35_10"><text:s/></text:span><text:span text:style-name="T35_11">recent</text:span><text:span text:style-name="T35_12"><text:s/></text:span><text:span text:style-name="T35_13">acquisition</text:span><text:span text:style-name="T35_14"><text:s/></text:span><text:span text:style-name="T35_15">by</text:span><text:span text:style-name="T35_16"><text:s/></text:span><text:span text:style-name="T35_17">Microsoft</text:span><text:span text:style-name="T35_18"><text:s/></text:span><text:span text:style-name="T35_19">for</text:span></text:p>
      <text:p text:style-name="P36"/>
      <text:p text:style-name="P37"><text:span text:style-name="T37_1">How</text:span><text:span text:style-name="T37_2"><text:s/></text:span><text:span text:style-name="T37_3">do</text:span><text:span text:style-name="T37_4"><text:s/></text:span><text:span text:style-name="T37_5">they</text:span><text:span text:style-name="T37_6"><text:s/></text:span><text:span text:style-name="T37_7">make</text:span><text:span text:style-name="T37_8"><text:s/></text:span><text:span text:style-name="T37_9">money</text:span><text:span text:style-name="T37_10">:<text:s/></text:span></text:p>
      <text:p text:style-name="P38"/>
      <text:list text:style-name="LS1" xml:id="list0">
        <text:list-item>
          <text:p text:style-name="P39"><text:span text:style-name="T39_1">LinkedIn</text:span><text:span text:style-name="T39_2"><text:s/></text:span><text:span text:style-name="T39_3">member</text:span><text:span text:style-name="T39_4"><text:s/></text:span><text:span text:style-name="T39_5">subscriptions</text:span><text:span text:style-name="T39_6"><text:s/></text:span><text:span text:style-name="T39_7">from</text:span><text:span text:style-name="T39_8"><text:s/></text:span><text:span text:style-name="T39_9">different</text:span><text:span text:style-name="T39_10"><text:s/></text:span><text:span text:style-name="T39_11">account</text:span><text:span text:style-name="T39_12"><text:s/></text:span><text:span text:style-name="T39_13">types</text:span><text:span text:style-name="T39_14"><text:s/></text:span><text:span text:style-name="T39_15">like</text:span><text:span text:style-name="T39_16"><text:s/></text:span><text:span text:style-name="T39_17">Job</text:span><text:span text:style-name="T39_18"><text:s/></text:span><text:span text:style-name="T39_19">Seeker</text:span><text:span text:style-name="T39_20">,<text:s/></text:span><text:span text:style-name="T39_21">Business</text:span><text:span text:style-name="T39_22"><text:s/></text:span><text:span text:style-name="T39_23">Plus</text:span><text:span text:style-name="T39_24">,<text:s/></text:span><text:span text:style-name="T39_25">Executive</text:span><text:span text:style-name="T39_26"><text:s/></text:span><text:span text:style-name="T39_27">and</text:span><text:span text:style-name="T39_28"><text:s/></text:span><text:span text:style-name="T39_29">Lynda</text:span><text:span text:style-name="T39_30"><text:s/></text:span><text:span text:style-name="T39_31">Subscriptions</text:span><text:span text:style-name="T39_32">.</text:span></text:p>
        </text:list-item>
        <text:list-item>
          <text:p text:style-name="P40"><text:span text:style-name="T40_1">Ad</text:span><text:span text:style-name="T40_2"><text:s/></text:span><text:span text:style-name="T40_3">sales</text:span><text:span text:style-name="T40_4">,<text:s/></text:span><text:span text:style-name="T40_5">Sponsored</text:span><text:span text:style-name="T40_6"><text:s/></text:span><text:span text:style-name="T40_7">emails</text:span><text:span text:style-name="T40_8">,<text:s/></text:span><text:span text:style-name="T40_9">Sales</text:span><text:span text:style-name="T40_10"><text:s/></text:span><text:span text:style-name="T40_11">and</text:span><text:span text:style-name="T40_12"><text:s/></text:span><text:span text:style-name="T40_13">Marketing</text:span><text:span text:style-name="T40_14"><text:s/></text:span><text:span text:style-name="T40_15">solutions</text:span></text:p>
        </text:list-item>
        <text:list-item>
          <text:p text:style-name="P41"><text:span text:style-name="T41_1">Talent</text:span><text:span text:style-name="T41_2"><text:s/></text:span><text:span text:style-name="T41_3">solution</text:span><text:span text:style-name="T41_4"><text:s/></text:span><text:span text:style-name="T41_5">sales</text:span><text:span text:style-name="T41_6"><text:s/></text:span><text:span text:style-name="T41_7">like</text:span><text:span text:style-name="T41_8"><text:s/></text:span><text:span text:style-name="T41_9">Recruiter</text:span><text:span text:style-name="T41_10"><text:s/></text:span><text:span text:style-name="T41_11">Lite</text:span><text:span text:style-name="T41_12">,<text:s/></text:span><text:span text:style-name="T41_13">Profinder</text:span><text:span text:style-name="T41_14">,<text:s/></text:span><text:span text:style-name="T41_15">Referrals</text:span><text:span text:style-name="T41_16"><text:s/></text:span><text:span text:style-name="T41_17">and</text:span><text:span text:style-name="T41_18"><text:s/></text:span><text:span text:style-name="T41_19">Corporate</text:span><text:span text:style-name="T41_20"><text:s/></text:span><text:span text:style-name="T41_21">Recruitment</text:span><text:span text:style-name="T41_22"><text:s/></text:span><text:span text:style-name="T41_23">solutions</text:span><text:span text:style-name="T41_24"><text:s/></text:span></text:p>
        </text:list-item>
      </text:list>
      <text:p text:style-name="P42"/>
      <text:p text:style-name="P43"><text:span text:style-name="T43_1">Product</text:span><text:span text:style-name="T43_2">:</text:span></text:p>
      <text:p text:style-name="P44"/>
      <text:p text:style-name="P45"><text:span text:style-name="T45_1">LinkedIN</text:span><text:span text:style-name="T45_2">’</text:span><text:span text:style-name="T45_3">s</text:span><text:span text:style-name="T45_4"><text:s/></text:span><text:span text:style-name="T45_5">flagship</text:span><text:span text:style-name="T45_6"><text:s/></text:span><text:span text:style-name="T45_7">product</text:span><text:span text:style-name="T45_8"><text:s/></text:span><text:span text:style-name="T45_9">is</text:span><text:span text:style-name="T45_10"><text:s/></text:span><text:span text:style-name="T45_11">the</text:span><text:span text:style-name="T45_12"><text:s/></text:span><text:span text:style-name="T45_13">networking</text:span><text:span text:style-name="T45_14"><text:s/></text:span><text:span text:style-name="T45_15">platform</text:span><text:span text:style-name="T45_16"><text:s/></text:span><text:span text:style-name="T45_17">that</text:span><text:span text:style-name="T45_18"><text:s/></text:span><text:span text:style-name="T45_19">allows</text:span><text:span text:style-name="T45_20"><text:s/></text:span><text:span text:style-name="T45_21">users</text:span><text:span text:style-name="T45_22"><text:s/></text:span><text:span text:style-name="T45_23">to</text:span><text:span text:style-name="T45_24"><text:s/></text:span><text:span text:style-name="T45_25">create</text:span><text:span text:style-name="T45_26"><text:s/></text:span><text:span text:style-name="T45_27">profiles</text:span><text:span text:style-name="T45_28">,<text:s/></text:span><text:span text:style-name="T45_29">connect</text:span><text:span text:style-name="T45_30"><text:s/></text:span><text:span text:style-name="T45_31">with</text:span><text:span text:style-name="T45_32"><text:s/></text:span><text:span text:style-name="T45_33">one</text:span><text:span text:style-name="T45_34"><text:s/></text:span><text:span text:style-name="T45_35">another</text:span><text:span text:style-name="T45_36">,<text:s/></text:span><text:span text:style-name="T45_37">look</text:span><text:span text:style-name="T45_38"><text:s/></text:span><text:span text:style-name="T45_39">for</text:span><text:span text:style-name="T45_40"><text:s/></text:span><text:span text:style-name="T45_41">people</text:span><text:span text:style-name="T45_42">,<text:s/></text:span><text:span text:style-name="T45_43">get</text:span><text:span text:style-name="T45_44"><text:s/></text:span><text:span text:style-name="T45_45">industry</text:span><text:span text:style-name="T45_46"><text:s/></text:span><text:span text:style-name="T45_47">and</text:span><text:span text:style-name="T45_48"><text:s/></text:span><text:span text:style-name="T45_49">technology</text:span><text:span text:style-name="T45_50"><text:s/></text:span><text:span text:style-name="T45_51">trends</text:span><text:span text:style-name="T45_52">/</text:span><text:span text:style-name="T45_53">updates</text:span><text:span text:style-name="T45_54">.<text:s/></text:span></text:p>
      <text:p text:style-name="P46"><text:span text:style-name="T46_1">Other</text:span><text:span text:style-name="T46_2"><text:s/></text:span><text:span text:style-name="T46_3">products</text:span><text:span text:style-name="T46_4"><text:s/></text:span><text:span text:style-name="T46_5">include</text:span><text:span text:style-name="T46_6"><text:s/></text:span></text:p>
      <text:list text:style-name="LS2" xml:id="list3">
        <text:list-item>
          <text:p text:style-name="P47"><text:span text:style-name="T47_1">Talent</text:span><text:span text:style-name="T47_2"><text:s/></text:span><text:span text:style-name="T47_3">solutions</text:span><text:span text:style-name="T47_4"><text:s/></text:span><text:span text:style-name="T47_5">for</text:span><text:span text:style-name="T47_6"><text:s/></text:span><text:span text:style-name="T47_7">hiring</text:span><text:span text:style-name="T47_8"><text:s/></text:span></text:p>
          <text:list>
            <text:list-item>
              <text:list>
                <text:list-item>
                  <text:p text:style-name="P48"><text:span text:style-name="T48_1">Corporate</text:span><text:span text:style-name="T48_2"><text:s/></text:span><text:span text:style-name="T48_3">Solutions</text:span><text:span text:style-name="T48_4"><text:s/>:<text:s/></text:span><text:span text:style-name="T48_5">Recruiter</text:span><text:span text:style-name="T48_6">,<text:s/></text:span><text:span text:style-name="T48_7">referrals</text:span><text:span text:style-name="T48_8">,<text:s/></text:span><text:span text:style-name="T48_9">job</text:span><text:span text:style-name="T48_10"><text:s/></text:span><text:span text:style-name="T48_11">posting</text:span><text:span text:style-name="T48_12">,<text:s/></text:span><text:span text:style-name="T48_13">job</text:span><text:span text:style-name="T48_14"><text:s/></text:span><text:span text:style-name="T48_15">slots</text:span><text:span text:style-name="T48_16">,<text:s/></text:span><text:span text:style-name="T48_17">recruitment</text:span><text:span text:style-name="T48_18"><text:s/></text:span><text:span text:style-name="T48_19">media</text:span><text:span text:style-name="T48_20">,<text:s/></text:span><text:span text:style-name="T48_21">career</text:span><text:span text:style-name="T48_22"><text:s/></text:span><text:span text:style-name="T48_23">pages</text:span><text:span text:style-name="T48_24"><text:s/></text:span><text:span text:style-name="T48_25">etc</text:span><text:span text:style-name="T48_26">.,<text:s/>)<text:s/>,<text:s/></text:span><text:span text:style-name="T48_27">Recruiter</text:span><text:span text:style-name="T48_28"><text:s/></text:span><text:span text:style-name="T48_29">Lite</text:span><text:span text:style-name="T48_30">,<text:s/></text:span><text:span text:style-name="T48_31">Job</text:span><text:span text:style-name="T48_32"><text:s/></text:span><text:span text:style-name="T48_33">Seeker</text:span></text:p>
                </text:list-item>
                <text:list-item>
                  <text:p text:style-name="P49"><text:span text:style-name="T49_1">Learning</text:span><text:span text:style-name="T49_2"><text:s/></text:span><text:span text:style-name="T49_3">and</text:span><text:span text:style-name="T49_4"><text:s/></text:span><text:span text:style-name="T49_5">development</text:span><text:span text:style-name="T49_6"><text:s/>(</text:span><text:span text:style-name="T49_7">Lynda</text:span><text:span text:style-name="T49_8">)</text:span></text:p>
                </text:list-item>
              </text:list>
            </text:list-item>
          </text:list>
        </text:list-item>
        <text:list-item>
          <text:p text:style-name="P50"><text:span text:style-name="T50_1">Marketing</text:span><text:span text:style-name="T50_2"><text:s/></text:span><text:span text:style-name="T50_3">Solutions</text:span><text:span text:style-name="T50_4"><text:s/></text:span><text:span text:style-name="T50_5">include</text:span><text:span text:style-name="T50_6"><text:s/></text:span><text:span text:style-name="T50_7">sponsored</text:span><text:span text:style-name="T50_8"><text:s/></text:span><text:span text:style-name="T50_9">updates</text:span><text:span text:style-name="T50_10">,<text:s/></text:span><text:span text:style-name="T50_11">LinkedIN</text:span><text:span text:style-name="T50_12"><text:s/></text:span><text:span text:style-name="T50_13">Ads</text:span><text:span text:style-name="T50_14">,<text:s/></text:span><text:span text:style-name="T50_15">Elevate</text:span><text:span text:style-name="T50_16">,<text:s/></text:span><text:span text:style-name="T50_17">Sponsored</text:span><text:span text:style-name="T50_18"><text:s/></text:span><text:span text:style-name="T50_19">Emails</text:span><text:span text:style-name="T50_20">,<text:s/></text:span><text:span text:style-name="T50_21">Display</text:span><text:span text:style-name="T50_22"><text:s/></text:span><text:span text:style-name="T50_23">Ads</text:span><text:span text:style-name="T50_24">,<text:s/></text:span><text:span text:style-name="T50_25">Ad</text:span><text:span text:style-name="T50_26"><text:s/></text:span><text:span text:style-name="T50_27">API</text:span></text:p>
        </text:list-item>
        <text:list-item>
          <text:p text:style-name="P51"><text:span text:style-name="T51_1">Premium</text:span><text:span text:style-name="T51_2"><text:s/></text:span><text:span text:style-name="T51_3">Subscriptions</text:span><text:span text:style-name="T51_4">:<text:s/></text:span></text:p>
          <text:list>
            <text:list-item>
              <text:list>
                <text:list-item>
                  <text:p text:style-name="P52"><text:span text:style-name="T52_1">Individual</text:span><text:span text:style-name="T52_2">/</text:span><text:span text:style-name="T52_3">Corporate</text:span><text:span text:style-name="T52_4"><text:s/></text:span><text:span text:style-name="T52_5">Subscriptions</text:span><text:span text:style-name="T52_6">,<text:s/></text:span><text:span text:style-name="T52_7">Sales</text:span><text:span text:style-name="T52_8"><text:s/></text:span><text:span text:style-name="T52_9">solutions</text:span><text:span text:style-name="T52_10">,<text:s/></text:span><text:span text:style-name="T52_11">Profinder</text:span><text:span text:style-name="T52_12">.<text:s/></text:span></text:p>
                </text:list-item>
              </text:list>
            </text:list-item>
          </text:list>
        </text:list-item>
      </text:list>
      <text:p text:style-name="P53"><text:span text:style-name="T53_1"><text:s text:c="9"/></text:span></text:p>
      <text:p text:style-name="P54"/>
      <text:p text:style-name="P55"><text:span text:style-name="T55_1">Key</text:span><text:span text:style-name="T55_2"><text:s/></text:span><text:span text:style-name="T55_3">Users</text:span><text:span text:style-name="T55_4">,<text:s/></text:span><text:span text:style-name="T55_5">Goals</text:span><text:span text:style-name="T55_6">,<text:s/>&amp;<text:s/></text:span><text:span text:style-name="T55_7">Use</text:span><text:span text:style-name="T55_8"><text:s/></text:span><text:span text:style-name="T55_9">Cases</text:span><text:span text:style-name="T55_10">:</text:span></text:p>
      <text:p text:style-name="P56"/>
      <text:p text:style-name="P57"><text:span text:style-name="T57_1">Key</text:span><text:span text:style-name="T57_2"><text:s/></text:span><text:span text:style-name="T57_3">Users</text:span><text:span text:style-name="T57_4">:<text:s text:c="2"/></text:span><text:span text:style-name="T57_5">Active</text:span><text:span text:style-name="T57_6"><text:s/></text:span><text:span text:style-name="T57_7">and</text:span><text:span text:style-name="T57_8"><text:s/></text:span><text:span text:style-name="T57_9">Passive</text:span><text:span text:style-name="T57_10"><text:s/></text:span><text:span text:style-name="T57_11">Job</text:span><text:span text:style-name="T57_12"><text:s/></text:span><text:span text:style-name="T57_13">seekers</text:span><text:span text:style-name="T57_14">,<text:s/></text:span><text:span text:style-name="T57_15">Professional</text:span><text:span text:style-name="T57_16"><text:s/></text:span><text:span text:style-name="T57_17">Networkers</text:span><text:span text:style-name="T57_18">,</text:span><text:span text:style-name="T57_19">Recruiters</text:span><text:span text:style-name="T57_20">,</text:span><text:span text:style-name="T57_21">Corporate</text:span><text:span text:style-name="T57_22"><text:s/></text:span><text:span text:style-name="T57_23">recruiters</text:span><text:span text:style-name="T57_24">,</text:span><text:span text:style-name="T57_25">Educational</text:span><text:span text:style-name="T57_26"><text:s/></text:span><text:span text:style-name="T57_27">Institutions</text:span><text:span text:style-name="T57_28">,<text:s/></text:span><text:span text:style-name="T57_29">Freelance</text:span><text:span text:style-name="T57_30"><text:s/></text:span><text:span text:style-name="T57_31">Professionals</text:span><text:span text:style-name="T57_32">,<text:s/></text:span><text:span text:style-name="T57_33">Business</text:span><text:span text:style-name="T57_34">/</text:span><text:span text:style-name="T57_35">individuals</text:span><text:span text:style-name="T57_36"><text:s/></text:span><text:span text:style-name="T57_37">looking</text:span><text:span text:style-name="T57_38"><text:s/></text:span><text:span text:style-name="T57_39">to</text:span><text:span text:style-name="T57_40"><text:s/></text:span><text:span text:style-name="T57_41">sell</text:span><text:span text:style-name="T57_42"><text:s/></text:span><text:span text:style-name="T57_43">services</text:span><text:span text:style-name="T57_44">.</text:span></text:p>
      <text:p text:style-name="P58"/>
      <text:p text:style-name="P59"><text:span text:style-name="T59_1">Goals</text:span><text:span text:style-name="T59_2"><text:s/>-<text:s/></text:span><text:span text:style-name="T59_3">Find</text:span><text:span text:style-name="T59_4"><text:s/></text:span><text:span text:style-name="T59_5">and</text:span><text:span text:style-name="T59_6"><text:s/></text:span><text:span text:style-name="T59_7">network</text:span><text:span text:style-name="T59_8"><text:s/></text:span><text:span text:style-name="T59_9">with</text:span><text:span text:style-name="T59_10"><text:s/></text:span><text:span text:style-name="T59_11">people</text:span><text:span text:style-name="T59_12">,<text:s/></text:span><text:span text:style-name="T59_13">be</text:span><text:span text:style-name="T59_14"><text:s/></text:span><text:span text:style-name="T59_15">informed</text:span><text:span text:style-name="T59_16"><text:s/></text:span><text:span text:style-name="T59_17">about</text:span><text:span text:style-name="T59_18"><text:s/></text:span><text:span text:style-name="T59_19">technology</text:span><text:span text:style-name="T59_20">/</text:span><text:span text:style-name="T59_21">industry</text:span><text:span text:style-name="T59_22"><text:s/></text:span><text:span text:style-name="T59_23">trends</text:span><text:span text:style-name="T59_24">,<text:s/></text:span><text:span text:style-name="T59_25">find</text:span><text:span text:style-name="T59_26"><text:s/></text:span><text:span text:style-name="T59_27">jobs</text:span><text:span text:style-name="T59_28">,<text:s/></text:span><text:span text:style-name="T59_29">find</text:span><text:span text:style-name="T59_30"><text:s/></text:span><text:span text:style-name="T59_31">the</text:span><text:span text:style-name="T59_32"><text:s/></text:span><text:span text:style-name="T59_33">right</text:span><text:span text:style-name="T59_34"><text:s/></text:span><text:span text:style-name="T59_35">collaborators</text:span><text:span text:style-name="T59_36">,<text:s/></text:span><text:span text:style-name="T59_37">find</text:span><text:span text:style-name="T59_38"><text:s/></text:span><text:span text:style-name="T59_39">the</text:span><text:span text:style-name="T59_40"><text:s/></text:span><text:span text:style-name="T59_41">right</text:span><text:span text:style-name="T59_42"><text:s/></text:span><text:span text:style-name="T59_43">candidates</text:span><text:span text:style-name="T59_44">,<text:s/></text:span><text:span text:style-name="T59_45">targeted</text:span><text:span text:style-name="T59_46"><text:s/></text:span><text:span text:style-name="T59_47">advertising</text:span><text:span text:style-name="T59_48">.</text:span></text:p>
      <text:p text:style-name="P60"/>
      <text:p text:style-name="P61"><text:span text:style-name="T61_1">Use</text:span><text:span text:style-name="T61_2"><text:s/></text:span><text:span text:style-name="T61_3">cases</text:span><text:span text:style-name="T61_4"><text:s/>-<text:s/></text:span><text:span text:style-name="T61_5">Creating</text:span><text:span text:style-name="T61_6">/</text:span><text:span text:style-name="T61_7">Updating</text:span><text:span text:style-name="T61_8"><text:s/></text:span><text:span text:style-name="T61_9">Profile</text:span><text:span text:style-name="T61_10">,<text:s/></text:span><text:span text:style-name="T61_11">Connect</text:span><text:span text:style-name="T61_12"><text:s/></text:span><text:span text:style-name="T61_13">with</text:span><text:span text:style-name="T61_14"><text:s/></text:span><text:span text:style-name="T61_15">People</text:span><text:span text:style-name="T61_16">,<text:s/></text:span><text:span text:style-name="T61_17">Follow</text:span><text:span text:style-name="T61_18"><text:s/></text:span><text:span text:style-name="T61_19">Groups</text:span><text:span text:style-name="T61_20">/</text:span><text:span text:style-name="T61_21">People</text:span><text:span text:style-name="T61_22">,<text:s/></text:span><text:span text:style-name="T61_23">Post</text:span><text:span text:style-name="T61_24">/</text:span><text:span text:style-name="T61_25">Comment</text:span><text:span text:style-name="T61_26">/</text:span><text:span text:style-name="T61_27">Like</text:span><text:span text:style-name="T61_28"><text:s/></text:span><text:span text:style-name="T61_29">on</text:span><text:span text:style-name="T61_30"><text:s/></text:span><text:span text:style-name="T61_31">Content</text:span><text:span text:style-name="T61_32">(</text:span><text:span text:style-name="T61_33">posts</text:span><text:span text:style-name="T61_34">),<text:s/></text:span><text:span text:style-name="T61_35">Search</text:span><text:span text:style-name="T61_36">/</text:span><text:span text:style-name="T61_37">Posting</text:span><text:span text:style-name="T61_38"><text:s/></text:span><text:span text:style-name="T61_39">Jobs</text:span><text:span text:style-name="T61_40">,<text:s/></text:span><text:span text:style-name="T61_41">Find</text:span><text:span text:style-name="T61_42"><text:s/></text:span><text:span text:style-name="T61_43">People</text:span><text:span text:style-name="T61_44"><text:s/></text:span><text:span text:style-name="T61_45">with</text:span><text:span text:style-name="T61_46"><text:s/></text:span><text:span text:style-name="T61_47">particular</text:span><text:span text:style-name="T61_48"><text:s/></text:span><text:span text:style-name="T61_49">interests</text:span><text:span text:style-name="T61_50">/</text:span><text:span text:style-name="T61_51">skill</text:span><text:span text:style-name="T61_52"><text:s/></text:span><text:span text:style-name="T61_53">set</text:span><text:span text:style-name="T61_54">,<text:s/></text:span><text:span text:style-name="T61_55">Find</text:span><text:span text:style-name="T61_56"><text:s/></text:span><text:span text:style-name="T61_57">People</text:span><text:span text:style-name="T61_58">/</text:span><text:span text:style-name="T61_59">Business</text:span><text:span text:style-name="T61_60"><text:s/></text:span><text:span text:style-name="T61_61">offering</text:span><text:span text:style-name="T61_62"><text:s/></text:span><text:span text:style-name="T61_63">Services</text:span><text:span text:style-name="T61_64">,<text:s/></text:span><text:span text:style-name="T61_65">Find</text:span><text:span text:style-name="T61_66"><text:s/></text:span><text:span text:style-name="T61_67">Freelance</text:span><text:span text:style-name="T61_68"><text:s/></text:span><text:span text:style-name="T61_69">Professionals</text:span><text:span text:style-name="T61_70">,<text:s/></text:span><text:span text:style-name="T61_71">Attend</text:span><text:span text:style-name="T61_72"><text:s/></text:span><text:span text:style-name="T61_73">courses</text:span><text:span text:style-name="T61_74"><text:s/></text:span><text:span text:style-name="T61_75">on</text:span><text:span text:style-name="T61_76"><text:s/></text:span><text:span text:style-name="T61_77">Lynda</text:span><text:span text:style-name="T61_78">,<text:s/></text:span><text:span text:style-name="T61_79">Post</text:span><text:span text:style-name="T61_80"><text:s/></text:span><text:span text:style-name="T61_81">Display</text:span><text:span text:style-name="T61_82"><text:s/></text:span><text:span text:style-name="T61_83">Ads</text:span><text:span text:style-name="T61_84"><text:s/></text:span><text:span text:style-name="T61_85">on</text:span><text:span text:style-name="T61_86"><text:s/></text:span><text:span text:style-name="T61_87">LinkedIn</text:span></text:p>
      <text:p text:style-name="P62"/>
      <text:p text:style-name="P63"><text:span text:style-name="T63_1"><office:annotation><dc:creator/><text:p text:style-name="P64"><text:span text:style-name="T64_1">Its</text:span><text:span text:style-name="T64_2"><text:s/></text:span><text:span text:style-name="T64_3">helpful</text:span><text:span text:style-name="T64_4"><text:s/></text:span><text:span text:style-name="T64_5">to</text:span><text:span text:style-name="T64_6"><text:s/></text:span><text:span text:style-name="T64_7">break</text:span><text:span text:style-name="T64_8"><text:s/></text:span><text:span text:style-name="T64_9">down</text:span><text:span text:style-name="T64_10"><text:s/></text:span><text:span text:style-name="T64_11">the</text:span><text:span text:style-name="T64_12"><text:s/></text:span><text:span text:style-name="T64_13">metrics</text:span><text:span text:style-name="T64_14"><text:s/></text:span><text:span text:style-name="T64_15">by</text:span><text:span text:style-name="T64_16"><text:s/></text:span><text:span text:style-name="T64_17">persona</text:span><text:span text:style-name="T64_18"><text:s/></text:span><text:span text:style-name="T64_19">to</text:span><text:span text:style-name="T64_20"><text:s/></text:span><text:span text:style-name="T64_21">get</text:span><text:span text:style-name="T64_22"><text:s/></text:span><text:span text:style-name="T64_23">more</text:span><text:span text:style-name="T64_24"><text:s/></text:span><text:span text:style-name="T64_25">granular</text:span><text:span text:style-name="T64_26"><text:s/></text:span><text:span text:style-name="T64_27">insight</text:span><text:span text:style-name="T64_28"><text:s/></text:span><text:span text:style-name="T64_29">on</text:span><text:span text:style-name="T64_30"><text:s/></text:span><text:span text:style-name="T64_31">how</text:span><text:span text:style-name="T64_32"><text:s/></text:span><text:span text:style-name="T64_33">the</text:span><text:span text:style-name="T64_34"><text:s/></text:span><text:span text:style-name="T64_35">various</text:span><text:span text:style-name="T64_36"><text:s/></text:span><text:span text:style-name="T64_37">product</text:span><text:span text:style-name="T64_38"><text:s/></text:span><text:span text:style-name="T64_39">lines</text:span><text:span text:style-name="T64_40"><text:s/></text:span><text:span text:style-name="T64_41">are</text:span><text:span text:style-name="T64_42"><text:s/></text:span><text:span text:style-name="T64_43">interacting</text:span><text:span text:style-name="T64_44">.</text:span></text:p></office:annotation></text:span><text:span text:style-name="T64_45">KPIs</text:span><text:span text:style-name="T64_46">:</text:span></text:p>
      <text:p text:style-name="P65"/>
      <text:p text:style-name="P66"><text:span text:style-name="T66_1">Total</text:span><text:span text:style-name="T66_2"><text:s/></text:span><text:span text:style-name="T66_3">number</text:span><text:span text:style-name="T66_4"><text:s/></text:span><text:span text:style-name="T66_5">of</text:span><text:span text:style-name="T66_6"><text:s/></text:span><text:span text:style-name="T66_7">registered</text:span><text:span text:style-name="T66_8"><text:s/></text:span><text:span text:style-name="T66_9">users</text:span><text:span text:style-name="T66_10">.</text:span></text:p>
      <text:p text:style-name="P67"><text:span text:style-name="T67_1">Total</text:span><text:span text:style-name="T67_2"><text:s/></text:span><text:span text:style-name="T67_3">number</text:span><text:span text:style-name="T67_4"><text:s/></text:span><text:span text:style-name="T67_5">of</text:span><text:span text:style-name="T67_6"><text:s/></text:span><text:span text:style-name="T67_7">active</text:span><text:span text:style-name="T67_8"><text:s/></text:span><text:span text:style-name="T67_9">users</text:span><text:span text:style-name="T67_10"><text:s/>-<text:s/></text:span><text:span text:style-name="T67_11">Daily</text:span><text:span text:style-name="T67_12">/</text:span><text:span text:style-name="T67_13">Monthly</text:span><text:span text:style-name="T67_14"><text:s/></text:span><text:span text:style-name="T67_15">active</text:span><text:span text:style-name="T67_16"><text:s/></text:span><text:span text:style-name="T67_17">users</text:span><text:span text:style-name="T67_18"><text:s/></text:span></text:p>
      <text:p text:style-name="P68"><text:span text:style-name="T68_1">Number</text:span><text:span text:style-name="T68_2"><text:s/></text:span><text:span text:style-name="T68_3">of</text:span><text:span text:style-name="T68_4"><text:s/></text:span><text:span text:style-name="T68_5">Posts</text:span><text:span text:style-name="T68_6">/</text:span><text:span text:style-name="T68_7">Shares</text:span></text:p>
      <text:p text:style-name="P69"><text:span text:style-name="T69_1">Number</text:span><text:span text:style-name="T69_2"><text:s/></text:span><text:span text:style-name="T69_3">of</text:span><text:span text:style-name="T69_4"><text:s/></text:span><text:span text:style-name="T69_5">corporate</text:span><text:span text:style-name="T69_6"><text:s/></text:span><text:span text:style-name="T69_7">customers</text:span></text:p>
      <text:p text:style-name="P70"><text:span text:style-name="T70_1">Revenue</text:span><text:span text:style-name="T70_2"><text:s/></text:span><text:span text:style-name="T70_3">from</text:span><text:span text:style-name="T70_4"><text:s/></text:span><text:span text:style-name="T70_5">subscriptions</text:span><text:span text:style-name="T70_6">,</text:span><text:span text:style-name="T70_7">Ads</text:span><text:span text:style-name="T70_8"><text:s/></text:span><text:span text:style-name="T70_9">and</text:span><text:span text:style-name="T70_10"><text:s/></text:span><text:span text:style-name="T70_11">corporate</text:span><text:span text:style-name="T70_12"><text:s/></text:span><text:span text:style-name="T70_13">solutions</text:span></text:p>
      <text:p text:style-name="P71"/>
      <text:p text:style-name="P72"><text:span text:style-name="T72_1">Competitive</text:span><text:span text:style-name="T72_2"><text:s/></text:span><text:span text:style-name="T72_3">Landscape</text:span><text:span text:style-name="T72_4">:</text:span></text:p>
      <text:p text:style-name="P73"/>
      <text:p text:style-name="P74"><text:span text:style-name="T74_1">Competition</text:span><text:span text:style-name="T74_2">:</text:span></text:p>
      <text:p text:style-name="P75"><text:span text:style-name="T75_1">Direct</text:span><text:span text:style-name="T75_2"><text:s/>-<text:s/></text:span><text:span text:style-name="T75_3">Other</text:span><text:span text:style-name="T75_4"><text:s/></text:span><text:span text:style-name="T75_5">job</text:span><text:span text:style-name="T75_6"><text:s/></text:span><text:span text:style-name="T75_7">aggregation</text:span><text:span text:style-name="T75_8"><text:s/></text:span><text:span text:style-name="T75_9">portals</text:span><text:span text:style-name="T75_10"><text:s/></text:span><text:span text:style-name="T75_11">like</text:span><text:span text:style-name="T75_12"><text:s/></text:span><text:span text:style-name="T75_13"><office:annotation><dc:creator/><text:p text:style-name="P76"><text:span text:style-name="T76_1">what</text:span><text:span text:style-name="T76_2"><text:s/></text:span><text:span text:style-name="T76_3">about</text:span><text:span text:style-name="T76_4"><text:s/></text:span><text:span text:style-name="T76_5">sites</text:span><text:span text:style-name="T76_6"><text:s/></text:span><text:span text:style-name="T76_7">like</text:span><text:span text:style-name="T76_8"><text:s/></text:span><text:span text:style-name="T76_9">Hired</text:span><text:span text:style-name="T76_10">?<text:s/></text:span></text:p><text:p text:style-name="P77"/><text:p text:style-name="P78"><text:span text:style-name="T78_1">Its</text:span><text:span text:style-name="T78_2"><text:s/></text:span><text:span text:style-name="T78_3">good</text:span><text:span text:style-name="T78_4"><text:s/></text:span><text:span text:style-name="T78_5">to</text:span><text:span text:style-name="T78_6"><text:s/></text:span><text:span text:style-name="T78_7">break</text:span><text:span text:style-name="T78_8"><text:s/></text:span><text:span text:style-name="T78_9">down</text:span><text:span text:style-name="T78_10"><text:s/></text:span><text:span text:style-name="T78_11">competition</text:span><text:span text:style-name="T78_12"><text:s/></text:span><text:span text:style-name="T78_13">into</text:span><text:span text:style-name="T78_14">:<text:s/></text:span></text:p><text:p text:style-name="P79"/><text:p text:style-name="P80"><text:span text:style-name="T80_1">Direct</text:span><text:span text:style-name="T80_2"><text:s/></text:span><text:span text:style-name="T80_3">competition</text:span><text:span text:style-name="T80_4">:<text:s/></text:span><text:span text:style-name="T80_5">other</text:span><text:span text:style-name="T80_6"><text:s/></text:span><text:span text:style-name="T80_7">job</text:span><text:span text:style-name="T80_8"><text:s/></text:span><text:span text:style-name="T80_9">hiring</text:span><text:span text:style-name="T80_10"><text:s/></text:span><text:span text:style-name="T80_11">sites</text:span><text:span text:style-name="T80_12"><text:s/>&amp;<text:s/></text:span><text:span text:style-name="T80_13">services</text:span><text:span text:style-name="T80_14"><text:s/>(</text:span><text:span text:style-name="T80_15">freelance</text:span><text:span text:style-name="T80_16"><text:s/></text:span><text:span text:style-name="T80_17">recruiters</text:span><text:span text:style-name="T80_18"><text:s/></text:span><text:span text:style-name="T80_19">are</text:span><text:span text:style-name="T80_20"><text:s/></text:span><text:span text:style-name="T80_21">customers</text:span><text:span text:style-name="T80_22"><text:s/></text:span><text:span text:style-name="T80_23">but</text:span><text:span text:style-name="T80_24"><text:s/></text:span><text:span text:style-name="T80_25">also</text:span><text:span text:style-name="T80_26"><text:s/></text:span><text:span text:style-name="T80_27">competitors</text:span><text:span text:style-name="T80_28"><text:s/></text:span><text:span text:style-name="T80_29">of</text:span><text:span text:style-name="T80_30"><text:s/></text:span><text:span text:style-name="T80_31">Linkedin</text:span><text:span text:style-name="T80_32">).<text:s/></text:span><text:span text:style-name="T80_33">A</text:span><text:span text:style-name="T80_34"><text:s/></text:span><text:span text:style-name="T80_35">lot</text:span><text:span text:style-name="T80_36"><text:s/></text:span><text:span text:style-name="T80_37">of</text:span><text:span text:style-name="T80_38"><text:s/></text:span><text:span text:style-name="T80_39">things</text:span><text:span text:style-name="T80_40"><text:s/></text:span><text:span text:style-name="T80_41">compete</text:span><text:span text:style-name="T80_42"><text:s/></text:span><text:span text:style-name="T80_43">with</text:span><text:span text:style-name="T80_44"><text:s/></text:span><text:span text:style-name="T80_45">Lynda</text:span><text:span text:style-name="T80_46"><text:s/></text:span><text:span text:style-name="T80_47">directly</text:span><text:span text:style-name="T80_48">.<text:s/></text:span><text:span text:style-name="T80_49">Again</text:span><text:span text:style-name="T80_50"><text:s/></text:span><text:span text:style-name="T80_51">breaking</text:span><text:span text:style-name="T80_52"><text:s/></text:span><text:span text:style-name="T80_53">the</text:span><text:span text:style-name="T80_54"><text:s/></text:span><text:span text:style-name="T80_55">solutions</text:span><text:span text:style-name="T80_56"><text:s/></text:span><text:span text:style-name="T80_57">used</text:span><text:span text:style-name="T80_58"><text:s/></text:span><text:span text:style-name="T80_59">by</text:span><text:span text:style-name="T80_60"><text:s/></text:span><text:span text:style-name="T80_61">each</text:span><text:span text:style-name="T80_62"><text:s/></text:span><text:span text:style-name="T80_63">persona</text:span><text:span text:style-name="T80_64"><text:s/></text:span><text:span text:style-name="T80_65">can</text:span><text:span text:style-name="T80_66"><text:s/></text:span><text:span text:style-name="T80_67">help</text:span><text:span text:style-name="T80_68"><text:s/></text:span><text:span text:style-name="T80_69">you</text:span><text:span text:style-name="T80_70"><text:s/></text:span><text:span text:style-name="T80_71">better</text:span><text:span text:style-name="T80_72"><text:s/></text:span><text:span text:style-name="T80_73">list</text:span><text:span text:style-name="T80_74"><text:s/></text:span><text:span text:style-name="T80_75">all</text:span><text:span text:style-name="T80_76"><text:s/></text:span><text:span text:style-name="T80_77">the</text:span><text:span text:style-name="T80_78"><text:s/></text:span><text:span text:style-name="T80_79">competitive</text:span><text:span text:style-name="T80_80"><text:s/></text:span><text:span text:style-name="T80_81">forces</text:span><text:span text:style-name="T80_82"><text:s/></text:span><text:span text:style-name="T80_83">that</text:span><text:span text:style-name="T80_84"><text:s/></text:span><text:span text:style-name="T80_85">you</text:span><text:span text:style-name="T80_86"><text:s/></text:span><text:span text:style-name="T80_87">need</text:span><text:span text:style-name="T80_88"><text:s/></text:span><text:span text:style-name="T80_89">to</text:span><text:span text:style-name="T80_90"><text:s/></text:span><text:span text:style-name="T80_91">be</text:span><text:span text:style-name="T80_92"><text:s/></text:span><text:span text:style-name="T80_93">aware</text:span><text:span text:style-name="T80_94"><text:s/></text:span><text:span text:style-name="T80_95">of</text:span><text:span text:style-name="T80_96">.<text:s text:c="2"/></text:span></text:p><text:p text:style-name="P81"><text:span text:style-name="T81_1">Indirect</text:span><text:span text:style-name="T81_2"><text:s/></text:span><text:span text:style-name="T81_3">or</text:span><text:span text:style-name="T81_4"><text:s/></text:span><text:span text:style-name="T81_5">Substitute</text:span><text:span text:style-name="T81_6"><text:s/></text:span><text:span text:style-name="T81_7">competition</text:span><text:span text:style-name="T81_8">:<text:s/></text:span><text:span text:style-name="T81_9">sites</text:span><text:span text:style-name="T81_10"><text:s/></text:span><text:span text:style-name="T81_11">like</text:span><text:span text:style-name="T81_12"><text:s/></text:span><text:span text:style-name="T81_13">Udacity</text:span><text:span text:style-name="T81_14"><text:s/></text:span><text:span text:style-name="T81_15">do</text:span><text:span text:style-name="T81_16"><text:s/></text:span><text:span text:style-name="T81_17">student</text:span><text:span text:style-name="T81_18"><text:s/></text:span><text:span text:style-name="T81_19">placement</text:span><text:span text:style-name="T81_20"><text:s/></text:span><text:span text:style-name="T81_21">in</text:span><text:span text:style-name="T81_22"><text:s/></text:span><text:span text:style-name="T81_23">companies</text:span><text:span text:style-name="T81_24">,<text:s/></text:span><text:span text:style-name="T81_25">these</text:span><text:span text:style-name="T81_26"><text:s/></text:span><text:span text:style-name="T81_27">are</text:span><text:span text:style-name="T81_28"><text:s/></text:span><text:span text:style-name="T81_29">candidates</text:span><text:span text:style-name="T81_30"><text:s/></text:span><text:span text:style-name="T81_31">that</text:span><text:span text:style-name="T81_32"><text:s/></text:span><text:span text:style-name="T81_33">could</text:span><text:span text:style-name="T81_34"><text:s/></text:span><text:span text:style-name="T81_35">have</text:span><text:span text:style-name="T81_36"><text:s/></text:span><text:span text:style-name="T81_37">used</text:span><text:span text:style-name="T81_38"><text:s/></text:span><text:span text:style-name="T81_39">linkedin</text:span><text:span text:style-name="T81_40">,<text:s/></text:span><text:span text:style-name="T81_41">so</text:span><text:span text:style-name="T81_42"><text:s/></text:span><text:span text:style-name="T81_43">on</text:span><text:span text:style-name="T81_44"><text:s/></text:span><text:span text:style-name="T81_45">the</text:span><text:span text:style-name="T81_46"><text:s/></text:span><text:span text:style-name="T81_47">surface</text:span><text:span text:style-name="T81_48">,<text:s/></text:span><text:span text:style-name="T81_49">Udacity</text:span><text:span text:style-name="T81_50">'</text:span><text:span text:style-name="T81_51">s</text:span><text:span text:style-name="T81_52"><text:s/></text:span><text:span text:style-name="T81_53">business</text:span><text:span text:style-name="T81_54"><text:s/></text:span><text:span text:style-name="T81_55">model</text:span><text:span text:style-name="T81_56"><text:s/></text:span><text:span text:style-name="T81_57">is</text:span><text:span text:style-name="T81_58"><text:s/></text:span><text:span text:style-name="T81_59">different</text:span><text:span text:style-name="T81_60"><text:s/></text:span><text:span text:style-name="T81_61">but</text:span><text:span text:style-name="T81_62"><text:s/></text:span><text:span text:style-name="T81_63">in</text:span><text:span text:style-name="T81_64"><text:s/></text:span><text:span text:style-name="T81_65">terms</text:span><text:span text:style-name="T81_66"><text:s/></text:span><text:span text:style-name="T81_67">of</text:span><text:span text:style-name="T81_68"><text:s/></text:span><text:span text:style-name="T81_69">user</text:span><text:span text:style-name="T81_70"><text:s/></text:span><text:span text:style-name="T81_71">time</text:span><text:span text:style-name="T81_72">/</text:span><text:span text:style-name="T81_73">focus</text:span><text:span text:style-name="T81_74">/</text:span><text:span text:style-name="T81_75">choice</text:span><text:span text:style-name="T81_76"><text:s/></text:span><text:span text:style-name="T81_77">then</text:span><text:span text:style-name="T81_78"><text:s/></text:span><text:span text:style-name="T81_79">can</text:span><text:span text:style-name="T81_80"><text:s/></text:span><text:span text:style-name="T81_81">substitute</text:span><text:span text:style-name="T81_82"><text:s/></text:span><text:span text:style-name="T81_83">the</text:span><text:span text:style-name="T81_84"><text:s/></text:span><text:span text:style-name="T81_85">value</text:span><text:span text:style-name="T81_86"><text:s/></text:span><text:span text:style-name="T81_87">of</text:span><text:span text:style-name="T81_88"><text:s/></text:span><text:span text:style-name="T81_89">LinkedIN</text:span></text:p></office:annotation></text:span><text:span text:style-name="T81_90">Indeed</text:span><text:span text:style-name="T81_91">,<text:s/></text:span><text:span text:style-name="T81_92">Hired</text:span><text:span text:style-name="T81_93">,<text:s/></text:span><text:span text:style-name="T81_94">Monster</text:span><text:span text:style-name="T81_95">,<text:s/></text:span><text:span text:style-name="T81_96">Glassdoor</text:span><text:span text:style-name="T81_97">,<text:s/></text:span><text:span text:style-name="T81_98">UpWork</text:span><text:span text:style-name="T81_99"><text:s/></text:span><text:span text:style-name="T81_100">etc</text:span><text:span text:style-name="T81_101">.,<text:s/></text:span></text:p>
      <text:p text:style-name="P82"/>
      <text:p text:style-name="P83"><text:span text:style-name="T83_1">Indirect</text:span></text:p>
      <text:p text:style-name="P84"><text:span text:style-name="T84_1">Social</text:span><text:span text:style-name="T84_2"><text:s/></text:span><text:span text:style-name="T84_3">Media</text:span><text:span text:style-name="T84_4"><text:s/>-<text:s/></text:span><text:span text:style-name="T84_5">Facebook</text:span><text:span text:style-name="T84_6"><text:s/>-<text:s/></text:span><text:span text:style-name="T84_7">branchout</text:span><text:span text:style-name="T84_8"><text:s/>,<text:s/></text:span><text:span text:style-name="T84_9">Viadeo</text:span><text:span text:style-name="T84_10">,<text:s/></text:span><text:span text:style-name="T84_11">Xing</text:span><text:span text:style-name="T84_12">,<text:s/></text:span><text:span text:style-name="T84_13">Beebee</text:span><text:span text:style-name="T84_14"><text:s/></text:span><text:span text:style-name="T84_15">and</text:span><text:span text:style-name="T84_16"><text:s/></text:span><text:span text:style-name="T84_17">other</text:span><text:span text:style-name="T84_18"><text:s/></text:span><text:span text:style-name="T84_19">niche</text:span><text:span text:style-name="T84_20"><text:s/></text:span><text:span text:style-name="T84_21">players</text:span><text:span text:style-name="T84_22"><text:s/></text:span><text:span text:style-name="T84_23">domain</text:span><text:span text:style-name="T84_24"><text:s/></text:span><text:span text:style-name="T84_25">specific</text:span><text:span text:style-name="T84_26"><text:s/></text:span><text:span text:style-name="T84_27">networking</text:span><text:span text:style-name="T84_28"><text:s/></text:span><text:span text:style-name="T84_29">sites</text:span><text:span text:style-name="T84_30">.</text:span></text:p>
      <text:p text:style-name="P85"><text:span text:style-name="T85_1">Online</text:span><text:span text:style-name="T85_2"><text:s/></text:span><text:span text:style-name="T85_3">Education</text:span><text:span text:style-name="T85_4"><text:s/>-<text:s/></text:span><text:span text:style-name="T85_5">Udacity</text:span><text:span text:style-name="T85_6">,<text:s/></text:span><text:span text:style-name="T85_7">Udemy</text:span><text:span text:style-name="T85_8"><text:s/></text:span><text:span text:style-name="T85_9">compete</text:span><text:span text:style-name="T85_10"><text:s/></text:span><text:span text:style-name="T85_11">with</text:span><text:span text:style-name="T85_12"><text:s/></text:span><text:span text:style-name="T85_13">Lynda</text:span></text:p>
      <text:p text:style-name="P86"/>
      <text:p text:style-name="P87"><text:span text:style-name="T87_1">https</text:span><text:span text:style-name="T87_2">://</text:span><text:span text:style-name="T87_3">www</text:span><text:span text:style-name="T87_4">.</text:span><text:span text:style-name="T87_5">linkedin</text:span><text:span text:style-name="T87_6">.</text:span><text:span text:style-name="T87_7">com</text:span><text:span text:style-name="T87_8">/</text:span><text:span text:style-name="T87_9">pulse</text:span><text:span text:style-name="T87_10">/42-</text:span><text:span text:style-name="T87_11">leading</text:span><text:span text:style-name="T87_12">-</text:span><text:span text:style-name="T87_13">social</text:span><text:span text:style-name="T87_14">-</text:span><text:span text:style-name="T87_15">networking</text:span><text:span text:style-name="T87_16">-</text:span><text:span text:style-name="T87_17">sites</text:span><text:span text:style-name="T87_18">-</text:span><text:span text:style-name="T87_19">business</text:span><text:span text:style-name="T87_20">-</text:span><text:span text:style-name="T87_21">you</text:span><text:span text:style-name="T87_22">-</text:span><text:span text:style-name="T87_23">may</text:span><text:span text:style-name="T87_24">-</text:span><text:span text:style-name="T87_25">know</text:span><text:span text:style-name="T87_26">-</text:span><text:span text:style-name="T87_27">gottlieb</text:span></text:p>
      <text:p text:style-name="P88"/>
      <text:p text:style-name="P89"><text:span text:style-name="T89_1">Climate</text:span><text:span text:style-name="T89_2">:</text:span></text:p>
      <text:p text:style-name="P90"/>
      <text:p text:style-name="P91"><text:span text:style-name="T91_1">How</text:span><text:span text:style-name="T91_2"><text:s/></text:span><text:span text:style-name="T91_3">is</text:span><text:span text:style-name="T91_4"><text:s/></text:span><text:span text:style-name="T91_5">the</text:span><text:span text:style-name="T91_6"><text:s/></text:span><text:span text:style-name="T91_7">company</text:span><text:span text:style-name="T91_8"><text:s/></text:span><text:span text:style-name="T91_9">uniquely</text:span><text:span text:style-name="T91_10"><text:s/></text:span><text:span text:style-name="T91_11">positioned</text:span><text:span text:style-name="T91_12"><text:s/>(</text:span><text:span text:style-name="T91_13">what</text:span><text:span text:style-name="T91_14">'</text:span><text:span text:style-name="T91_15">s</text:span><text:span text:style-name="T91_16"><text:s/></text:span><text:span text:style-name="T91_17">different</text:span><text:span text:style-name="T91_18"><text:s/></text:span><text:span text:style-name="T91_19">about</text:span><text:span text:style-name="T91_20"><text:s/></text:span><text:span text:style-name="T91_21">them</text:span><text:span text:style-name="T91_22"><text:s/></text:span><text:span text:style-name="T91_23">that</text:span><text:span text:style-name="T91_24"><text:s/></text:span><text:span text:style-name="T91_25">makes</text:span><text:span text:style-name="T91_26"><text:s/></text:span><text:span text:style-name="T91_27">them</text:span><text:span text:style-name="T91_28"><text:s/></text:span><text:span text:style-name="T91_29">better</text:span><text:span text:style-name="T91_30">?):</text:span></text:p>
      <text:p text:style-name="P92"/>
      <text:p text:style-name="P93"><text:span text:style-name="T93_1">LinkedIn</text:span><text:span text:style-name="T93_2"><text:s/></text:span><text:span text:style-name="T93_3">has</text:span><text:span text:style-name="T93_4"><text:s/></text:span><text:span text:style-name="T93_5">the</text:span><text:span text:style-name="T93_6"><text:s/></text:span><text:span text:style-name="T93_7">first</text:span><text:span text:style-name="T93_8"><text:s/></text:span><text:span text:style-name="T93_9">mover</text:span><text:span text:style-name="T93_10"><text:s/></text:span><text:span text:style-name="T93_11">advantage</text:span><text:span text:style-name="T93_12"><text:s/></text:span><text:span text:style-name="T93_13">which</text:span><text:span text:style-name="T93_14"><text:s/></text:span><text:span text:style-name="T93_15">is</text:span><text:span text:style-name="T93_16"><text:s/></text:span><text:span text:style-name="T93_17">huge</text:span><text:span text:style-name="T93_18"><text:s/></text:span><text:span text:style-name="T93_19">plus</text:span><text:span text:style-name="T93_20"><text:s/></text:span><text:span text:style-name="T93_21">in</text:span><text:span text:style-name="T93_22"><text:s/></text:span><text:span text:style-name="T93_23">networking</text:span><text:span text:style-name="T93_24"><text:s/></text:span><text:span text:style-name="T93_25">sites</text:span><text:span text:style-name="T93_26"><text:s/></text:span><text:span text:style-name="T93_27">which</text:span><text:span text:style-name="T93_28"><text:s/></text:span><text:span text:style-name="T93_29">is</text:span><text:span text:style-name="T93_30"><text:s/></text:span><text:span text:style-name="T93_31">its</text:span><text:span text:style-name="T93_32"><text:s/></text:span><text:span text:style-name="T93_33">biggest</text:span><text:span text:style-name="T93_34"><text:s/></text:span><text:span text:style-name="T93_35">strength</text:span><text:span text:style-name="T93_36"><text:s/>(<text:s/></text:span><text:span text:style-name="T93_37">has</text:span><text:span text:style-name="T93_38"><text:s/></text:span><text:span text:style-name="T93_39">a</text:span><text:span text:style-name="T93_40"><text:s/></text:span><text:span text:style-name="T93_41">huge</text:span><text:span text:style-name="T93_42"><text:s/></text:span><text:span text:style-name="T93_43">user</text:span><text:span text:style-name="T93_44"><text:s/></text:span><text:span text:style-name="T93_45">base</text:span><text:span text:style-name="T93_46"><text:s/>433<text:s/></text:span><text:span text:style-name="T93_47">Million</text:span><text:span text:style-name="T93_48">).<text:s/></text:span><text:span text:style-name="T93_49">Typically</text:span><text:span text:style-name="T93_50"><text:s/></text:span><text:span text:style-name="T93_51">the</text:span><text:span text:style-name="T93_52"><text:s/></text:span><text:span text:style-name="T93_53">social</text:span><text:span text:style-name="T93_54"><text:s/></text:span><text:span text:style-name="T93_55">networking</text:span><text:span text:style-name="T93_56"><text:s/></text:span><text:span text:style-name="T93_57">industry</text:span><text:span text:style-name="T93_58"><text:s/></text:span><text:span text:style-name="T93_59">has</text:span><text:span text:style-name="T93_60"><text:s/></text:span><text:span text:style-name="T93_61">been</text:span><text:span text:style-name="T93_62"><text:s/></text:span><text:span text:style-name="T93_63">struggling</text:span><text:span text:style-name="T93_64"><text:s/></text:span><text:span text:style-name="T93_65">to</text:span><text:span text:style-name="T93_66"><text:s/></text:span><text:span text:style-name="T93_67">monetise</text:span><text:span text:style-name="T93_68"><text:s/></text:span><text:span text:style-name="T93_69">and</text:span><text:span text:style-name="T93_70"><text:s/></text:span><text:span text:style-name="T93_71">turn</text:span><text:span text:style-name="T93_72"><text:s/></text:span><text:span text:style-name="T93_73">profits</text:span><text:span text:style-name="T93_74">,<text:s/></text:span><text:span text:style-name="T93_75">however</text:span><text:span text:style-name="T93_76"><text:s/></text:span><text:span text:style-name="T93_77">LinkedIN</text:span><text:span text:style-name="T93_78"><text:s/></text:span><text:span text:style-name="T93_79">seems</text:span><text:span text:style-name="T93_80"><text:s/></text:span><text:span text:style-name="T93_81">to</text:span><text:span text:style-name="T93_82"><text:s/></text:span><text:span text:style-name="T93_83">be</text:span><text:span text:style-name="T93_84"><text:s/></text:span><text:span text:style-name="T93_85">addressing</text:span><text:span text:style-name="T93_86"><text:s/></text:span><text:span text:style-name="T93_87">this</text:span><text:span text:style-name="T93_88"><text:s/></text:span><text:span text:style-name="T93_89">by</text:span><text:span text:style-name="T93_90"><text:s/></text:span><text:span text:style-name="T93_91">creating</text:span><text:span text:style-name="T93_92"><text:s/></text:span><text:span text:style-name="T93_93">products</text:span><text:span text:style-name="T93_94"><text:s/></text:span><text:span text:style-name="T93_95">around</text:span><text:span text:style-name="T93_96"><text:s/></text:span><text:span text:style-name="T93_97">its</text:span><text:span text:style-name="T93_98"><text:s/></text:span><text:span text:style-name="T93_99">user</text:span><text:span text:style-name="T93_100"><text:s/></text:span><text:span text:style-name="T93_101">base</text:span><text:span text:style-name="T93_102"><text:s/></text:span><text:span text:style-name="T93_103">and</text:span><text:span text:style-name="T93_104"><text:s/></text:span><text:span text:style-name="T93_105">leveraging</text:span><text:span text:style-name="T93_106"><text:s/></text:span><text:span text:style-name="T93_107">it</text:span><text:span text:style-name="T93_108"><text:s/></text:span><text:span text:style-name="T93_109">to</text:span><text:span text:style-name="T93_110"><text:s/></text:span><text:span text:style-name="T93_111">sell</text:span><text:span text:style-name="T93_112"><text:s/></text:span><text:span text:style-name="T93_113">solutions</text:span><text:span text:style-name="T93_114"><text:s/></text:span><text:span text:style-name="T93_115">to</text:span><text:span text:style-name="T93_116"><text:s/></text:span><text:span text:style-name="T93_117">corporates</text:span><text:span text:style-name="T93_118">.<text:s/></text:span><text:span text:style-name="T93_119">The</text:span><text:span text:style-name="T93_120"><text:s/></text:span><text:span text:style-name="T93_121">user</text:span><text:span text:style-name="T93_122"><text:s/></text:span><text:span text:style-name="T93_123">has</text:span><text:span text:style-name="T93_124"><text:s/></text:span><text:span text:style-name="T93_125">the</text:span><text:span text:style-name="T93_126"><text:s/></text:span><text:span text:style-name="T93_127">benefit</text:span><text:span text:style-name="T93_128"><text:s/></text:span><text:span text:style-name="T93_129">of</text:span><text:span text:style-name="T93_130"><text:s/></text:span><text:span text:style-name="T93_131">landing</text:span><text:span text:style-name="T93_132"><text:s/></text:span><text:span text:style-name="T93_133">his</text:span><text:span text:style-name="T93_134"><text:s/></text:span><text:span text:style-name="T93_135">next</text:span><text:span text:style-name="T93_136"><text:s/></text:span><text:span text:style-name="T93_137">job</text:span><text:span text:style-name="T93_138"><text:s/></text:span><text:span text:style-name="T93_139">and</text:span><text:span text:style-name="T93_140"><text:s/></text:span><text:span text:style-name="T93_141">the</text:span><text:span text:style-name="T93_142"><text:s/></text:span><text:span text:style-name="T93_143">companies</text:span><text:span text:style-name="T93_144"><text:s/></text:span><text:span text:style-name="T93_145">have</text:span><text:span text:style-name="T93_146"><text:s/></text:span><text:span text:style-name="T93_147">the</text:span><text:span text:style-name="T93_148"><text:s/></text:span><text:span text:style-name="T93_149">opportunity</text:span><text:span text:style-name="T93_150"><text:s/></text:span><text:span text:style-name="T93_151">to</text:span><text:span text:style-name="T93_152"><text:s/></text:span><text:span text:style-name="T93_153">hire</text:span><text:span text:style-name="T93_154"><text:s/></text:span><text:span text:style-name="T93_155">the</text:span><text:span text:style-name="T93_156"><text:s/></text:span><text:span text:style-name="T93_157">right</text:span><text:span text:style-name="T93_158"><text:s/></text:span><text:span text:style-name="T93_159">candidate</text:span><text:span text:style-name="T93_160"><text:s/></text:span><text:span text:style-name="T93_161">so</text:span><text:span text:style-name="T93_162"><text:s/></text:span><text:span text:style-name="T93_163">the</text:span><text:span text:style-name="T93_164"><text:s/></text:span><text:span text:style-name="T93_165">user</text:span><text:span text:style-name="T93_166"><text:s/></text:span><text:span text:style-name="T93_167">is</text:span><text:span text:style-name="T93_168"><text:s/></text:span><text:span text:style-name="T93_169">more</text:span><text:span text:style-name="T93_170"><text:s/></text:span><text:span text:style-name="T93_171">willing</text:span><text:span text:style-name="T93_172"><text:s/></text:span><text:span text:style-name="T93_173">to</text:span><text:span text:style-name="T93_174"><text:s/></text:span><text:span text:style-name="T93_175">share</text:span><text:span text:style-name="T93_176"><text:s/></text:span><text:span text:style-name="T93_177">professional</text:span><text:span text:style-name="T93_178"><text:s/></text:span><text:span text:style-name="T93_179">data</text:span><text:span text:style-name="T93_180"><text:s/></text:span><text:span text:style-name="T93_181">with</text:span><text:span text:style-name="T93_182"><text:s/></text:span><text:span text:style-name="T93_183">companies</text:span><text:span text:style-name="T93_184">.<text:s/></text:span><text:span text:style-name="T93_185">This</text:span><text:span text:style-name="T93_186"><text:s/></text:span><text:span text:style-name="T93_187">uniquely</text:span><text:span text:style-name="T93_188"><text:s/></text:span><text:span text:style-name="T93_189">positions</text:span><text:span text:style-name="T93_190"><text:s/></text:span><text:span text:style-name="T93_191">them</text:span><text:span text:style-name="T93_192"><text:s/></text:span><text:span text:style-name="T93_193">to</text:span><text:span text:style-name="T93_194"><text:s/></text:span><text:span text:style-name="T93_195">able</text:span><text:span text:style-name="T93_196"><text:s/></text:span><text:span text:style-name="T93_197">to</text:span><text:span text:style-name="T93_198"><text:s/></text:span><text:span text:style-name="T93_199">sell</text:span><text:span text:style-name="T93_200"><text:s/></text:span><text:span text:style-name="T93_201">solutions</text:span><text:span text:style-name="T93_202"><text:s/></text:span><text:span text:style-name="T93_203">around</text:span><text:span text:style-name="T93_204"><text:s/></text:span><text:span text:style-name="T93_205">the</text:span><text:span text:style-name="T93_206"><text:s/></text:span><text:span text:style-name="T93_207">platform</text:span><text:span text:style-name="T93_208"><text:s/></text:span><text:span text:style-name="T93_209">to</text:span><text:span text:style-name="T93_210"><text:s/></text:span><text:span text:style-name="T93_211">corporates</text:span><text:span text:style-name="T93_212">.<text:s/></text:span><text:span text:style-name="T93_213">The</text:span><text:span text:style-name="T93_214"><text:s/></text:span><text:span text:style-name="T93_215">acquisition</text:span><text:span text:style-name="T93_216"><text:s/></text:span><text:span text:style-name="T93_217">by</text:span><text:span text:style-name="T93_218"><text:s/></text:span><text:span text:style-name="T93_219">Microsoft</text:span><text:span text:style-name="T93_220"><text:s/></text:span><text:span text:style-name="T93_221">is</text:span><text:span text:style-name="T93_222"><text:s/></text:span><text:span text:style-name="T93_223">a</text:span><text:span text:style-name="T93_224"><text:s/></text:span><text:span text:style-name="T93_225">positive</text:span><text:span text:style-name="T93_226"><text:s/></text:span><text:span text:style-name="T93_227">development</text:span><text:span text:style-name="T93_228"><text:s/></text:span><text:span text:style-name="T93_229">and</text:span><text:span text:style-name="T93_230"><text:s/></text:span><text:span text:style-name="T93_231">gives</text:span><text:span text:style-name="T93_232"><text:s/></text:span><text:span text:style-name="T93_233">it</text:span><text:span text:style-name="T93_234"><text:s/></text:span><text:span text:style-name="T93_235">a</text:span><text:span text:style-name="T93_236"><text:s/></text:span><text:span text:style-name="T93_237">lot</text:span><text:span text:style-name="T93_238"><text:s/></text:span><text:span text:style-name="T93_239">more</text:span><text:span text:style-name="T93_240"><text:s/></text:span><text:span text:style-name="T93_241">breadth</text:span><text:span text:style-name="T93_242"><text:s/></text:span><text:span text:style-name="T93_243">to</text:span><text:span text:style-name="T93_244"><text:s/></text:span><text:span text:style-name="T93_245">try</text:span><text:span text:style-name="T93_246"><text:s/></text:span><text:span text:style-name="T93_247">and</text:span><text:span text:style-name="T93_248"><text:s/></text:span><text:span text:style-name="T93_249">test</text:span><text:span text:style-name="T93_250"><text:s/></text:span><text:span text:style-name="T93_251">things</text:span><text:span text:style-name="T93_252">.<text:s/></text:span></text:p>
      <text:p text:style-name="P94"/>
      <text:p text:style-name="P95"><text:span text:style-name="T95_1">SWOT</text:span></text:p>
      <text:p text:style-name="P96"/>
      <text:p text:style-name="P97"><text:span text:style-name="T97_1">Strengths</text:span><text:span text:style-name="T97_2"><text:s/></text:span></text:p>
      <text:p text:style-name="P98"/>
      <text:list text:style-name="LS3" xml:id="list9">
        <text:list-item>
          <text:p text:style-name="P99"><text:span text:style-name="T99_1">First</text:span><text:span text:style-name="T99_2"><text:s/></text:span><text:span text:style-name="T99_3">mover</text:span><text:span text:style-name="T99_4"><text:s/></text:span><text:span text:style-name="T99_5">in</text:span><text:span text:style-name="T99_6"><text:s/></text:span><text:span text:style-name="T99_7">the</text:span><text:span text:style-name="T99_8"><text:s/></text:span><text:span text:style-name="T99_9">industry</text:span><text:span text:style-name="T99_10"><text:s/></text:span><text:span text:style-name="T99_11">and</text:span><text:span text:style-name="T99_12"><text:s/></text:span><text:span text:style-name="T99_13">has</text:span><text:span text:style-name="T99_14"><text:s/></text:span><text:span text:style-name="T99_15">a</text:span><text:span text:style-name="T99_16"><text:s/></text:span><text:span text:style-name="T99_17">huge</text:span><text:span text:style-name="T99_18"><text:s/></text:span><text:span text:style-name="T99_19">user</text:span><text:span text:style-name="T99_20"><text:s/></text:span><text:span text:style-name="T99_21">base</text:span><text:span text:style-name="T99_22">.<text:s/></text:span><text:span text:style-name="T99_23">Has</text:span><text:span text:style-name="T99_24"><text:s/></text:span><text:span text:style-name="T99_25">the</text:span><text:span text:style-name="T99_26"><text:s/></text:span><text:span text:style-name="T99_27">critical</text:span><text:span text:style-name="T99_28"><text:s/></text:span><text:span text:style-name="T99_29">network</text:span><text:span text:style-name="T99_30"><text:s/></text:span><text:span text:style-name="T99_31">mass</text:span><text:span text:style-name="T99_32"><text:s/></text:span><text:span text:style-name="T99_33">that</text:span><text:span text:style-name="T99_34"><text:s/></text:span><text:span text:style-name="T99_35">is</text:span><text:span text:style-name="T99_36"><text:s/></text:span><text:span text:style-name="T99_37">difficult</text:span><text:span text:style-name="T99_38"><text:s/></text:span><text:span text:style-name="T99_39">to</text:span><text:span text:style-name="T99_40"><text:s/></text:span><text:span text:style-name="T99_41">imitate</text:span><text:span text:style-name="T99_42">..</text:span></text:p>
        </text:list-item>
        <text:list-item>
          <text:p text:style-name="P100"><text:span text:style-name="T100_1">Linkedin</text:span><text:span text:style-name="T100_2"><text:s/></text:span><text:span text:style-name="T100_3">has</text:span><text:span text:style-name="T100_4"><text:s/></text:span><text:span text:style-name="T100_5">a</text:span><text:span text:style-name="T100_6"><text:s/></text:span><text:span text:style-name="T100_7">very</text:span><text:span text:style-name="T100_8"><text:s/></text:span><text:span text:style-name="T100_9">credible</text:span><text:span text:style-name="T100_10"><text:s/></text:span><text:span text:style-name="T100_11">and</text:span><text:span text:style-name="T100_12"><text:s/></text:span><text:span text:style-name="T100_13">professional</text:span><text:span text:style-name="T100_14"><text:s/></text:span><text:span text:style-name="T100_15">image</text:span><text:span text:style-name="T100_16"><text:s/></text:span><text:span text:style-name="T100_17">in</text:span><text:span text:style-name="T100_18"><text:s/></text:span><text:span text:style-name="T100_19">the</text:span><text:span text:style-name="T100_20"><text:s/></text:span><text:span text:style-name="T100_21">industry</text:span><text:span text:style-name="T100_22">.<text:s/></text:span><text:span text:style-name="T100_23">Recommendations</text:span><text:span text:style-name="T100_24"><text:s/></text:span><text:span text:style-name="T100_25">give</text:span><text:span text:style-name="T100_26"><text:s/></text:span><text:span text:style-name="T100_27">credibility</text:span><text:span text:style-name="T100_28"><text:s/></text:span><text:span text:style-name="T100_29">to</text:span><text:span text:style-name="T100_30"><text:s/></text:span><text:span text:style-name="T100_31">the</text:span><text:span text:style-name="T100_32"><text:s/></text:span><text:span text:style-name="T100_33">candidate</text:span><text:span text:style-name="T100_34"><text:s/></text:span><text:span text:style-name="T100_35">outside</text:span><text:span text:style-name="T100_36"><text:s/></text:span><text:span text:style-name="T100_37">of</text:span><text:span text:style-name="T100_38"><text:s/></text:span><text:span text:style-name="T100_39">his</text:span><text:span text:style-name="T100_40">/</text:span><text:span text:style-name="T100_41">her</text:span><text:span text:style-name="T100_42"><text:s/></text:span><text:span text:style-name="T100_43">company</text:span><text:span text:style-name="T100_44"><text:s/>(<text:s/></text:span><text:span text:style-name="T100_45">more</text:span><text:span text:style-name="T100_46"><text:s/></text:span><text:span text:style-name="T100_47">of</text:span><text:span text:style-name="T100_48"><text:s/></text:span><text:span text:style-name="T100_49">product</text:span><text:span text:style-name="T100_50"><text:s/></text:span><text:span text:style-name="T100_51">strength</text:span><text:span text:style-name="T100_52">)</text:span></text:p>
        </text:list-item>
        <text:list-item>
          <text:p text:style-name="P101"><text:span text:style-name="T101_1">Microsoft</text:span><text:span text:style-name="T101_2"><text:s/></text:span><text:span text:style-name="T101_3">acquisition</text:span><text:span text:style-name="T101_4"><text:s/></text:span><text:span text:style-name="T101_5">gives</text:span><text:span text:style-name="T101_6"><text:s/></text:span><text:span text:style-name="T101_7">more</text:span><text:span text:style-name="T101_8"><text:s/></text:span><text:span text:style-name="T101_9">transaction</text:span><text:span text:style-name="T101_10"><text:s/></text:span><text:span text:style-name="T101_11">with</text:span><text:span text:style-name="T101_12"><text:s/></text:span><text:span text:style-name="T101_13">its</text:span><text:span text:style-name="T101_14"><text:s/></text:span><text:span text:style-name="T101_15">B</text:span><text:span text:style-name="T101_16">2</text:span><text:span text:style-name="T101_17">B</text:span><text:span text:style-name="T101_18"><text:s/></text:span><text:span text:style-name="T101_19">customers</text:span></text:p>
        </text:list-item>
        <text:list-item>
          <text:p text:style-name="P102"><text:span text:style-name="T102_1">There</text:span><text:span text:style-name="T102_2"><text:s/></text:span><text:span text:style-name="T102_3">is</text:span><text:span text:style-name="T102_4"><text:s/></text:span><text:span text:style-name="T102_5">a</text:span><text:span text:style-name="T102_6"><text:s/></text:span><text:span text:style-name="T102_7">level</text:span><text:span text:style-name="T102_8"><text:s/></text:span><text:span text:style-name="T102_9">of</text:span><text:span text:style-name="T102_10"><text:s/></text:span><text:span text:style-name="T102_11">stickiness</text:span><text:span text:style-name="T102_12"><text:s/></text:span><text:span text:style-name="T102_13">as</text:span><text:span text:style-name="T102_14"><text:s/></text:span><text:span text:style-name="T102_15">there</text:span><text:span text:style-name="T102_16"><text:s/></text:span><text:span text:style-name="T102_17">is</text:span><text:span text:style-name="T102_18"><text:s/></text:span><text:span text:style-name="T102_19">considerable</text:span><text:span text:style-name="T102_20"><text:s/></text:span><text:span text:style-name="T102_21">switching</text:span><text:span text:style-name="T102_22"><text:s/></text:span><text:span text:style-name="T102_23">costs</text:span><text:span text:style-name="T102_24"><text:s/></text:span><text:span text:style-name="T102_25">involved</text:span><text:span text:style-name="T102_26"><text:s/></text:span><text:span text:style-name="T102_27">for</text:span><text:span text:style-name="T102_28"><text:s/></text:span><text:span text:style-name="T102_29">the</text:span><text:span text:style-name="T102_30"><text:s/></text:span><text:span text:style-name="T102_31">user</text:span><text:span text:style-name="T102_32">.<text:s/></text:span><text:span text:style-name="T102_33">Building</text:span><text:span text:style-name="T102_34"><text:s/></text:span><text:span text:style-name="T102_35">the</text:span><text:span text:style-name="T102_36"><text:s/></text:span><text:span text:style-name="T102_37">network</text:span><text:span text:style-name="T102_38"><text:s/></text:span><text:span text:style-name="T102_39">all</text:span><text:span text:style-name="T102_40"><text:s/></text:span><text:span text:style-name="T102_41">over</text:span><text:span text:style-name="T102_42"><text:s/></text:span><text:span text:style-name="T102_43">again</text:span><text:span text:style-name="T102_44"><text:s/></text:span><text:span text:style-name="T102_45">is</text:span><text:span text:style-name="T102_46"><text:s/></text:span><text:span text:style-name="T102_47">painful</text:span><text:span text:style-name="T102_48"><text:s/></text:span></text:p>
        </text:list-item>
        <text:list-item>
          <text:p text:style-name="P103"><text:span text:style-name="T103_1">Strong</text:span><text:span text:style-name="T103_2"><text:s/></text:span><text:span text:style-name="T103_3">Financials</text:span><text:span text:style-name="T103_4"><text:s/></text:span><text:span text:style-name="T103_5">when</text:span><text:span text:style-name="T103_6"><text:s/></text:span><text:span text:style-name="T103_7">compared</text:span><text:span text:style-name="T103_8"><text:s/></text:span><text:span text:style-name="T103_9">to</text:span><text:span text:style-name="T103_10"><text:s/></text:span><text:span text:style-name="T103_11">other</text:span><text:span text:style-name="T103_12"><text:s/></text:span><text:span text:style-name="T103_13">companies</text:span><text:span text:style-name="T103_14"><text:s/></text:span><text:span text:style-name="T103_15">in</text:span><text:span text:style-name="T103_16"><text:s/></text:span><text:span text:style-name="T103_17">the</text:span><text:span text:style-name="T103_18"><text:s/></text:span><text:span text:style-name="T103_19">space</text:span><text:span text:style-name="T103_20">.</text:span></text:p>
        </text:list-item>
      </text:list>
      <text:p text:style-name="P104"/>
      <text:p text:style-name="P105"><text:span text:style-name="T105_1">Weakness</text:span></text:p>
      <text:p text:style-name="P106"/>
      <text:list text:style-name="LS4" xml:id="list14">
        <text:list-item>
          <text:p text:style-name="P107"><text:span text:style-name="T107_1">Small</text:span><text:span text:style-name="T107_2"><text:s/></text:span><text:span text:style-name="T107_3">number</text:span><text:span text:style-name="T107_4"><text:s/></text:span><text:span text:style-name="T107_5">of</text:span><text:span text:style-name="T107_6"><text:s/></text:span><text:span text:style-name="T107_7">users</text:span><text:span text:style-name="T107_8"><text:s/></text:span><text:span text:style-name="T107_9">responsible</text:span><text:span text:style-name="T107_10"><text:s/></text:span><text:span text:style-name="T107_11">for</text:span><text:span text:style-name="T107_12"><text:s/></text:span><text:span text:style-name="T107_13">majority</text:span><text:span text:style-name="T107_14"><text:s/></text:span><text:span text:style-name="T107_15">of</text:span><text:span text:style-name="T107_16"><text:s/></text:span><text:span text:style-name="T107_17">traffic</text:span><text:span text:style-name="T107_18">.<text:s/></text:span><text:span text:style-name="T107_19">Most</text:span><text:span text:style-name="T107_20"><text:s/></text:span><text:span text:style-name="T107_21">of</text:span><text:span text:style-name="T107_22"><text:s/></text:span><text:span text:style-name="T107_23">the</text:span><text:span text:style-name="T107_24"><text:s/></text:span><text:span text:style-name="T107_25">members</text:span><text:span text:style-name="T107_26"><text:s/></text:span><text:span text:style-name="T107_27">are</text:span><text:span text:style-name="T107_28"><text:s/></text:span><text:span text:style-name="T107_29">passive</text:span><text:span text:style-name="T107_30"><text:s/></text:span><text:span text:style-name="T107_31">job</text:span><text:span text:style-name="T107_32"><text:s/></text:span><text:span text:style-name="T107_33">seekers</text:span><text:span text:style-name="T107_34"><text:s/></text:span><text:span text:style-name="T107_35">and</text:span><text:span text:style-name="T107_36"><text:s/></text:span><text:span text:style-name="T107_37">most</text:span><text:span text:style-name="T107_38"><text:s/></text:span><text:span text:style-name="T107_39">of</text:span><text:span text:style-name="T107_40"><text:s/></text:span><text:span text:style-name="T107_41">the</text:span><text:span text:style-name="T107_42"><text:s/></text:span><text:span text:style-name="T107_43">traffic</text:span><text:span text:style-name="T107_44"><text:s/></text:span><text:span text:style-name="T107_45">is</text:span><text:span text:style-name="T107_46"><text:s/></text:span><text:span text:style-name="T107_47">generated</text:span><text:span text:style-name="T107_48"><text:s/></text:span><text:span text:style-name="T107_49">by</text:span><text:span text:style-name="T107_50"><text:s/></text:span><text:span text:style-name="T107_51">active</text:span><text:span text:style-name="T107_52"><text:s/></text:span><text:span text:style-name="T107_53">job</text:span><text:span text:style-name="T107_54"><text:s/></text:span><text:span text:style-name="T107_55">seekers</text:span><text:span text:style-name="T107_56">/</text:span><text:span text:style-name="T107_57">recruiters</text:span><text:span text:style-name="T107_58">.<text:s/></text:span><text:span text:style-name="T107_59">This</text:span><text:span text:style-name="T107_60"><text:s/></text:span><text:span text:style-name="T107_61">will</text:span><text:span text:style-name="T107_62"><text:s/></text:span><text:span text:style-name="T107_63">always</text:span><text:span text:style-name="T107_64"><text:s/></text:span><text:span text:style-name="T107_65">be</text:span><text:span text:style-name="T107_66"><text:s/></text:span><text:span text:style-name="T107_67">the</text:span><text:span text:style-name="T107_68"><text:s/></text:span><text:span text:style-name="T107_69">case</text:span><text:span text:style-name="T107_70">.</text:span></text:p>
        </text:list-item>
      </text:list>
      <text:p text:style-name="P108"/>
      <text:p text:style-name="P109"><text:span text:style-name="T109_1">Threat</text:span><text:span text:style-name="T109_2"><text:s/></text:span></text:p>
      <text:p text:style-name="P110"/>
      <text:list text:style-name="LS5" xml:id="list15">
        <text:list-item>
          <text:p text:style-name="P111"><text:span text:style-name="T111_1">Other</text:span><text:span text:style-name="T111_2"><text:s/></text:span><text:span text:style-name="T111_3">networking</text:span><text:span text:style-name="T111_4"><text:s/></text:span><text:span text:style-name="T111_5">platforms</text:span><text:span text:style-name="T111_6"><text:s/></text:span><text:span text:style-name="T111_7">which</text:span><text:span text:style-name="T111_8"><text:s/></text:span><text:span text:style-name="T111_9">are</text:span><text:span text:style-name="T111_10"><text:s/></text:span><text:span text:style-name="T111_11">very</text:span><text:span text:style-name="T111_12"><text:s/></text:span><text:span text:style-name="T111_13">specific</text:span><text:span text:style-name="T111_14"><text:s/></text:span><text:span text:style-name="T111_15">to</text:span><text:span text:style-name="T111_16"><text:s/></text:span><text:span text:style-name="T111_17">certain</text:span><text:span text:style-name="T111_18"><text:s/></text:span><text:span text:style-name="T111_19">professions</text:span><text:span text:style-name="T111_20"><text:s/></text:span><text:span text:style-name="T111_21">like</text:span><text:span text:style-name="T111_22"><text:s/></text:span><text:span text:style-name="T111_23">lawyers</text:span><text:span text:style-name="T111_24">,</text:span><text:span text:style-name="T111_25">doctors</text:span><text:span text:style-name="T111_26"><text:s/></text:span><text:span text:style-name="T111_27">are</text:span><text:span text:style-name="T111_28"><text:s/></text:span><text:span text:style-name="T111_29">getting</text:span><text:span text:style-name="T111_30"><text:s/></text:span><text:span text:style-name="T111_31">more</text:span><text:span text:style-name="T111_32"><text:s/></text:span><text:span text:style-name="T111_33">traction</text:span><text:span text:style-name="T111_34">.<text:s/></text:span><text:span text:style-name="T111_35">Job</text:span><text:span text:style-name="T111_36"><text:s/></text:span><text:span text:style-name="T111_37">sites</text:span><text:span text:style-name="T111_38"><text:s/></text:span><text:span text:style-name="T111_39">like</text:span><text:span text:style-name="T111_40"><text:s/></text:span><text:span text:style-name="T111_41">Hired</text:span><text:span text:style-name="T111_42"><text:s/></text:span><text:span text:style-name="T111_43">that</text:span><text:span text:style-name="T111_44"><text:s/></text:span><text:span text:style-name="T111_45">give</text:span><text:span text:style-name="T111_46"><text:s/></text:span><text:span text:style-name="T111_47">guaranteed</text:span><text:span text:style-name="T111_48"><text:s/></text:span><text:span text:style-name="T111_49">Interviews</text:span><text:span text:style-name="T111_50">/</text:span><text:span text:style-name="T111_51">Offers</text:span><text:span text:style-name="T111_52"><text:s/></text:span><text:span text:style-name="T111_53">etc</text:span><text:span text:style-name="T111_54">.,</text:span></text:p>
        </text:list-item>
        <text:list-item>
          <text:p text:style-name="P112"><text:span text:style-name="T112_1">Pressure</text:span><text:span text:style-name="T112_2"><text:s/></text:span><text:span text:style-name="T112_3">to</text:span><text:span text:style-name="T112_4"><text:s/></text:span><text:span text:style-name="T112_5">continuously</text:span><text:span text:style-name="T112_6"><text:s/></text:span><text:span text:style-name="T112_7">grow</text:span><text:span text:style-name="T112_8"><text:s/></text:span><text:span text:style-name="T112_9">means</text:span><text:span text:style-name="T112_10"><text:s/></text:span><text:span text:style-name="T112_11">continuous</text:span><text:span text:style-name="T112_12"><text:s/></text:span><text:span text:style-name="T112_13">product</text:span><text:span text:style-name="T112_14"><text:s/></text:span><text:span text:style-name="T112_15">innovations</text:span><text:span text:style-name="T112_16"><text:s/></text:span><text:span text:style-name="T112_17">and</text:span><text:span text:style-name="T112_18"><text:s/></text:span><text:span text:style-name="T112_19">monetisation</text:span><text:span text:style-name="T112_20"><text:s/></text:span><text:span text:style-name="T112_21">models</text:span><text:span text:style-name="T112_22">,<text:s/></text:span><text:span text:style-name="T112_23">may</text:span><text:span text:style-name="T112_24"><text:s/></text:span><text:span text:style-name="T112_25">not</text:span><text:span text:style-name="T112_26"><text:s/></text:span><text:span text:style-name="T112_27">be</text:span><text:span text:style-name="T112_28"><text:s/></text:span><text:span text:style-name="T112_29">able</text:span><text:span text:style-name="T112_30"><text:s/></text:span><text:span text:style-name="T112_31">to</text:span><text:span text:style-name="T112_32"><text:s/></text:span><text:span text:style-name="T112_33">deliver</text:span><text:span text:style-name="T112_34"><text:s/></text:span><text:span text:style-name="T112_35">to</text:span><text:span text:style-name="T112_36"><text:s/></text:span><text:span text:style-name="T112_37">market</text:span><text:span text:style-name="T112_38"><text:s/></text:span><text:span text:style-name="T112_39">expectations</text:span><text:span text:style-name="T112_40">.</text:span></text:p>
        </text:list-item>
      </text:list>
      <text:p text:style-name="P113"/>
      <text:p text:style-name="P114"><text:span text:style-name="T114_1">Opportunity</text:span></text:p>
      <text:p text:style-name="P115"/>
      <text:list text:style-name="LS6" xml:id="list17">
        <text:list-item>
          <text:p text:style-name="P116"><text:span text:style-name="T116_1">LinkedIN</text:span><text:span text:style-name="T116_2"><text:s/></text:span><text:span text:style-name="T116_3">has</text:span><text:span text:style-name="T116_4"><text:s/></text:span><text:span text:style-name="T116_5">created</text:span><text:span text:style-name="T116_6"><text:s/></text:span><text:span text:style-name="T116_7">a</text:span><text:span text:style-name="T116_8"><text:s/></text:span><text:span text:style-name="T116_9">niche</text:span><text:span text:style-name="T116_10"><text:s/></text:span><text:span text:style-name="T116_11">space</text:span><text:span text:style-name="T116_12"><text:s/></text:span><text:span text:style-name="T116_13">for</text:span><text:span text:style-name="T116_14"><text:s/></text:span><text:span text:style-name="T116_15">itself</text:span><text:span text:style-name="T116_16"><text:s/></text:span><text:span text:style-name="T116_17">in</text:span><text:span text:style-name="T116_18"><text:s/></text:span><text:span text:style-name="T116_19">the</text:span><text:span text:style-name="T116_20"><text:s/></text:span><text:span text:style-name="T116_21">market</text:span><text:span text:style-name="T116_22">.<text:s/></text:span><text:span text:style-name="T116_23">The</text:span><text:span text:style-name="T116_24"><text:s/></text:span><text:span text:style-name="T116_25">potential</text:span><text:span text:style-name="T116_26"><text:s/></text:span><text:span text:style-name="T116_27">is</text:span><text:span text:style-name="T116_28"><text:s/></text:span><text:span text:style-name="T116_29">huge</text:span><text:span text:style-name="T116_30"><text:s/></text:span><text:span text:style-name="T116_31">as</text:span><text:span text:style-name="T116_32"><text:s/></text:span><text:span text:style-name="T116_33">LinkedIN</text:span><text:span text:style-name="T116_34"><text:s/></text:span><text:span text:style-name="T116_35">could</text:span><text:span text:style-name="T116_36"><text:s/></text:span><text:span text:style-name="T116_37">slowly</text:span><text:span text:style-name="T116_38"><text:s/></text:span><text:span text:style-name="T116_39">become</text:span><text:span text:style-name="T116_40"><text:s/></text:span><text:span text:style-name="T116_41">the</text:span><text:span text:style-name="T116_42"><text:s/></text:span><text:span text:style-name="T116_43">online</text:span><text:span text:style-name="T116_44"><text:s/></text:span><text:span text:style-name="T116_45">resume</text:span><text:span text:style-name="T116_46"><text:s/></text:span><text:span text:style-name="T116_47">and</text:span><text:span text:style-name="T116_48"><text:s/></text:span><text:span text:style-name="T116_49">the</text:span><text:span text:style-name="T116_50"><text:s/></text:span><text:span text:style-name="T116_51">replace</text:span><text:span text:style-name="T116_52"><text:s/></text:span><text:span text:style-name="T116_53">traditional</text:span><text:span text:style-name="T116_54"><text:s/></text:span><text:span text:style-name="T116_55">resume</text:span><text:span text:style-name="T116_56"><text:s/></text:span><text:span text:style-name="T116_57">all</text:span><text:span text:style-name="T116_58"><text:s/></text:span><text:span text:style-name="T116_59">together</text:span><text:span text:style-name="T116_60">.<text:s/></text:span></text:p>
        </text:list-item>
        <text:list-item>
          <text:p text:style-name="P117"><text:span text:style-name="T117_1">Microsoft</text:span><text:span text:style-name="T117_2"><text:s/></text:span><text:span text:style-name="T117_3">acquisition</text:span><text:span text:style-name="T117_4"><text:s/></text:span><text:span text:style-name="T117_5">is</text:span><text:span text:style-name="T117_6"><text:s/></text:span><text:span text:style-name="T117_7">a</text:span><text:span text:style-name="T117_8"><text:s/></text:span><text:span text:style-name="T117_9">big</text:span><text:span text:style-name="T117_10"><text:s/></text:span><text:span text:style-name="T117_11">opportunity</text:span><text:span text:style-name="T117_12"><text:s/></text:span><text:span text:style-name="T117_13">to</text:span><text:span text:style-name="T117_14"><text:s/></text:span><text:span text:style-name="T117_15">improve</text:span><text:span text:style-name="T117_16"><text:s/></text:span><text:span text:style-name="T117_17">and</text:span><text:span text:style-name="T117_18"><text:s/></text:span><text:span text:style-name="T117_19">grow</text:span><text:span text:style-name="T117_20"><text:s/></text:span><text:span text:style-name="T117_21">their</text:span><text:span text:style-name="T117_22"><text:s/></text:span><text:span text:style-name="T117_23">talent</text:span><text:span text:style-name="T117_24"><text:s/></text:span><text:span text:style-name="T117_25">solutions</text:span><text:span text:style-name="T117_26"><text:s/></text:span><text:span text:style-name="T117_27">for</text:span><text:span text:style-name="T117_28"><text:s/></text:span><text:span text:style-name="T117_29">corporates</text:span><text:span text:style-name="T117_30">.</text:span></text:p>
        </text:list-item>
      </text:list>
      <text:p text:style-name="P118"/>
      <text:p text:style-name="P119"><text:span text:style-name="T119_1">Pininterest</text:span><text:span text:style-name="T119_2"><text:s/></text:span><text:span text:style-name="T119_3">page</text:span><text:span text:style-name="T119_4">:<text:s/></text:span><text:span text:style-name="T119_5">https</text:span><text:span text:style-name="T119_6">://</text:span><text:span text:style-name="T119_7">www</text:span><text:span text:style-name="T119_8">.</text:span><text:span text:style-name="T119_9">pinterest</text:span><text:span text:style-name="T119_10">.</text:span><text:span text:style-name="T119_11">com</text:span><text:span text:style-name="T119_12">/</text:span><text:span text:style-name="T119_13">bashanaseema</text:span><text:span text:style-name="T119_14">/</text:span><text:span text:style-name="T119_15">product</text:span><text:span text:style-name="T119_16">-</text:span><text:span text:style-name="T119_17">research</text:span><text:span text:style-name="T119_18">/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706cm" fo:margin-bottom="0.212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635cm" fo:margin-bottom="0.212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564cm" fo:margin-bottom="0.14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434343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494cm" fo:margin-bottom="0.14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423cm" fo:margin-bottom="0.14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423cm" fo:margin-bottom="0.141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.106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564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Arial" fo:font-size="15pt" style:font-name-asian="Arial" style:font-size-asian="15pt" style:font-name-complex="Arial" style:font-size-complex="15pt" fo:font-weight="normal" style:font-weight-asian="normal" style:font-weight-complex="normal" style:text-underline-style="non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